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49.114cm" svg:y="2.562cm">
            <draw:object draw:notify-on-update-of-ranges="Tabelle1.BN3:Tabelle1.BN62 Tabelle1.AW3:Tabelle1.AW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me [s] </text:p>
          </table:table-cell>
          <table:table-cell table:style-name="ce1" office:value-type="string" calcext:value-type="string">
            <text:p>HeatExchangerDynamicFMU.Tout [-] </text:p>
          </table:table-cell>
          <table:table-cell table:style-name="ce1" office:value-type="string" calcext:value-type="string">
            <text:p>HeatExchangerDynamicFMU.Tin [-] </text:p>
          </table:table-cell>
          <table:table-cell table:style-name="ce1" office:value-type="string" calcext:value-type="string">
            <text:p>HeatExchangerDynamicFMU.cp [-] </text:p>
          </table:table-cell>
          <table:table-cell table:style-name="ce1" office:value-type="string" calcext:value-type="string">
            <text:p>HeatExchangerDynamicFMU.Qdot [-] </text:p>
          </table:table-cell>
          <table:table-cell table:style-name="ce1" office:value-type="string" calcext:value-type="string">
            <text:p>HeatExchangerDynamicFMU.mdot [-] </text:p>
          </table:table-cell>
          <table:table-cell table:style-name="ce1" office:value-type="string" calcext:value-type="string">
            <text:p>TRTSonde.supply_0a-PipeCollectorTr [C] </text:p>
          </table:table-cell>
          <table:table-cell table:style-name="ce1" office:value-type="string" calcext:value-type="string">
            <text:p>TRTSonde.supply_0a-PipeCollectorQdot [W] </text:p>
          </table:table-cell>
          <table:table-cell table:style-name="ce1" office:value-type="string" calcext:value-type="string">
            <text:p>TRTSonde.return_0a-PipeCollectorTr [C] </text:p>
          </table:table-cell>
          <table:table-cell table:style-name="ce1" office:value-type="string" calcext:value-type="string">
            <text:p>TRTSonde.return_0a-PipeCollectorQdot [W] </text:p>
          </table:table-cell>
          <table:table-cell table:style-name="ce1" office:value-type="string" calcext:value-type="string">
            <text:p>TRTSonde.supply_0b-PipeCollectorTr [C] </text:p>
          </table:table-cell>
          <table:table-cell table:style-name="ce1" office:value-type="string" calcext:value-type="string">
            <text:p>TRTSonde.supply_0b-PipeCollectorQdot [W] </text:p>
          </table:table-cell>
          <table:table-cell table:style-name="ce1" office:value-type="string" calcext:value-type="string">
            <text:p>TRTSonde.return_0b-PipeCollectorTr [C] </text:p>
          </table:table-cell>
          <table:table-cell table:style-name="ce1" office:value-type="string" calcext:value-type="string">
            <text:p>TRTSonde.return_0b-PipeCollectorQdot [W] </text:p>
          </table:table-cell>
          <table:table-cell table:style-name="ce1" office:value-type="string" calcext:value-type="string">
            <text:p>TRTSonde.ClimateCond.Tin [C] </text:p>
          </table:table-cell>
          <table:table-cell table:style-name="ce1" office:value-type="string" calcext:value-type="string">
            <text:p>TRTSonde.ClimateCond.mdot [kg/s] </text:p>
          </table:table-cell>
          <table:table-cell table:style-name="ce1" office:value-type="string" calcext:value-type="string">
            <text:p>TRTSonde.ClimateCond.hconv [W/m2K] </text:p>
          </table:table-cell>
          <table:table-cell table:style-name="ce1" office:value-type="string" calcext:value-type="string">
            <text:p>steadyDetailedPipe.Tout [C] </text:p>
          </table:table-cell>
          <table:table-cell table:style-name="ce1" office:value-type="string" calcext:value-type="string">
            <text:p>steadyDetailedPipe.Qdot_one_pipe [W] </text:p>
          </table:table-cell>
          <table:table-cell table:style-name="ce1" office:value-type="string" calcext:value-type="string">
            <text:p>steadyDetailedPipe.qdot_Delphin [W] </text:p>
          </table:table-cell>
          <table:table-cell table:style-name="ce1" office:value-type="string" calcext:value-type="string">
            <text:p>steadyDetailedPipe.Convection_coefficient [W/(m2K)] </text:p>
          </table:table-cell>
          <table:table-cell table:style-name="ce1" office:value-type="string" calcext:value-type="string">
            <text:p>steadyDetailedPipe.Reynolds_number [-] </text:p>
          </table:table-cell>
          <table:table-cell table:style-name="ce1" office:value-type="string" calcext:value-type="string">
            <text:p>steadyDetailedPipe.Tin [C] </text:p>
          </table:table-cell>
          <table:table-cell table:style-name="ce1" office:value-type="string" calcext:value-type="string">
            <text:p>steadyDetailedPipe.mdot [kg/s] </text:p>
          </table:table-cell>
          <table:table-cell table:style-name="ce1" office:value-type="string" calcext:value-type="string">
            <text:p>steadyDetailedPipe.Tsoil [C] </text:p>
          </table:table-cell>
          <table:table-cell table:style-name="ce1" office:value-type="string" calcext:value-type="string">
            <text:p>steadyDetailedPipe.Pipe_length [m] </text:p>
          </table:table-cell>
          <table:table-cell table:style-name="ce1" office:value-type="string" calcext:value-type="string">
            <text:p>steadyDetailedPipe.Pipe_outer_diameter [m] </text:p>
          </table:table-cell>
          <table:table-cell table:style-name="ce1" office:value-type="string" calcext:value-type="string">
            <text:p>steadyDetailedPipe.Pipe_wall_thickness [m] </text:p>
          </table:table-cell>
          <table:table-cell table:style-name="ce1" office:value-type="string" calcext:value-type="string">
            <text:p>steadyDetailedPipe.Pipe_thermal_conductivity [W/(m*K)] </text:p>
          </table:table-cell>
          <table:table-cell table:style-name="ce1" office:value-type="string" calcext:value-type="string">
            <text:p>steadyDetailedPipe.Fluid_heat_capacity [J/(kg*K)] </text:p>
          </table:table-cell>
          <table:table-cell table:style-name="ce1" office:value-type="string" calcext:value-type="string">
            <text:p>steadyDetailedPipe.Fluid_Density [J/(kg*K)] </text:p>
          </table:table-cell>
          <table:table-cell table:style-name="ce1" office:value-type="string" calcext:value-type="string">
            <text:p>steadyDetailedPipe.Fluid_thermal_conductivity [W/(m*K)] </text:p>
          </table:table-cell>
          <table:table-cell table:style-name="ce1" office:value-type="string" calcext:value-type="string">
            <text:p>steadyDetailedPipe.Fluid_kinematic_viscosity [m2/s] </text:p>
          </table:table-cell>
          <table:table-cell table:style-name="ce1" office:value-type="string" calcext:value-type="string">
            <text:p>steadyDetailedPipe.Number_of_parallel_pipes [-] </text:p>
          </table:table-cell>
          <table:table-cell table:style-name="ce1" office:value-type="string" calcext:value-type="string">
            <text:p>steadyDetailedPipe.Collector_Volume [m3] </text:p>
          </table:table-cell>
          <table:table-cell table:style-name="ce1" office:value-type="string" calcext:value-type="string">
            <text:p>Measurements.Heizleistung [W] </text:p>
          </table:table-cell>
          <table:table-cell table:style-name="ce1" office:value-type="string" calcext:value-type="string">
            <text:p>Measurements.Massenstrom [kg/s] </text:p>
          </table:table-cell>
          <table:table-cell table:style-name="ce1" office:value-type="string" calcext:value-type="string">
            <text:p>MeanReturnTemperature.avg [C] </text:p>
          </table:table-cell>
          <table:table-cell table:style-name="ce1" office:value-type="string" calcext:value-type="string">
            <text:p>MeanReturnTemperature.in1 [C] </text:p>
          </table:table-cell>
          <table:table-cell table:style-name="ce1" office:value-type="string" calcext:value-type="string">
            <text:p>MeanReturnTemperature.in2 [C] </text:p>
          </table:table-cell>
          <table:table-cell table:style-name="ce1" office:value-type="string" calcext:value-type="string">
            <text:p>MeanReturnTemperature.in3 [C] </text:p>
          </table:table-cell>
          <table:table-cell table:style-name="ce1" office:value-type="string" calcext:value-type="string">
            <text:p>MeanReturnTemperature.in4 [C] </text:p>
          </table:table-cell>
          <table:table-cell table:style-name="ce1" office:value-type="string" calcext:value-type="string">
            <text:p>MeanReturnTemperature.in5 [C] </text:p>
          </table:table-cell>
          <table:table-cell table:style-name="ce1" office:value-type="string" calcext:value-type="string">
            <text:p>MeanReturnTemperature.in6 [C] </text:p>
          </table:table-cell>
          <table:table-cell table:style-name="ce1" office:value-type="string" calcext:value-type="string">
            <text:p>MeanReturnTemperature.in7 [C] </text:p>
          </table:table-cell>
          <table:table-cell table:style-name="ce1" office:value-type="string" calcext:value-type="string">
            <text:p>MeanReturnTemperature.in8 [C] </text:p>
          </table:table-cell>
          <table:table-cell table:style-name="ce1" office:value-type="string" calcext:value-type="string">
            <text:p>MeanReturnTemperature.in9 [C] </text:p>
          </table:table-cell>
          <table:table-cell table:style-name="ce1" office:value-type="string" calcext:value-type="string">
            <text:p>MeanReturnTemperature.in10 [C] </text:p>
          </table:table-cell>
          <table:table-cell table:style-name="ce1" office:value-type="string" calcext:value-type="string">
            <text:p>Tf.avg [C] </text:p>
          </table:table-cell>
          <table:table-cell table:style-name="ce1" office:value-type="string" calcext:value-type="string">
            <text:p>Tf.in1 [C] </text:p>
          </table:table-cell>
          <table:table-cell table:style-name="ce1" office:value-type="string" calcext:value-type="string">
            <text:p>Tf.in2 [C] </text:p>
          </table:table-cell>
          <table:table-cell table:style-name="ce1" office:value-type="string" calcext:value-type="string">
            <text:p>Tf.in3 [C] </text:p>
          </table:table-cell>
          <table:table-cell table:style-name="ce1" office:value-type="string" calcext:value-type="string">
            <text:p>Tf.in4 [C] </text:p>
          </table:table-cell>
          <table:table-cell table:style-name="ce1" office:value-type="string" calcext:value-type="string">
            <text:p>Tf.in5 [C] </text:p>
          </table:table-cell>
          <table:table-cell table:style-name="ce1" office:value-type="string" calcext:value-type="string">
            <text:p>Tf.in6 [C] </text:p>
          </table:table-cell>
          <table:table-cell table:style-name="ce1" office:value-type="string" calcext:value-type="string">
            <text:p>Tf.in7 [C] </text:p>
          </table:table-cell>
          <table:table-cell table:style-name="ce1" office:value-type="string" calcext:value-type="string">
            <text:p>Tf.in8 [C] </text:p>
          </table:table-cell>
          <table:table-cell table:style-name="ce1" office:value-type="string" calcext:value-type="string">
            <text:p>Tf.in9 [C] </text:p>
          </table:table-cell>
          <table:table-cell table:style-name="ce1" office:value-type="string" calcext:value-type="string">
            <text:p>Tf.in10 [C]</text:p>
          </table:table-cell>
          <table:table-cell table:style-name="ce1" table:number-columns-repeated="96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80" calcext:value-type="float">
            <text:p>4180</text:p>
          </table:table-cell>
          <table:table-cell office:value-type="float" office:value="5416" calcext:value-type="float">
            <text:p>5416</text:p>
          </table:table-cell>
          <table:table-cell office:value-type="float" office:value="0.372222222" calcext:value-type="float">
            <text:p>0.372222222</text:p>
          </table:table-cell>
          <table:table-cell office:value-type="float" office:value="14.129383190305" calcext:value-type="float">
            <text:p>14.129383190305</text:p>
          </table:table-cell>
          <table:table-cell office:value-type="float" office:value="-1726.0821735473" calcext:value-type="float">
            <text:p>-1726.0821735473</text:p>
          </table:table-cell>
          <table:table-cell office:value-type="float" office:value="14.848405274135" calcext:value-type="float">
            <text:p>14.848405274135</text:p>
          </table:table-cell>
          <table:table-cell office:value-type="float" office:value="-300.55123104118" calcext:value-type="float">
            <text:p>-300.55123104118</text:p>
          </table:table-cell>
          <table:table-cell office:value-type="float" office:value="14.129383190305" calcext:value-type="float">
            <text:p>14.129383190305</text:p>
          </table:table-cell>
          <table:table-cell office:value-type="float" office:value="-1726.0821735473" calcext:value-type="float">
            <text:p>-1726.0821735473</text:p>
          </table:table-cell>
          <table:table-cell office:value-type="float" office:value="14.848405274135" calcext:value-type="float">
            <text:p>14.848405274135</text:p>
          </table:table-cell>
          <table:table-cell office:value-type="float" office:value="-300.55123104118" calcext:value-type="float">
            <text:p>-300.55123104118</text:p>
          </table:table-cell>
          <table:table-cell office:value-type="float" office:value="283.15" calcext:value-type="float">
            <text:p>283.15</text:p>
          </table:table-cell>
          <table:table-cell office:value-type="float" office:value="0.186111111" calcext:value-type="float">
            <text:p>0.1861111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86111111" calcext:value-type="float">
            <text:p>0.1861111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6" calcext:value-type="float">
            <text:p>5416</text:p>
          </table:table-cell>
          <table:table-cell office:value-type="float" office:value="0.372222222" calcext:value-type="float">
            <text:p>0.372222222</text:p>
          </table:table-cell>
          <table:table-cell office:value-type="float" office:value="0" calcext:value-type="float">
            <text:p>0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4.848405274135" calcext:value-type="float">
            <text:p>14.84840527413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4.848405274135" calcext:value-type="float">
            <text:p>14.848405274135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965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19.350421117624" calcext:value-type="float">
            <text:p>19.350421117624</text:p>
          </table:table-cell>
          <table:table-cell office:value-type="float" office:value="15.900221422918" calcext:value-type="float">
            <text:p>15.900221422918</text:p>
          </table:table-cell>
          <table:table-cell office:value-type="float" office:value="4180" calcext:value-type="float">
            <text:p>4180</text:p>
          </table:table-cell>
          <table:table-cell office:value-type="float" office:value="5284.00000078" calcext:value-type="float">
            <text:p>5284.00000078</text:p>
          </table:table-cell>
          <table:table-cell office:value-type="float" office:value="0.36638888892778" calcext:value-type="float">
            <text:p>0.36638888892778</text:p>
          </table:table-cell>
          <table:table-cell office:value-type="float" office:value="16.983297802353" calcext:value-type="float">
            <text:p>16.983297802353</text:p>
          </table:table-cell>
          <table:table-cell office:value-type="float" office:value="1812.6312542034" calcext:value-type="float">
            <text:p>1812.6312542034</text:p>
          </table:table-cell>
          <table:table-cell office:value-type="float" office:value="15.990446285794" calcext:value-type="float">
            <text:p>15.990446285794</text:p>
          </table:table-cell>
          <table:table-cell office:value-type="float" office:value="760.27880680669" calcext:value-type="float">
            <text:p>760.27880680669</text:p>
          </table:table-cell>
          <table:table-cell office:value-type="float" office:value="16.983294637825" calcext:value-type="float">
            <text:p>16.983294637825</text:p>
          </table:table-cell>
          <table:table-cell office:value-type="float" office:value="1812.6336774501" calcext:value-type="float">
            <text:p>1812.6336774501</text:p>
          </table:table-cell>
          <table:table-cell office:value-type="float" office:value="15.990425109406" calcext:value-type="float">
            <text:p>15.990425109406</text:p>
          </table:table-cell>
          <table:table-cell office:value-type="float" office:value="760.29259943834" calcext:value-type="float">
            <text:p>760.29259943834</text:p>
          </table:table-cell>
          <table:table-cell office:value-type="float" office:value="292.50042111762" calcext:value-type="float">
            <text:p>292.50042111762</text:p>
          </table:table-cell>
          <table:table-cell office:value-type="float" office:value="0.18319444446389" calcext:value-type="float">
            <text:p>0.18319444446389</text:p>
          </table:table-cell>
          <table:table-cell office:value-type="float" office:value="1835.9841674895" calcext:value-type="float">
            <text:p>1835.9841674895</text:p>
          </table:table-cell>
          <table:table-cell office:value-type="float" office:value="12.165092059797" calcext:value-type="float">
            <text:p>12.165092059797</text:p>
          </table:table-cell>
          <table:table-cell office:value-type="float" office:value="-5502.1856858621" calcext:value-type="float">
            <text:p>-5502.1856858621</text:p>
          </table:table-cell>
          <table:table-cell office:value-type="float" office:value="5502.1856858621" calcext:value-type="float">
            <text:p>5502.1856858621</text:p>
          </table:table-cell>
          <table:table-cell office:value-type="float" office:value="1841.6835230823" calcext:value-type="float">
            <text:p>1841.6835230823</text:p>
          </table:table-cell>
          <table:table-cell office:value-type="float" office:value="8971.1696564313" calcext:value-type="float">
            <text:p>8971.1696564313</text:p>
          </table:table-cell>
          <table:table-cell office:value-type="float" office:value="19.350421117624" calcext:value-type="float">
            <text:p>19.350421117624</text:p>
          </table:table-cell>
          <table:table-cell office:value-type="float" office:value="0.18319444446389" calcext:value-type="float">
            <text:p>0.1831944444638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39" calcext:value-type="float">
            <text:p>5339</text:p>
          </table:table-cell>
          <table:table-cell office:value-type="float" office:value="0.366388889" calcext:value-type="float">
            <text:p>0.366388889</text:p>
          </table:table-cell>
          <table:table-cell office:value-type="float" office:value="15.9904356976" calcext:value-type="float">
            <text:p>15.990435697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5.990446285794" calcext:value-type="float">
            <text:p>15.990446285794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5.990425109406" calcext:value-type="float">
            <text:p>15.990425109406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17.670428407612" calcext:value-type="float">
            <text:p>17.670428407612</text:p>
          </table:table-cell>
          <table:table-cell office:value-type="float" office:value="19.350421117624" calcext:value-type="float">
            <text:p>19.350421117624</text:p>
          </table:table-cell>
          <table:table-cell office:value-type="float" office:value="15.9904356976" calcext:value-type="float">
            <text:p>15.9904356976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0.57721" calcext:value-type="float">
            <text:p>0.57721</text:p>
          </table:table-cell>
          <table:table-cell/>
          <table:table-cell table:formula="of:=[.A3]" office:value-type="float" office:value="3600" calcext:value-type="float">
            <text:p>3600</text:p>
          </table:table-cell>
          <table:table-cell table:formula="of:=[.$BK$14]/(4*PI()*[.$BK$11])*(LN(4*[.$BK$15]*[.BM3]/POWER([.$BK$8];2))-[.$BK$3])+[.$BK$14]*[.$BK$10]+[.$BK$7]" office:value-type="float" office:value="17.5990090098344" calcext:value-type="float">
            <text:p>17.5990090098344</text:p>
          </table:table-cell>
          <table:table-cell table:number-columns-repeated="958"/>
        </table:table-row>
        <table:table-row table:style-name="ro2">
          <table:table-cell office:value-type="float" office:value="7200" calcext:value-type="float">
            <text:p>7200</text:p>
          </table:table-cell>
          <table:table-cell office:value-type="float" office:value="20.28091687073" calcext:value-type="float">
            <text:p>20.28091687073</text:p>
          </table:table-cell>
          <table:table-cell office:value-type="float" office:value="16.734967358937" calcext:value-type="float">
            <text:p>16.734967358937</text:p>
          </table:table-cell>
          <table:table-cell office:value-type="float" office:value="4180" calcext:value-type="float">
            <text:p>4180</text:p>
          </table:table-cell>
          <table:table-cell office:value-type="float" office:value="5372.99999898" calcext:value-type="float">
            <text:p>5372.99999898</text:p>
          </table:table-cell>
          <table:table-cell office:value-type="float" office:value="0.36250000008333" calcext:value-type="float">
            <text:p>0.36250000008333</text:p>
          </table:table-cell>
          <table:table-cell office:value-type="float" office:value="17.848799764151" calcext:value-type="float">
            <text:p>17.848799764151</text:p>
          </table:table-cell>
          <table:table-cell office:value-type="float" office:value="1842.6327232953" calcext:value-type="float">
            <text:p>1842.6327232953</text:p>
          </table:table-cell>
          <table:table-cell office:value-type="float" office:value="16.785434644865" calcext:value-type="float">
            <text:p>16.785434644865</text:p>
          </table:table-cell>
          <table:table-cell office:value-type="float" office:value="805.63199868437" calcext:value-type="float">
            <text:p>805.63199868437</text:p>
          </table:table-cell>
          <table:table-cell office:value-type="float" office:value="17.848806378604" calcext:value-type="float">
            <text:p>17.848806378604</text:p>
          </table:table-cell>
          <table:table-cell office:value-type="float" office:value="1842.6277120203" calcext:value-type="float">
            <text:p>1842.6277120203</text:p>
          </table:table-cell>
          <table:table-cell office:value-type="float" office:value="16.785435738131" calcext:value-type="float">
            <text:p>16.785435738131</text:p>
          </table:table-cell>
          <table:table-cell office:value-type="float" office:value="805.63618167384" calcext:value-type="float">
            <text:p>805.63618167384</text:p>
          </table:table-cell>
          <table:table-cell office:value-type="float" office:value="293.43091687073" calcext:value-type="float">
            <text:p>293.43091687073</text:p>
          </table:table-cell>
          <table:table-cell office:value-type="float" office:value="0.18125000004167" calcext:value-type="float">
            <text:p>0.18125000004167</text:p>
          </table:table-cell>
          <table:table-cell office:value-type="float" office:value="1839.4041887535" calcext:value-type="float">
            <text:p>1839.4041887535</text:p>
          </table:table-cell>
          <table:table-cell office:value-type="float" office:value="12.34573494716" calcext:value-type="float">
            <text:p>12.34573494716</text:p>
          </table:table-cell>
          <table:table-cell office:value-type="float" office:value="-6011.892206227" calcext:value-type="float">
            <text:p>-6011.892206227</text:p>
          </table:table-cell>
          <table:table-cell office:value-type="float" office:value="6011.892206227" calcext:value-type="float">
            <text:p>6011.892206227</text:p>
          </table:table-cell>
          <table:table-cell office:value-type="float" office:value="1825.7166930417" calcext:value-type="float">
            <text:p>1825.7166930417</text:p>
          </table:table-cell>
          <table:table-cell office:value-type="float" office:value="8875.9487513961" calcext:value-type="float">
            <text:p>8875.9487513961</text:p>
          </table:table-cell>
          <table:table-cell office:value-type="float" office:value="20.28091687073" calcext:value-type="float">
            <text:p>20.28091687073</text:p>
          </table:table-cell>
          <table:table-cell office:value-type="float" office:value="0.18125000004167" calcext:value-type="float">
            <text:p>0.1812500000416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44" calcext:value-type="float">
            <text:p>5244</text:p>
          </table:table-cell>
          <table:table-cell office:value-type="float" office:value="0.364722222" calcext:value-type="float">
            <text:p>0.364722222</text:p>
          </table:table-cell>
          <table:table-cell office:value-type="float" office:value="16.785435191498" calcext:value-type="float">
            <text:p>16.78543519149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6.785434644865" calcext:value-type="float">
            <text:p>16.78543464486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6.785435738131" calcext:value-type="float">
            <text:p>16.785435738131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18.533176031114" calcext:value-type="float">
            <text:p>18.533176031114</text:p>
          </table:table-cell>
          <table:table-cell office:value-type="float" office:value="20.28091687073" calcext:value-type="float">
            <text:p>20.28091687073</text:p>
          </table:table-cell>
          <table:table-cell office:value-type="float" office:value="16.785435191498" calcext:value-type="float">
            <text:p>16.785435191498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]" office:value-type="float" office:value="7200" calcext:value-type="float">
            <text:p>7200</text:p>
          </table:table-cell>
          <table:table-cell table:formula="of:=[.$BK$14]/(4*PI()*[.$BK$11])*(LN(4*[.$BK$15]*[.BM4]/POWER([.$BK$8];2))-[.$BK$3])+[.$BK$14]*[.$BK$10]+[.$BK$7]" office:value-type="float" office:value="18.4098448403954" calcext:value-type="float">
            <text:p>18.4098448403954</text:p>
          </table:table-cell>
          <table:table-cell table:number-columns-repeated="958"/>
        </table:table-row>
        <table:table-row table:style-name="ro2">
          <table:table-cell office:value-type="float" office:value="10800" calcext:value-type="float">
            <text:p>10800</text:p>
          </table:table-cell>
          <table:table-cell office:value-type="float" office:value="20.710158291332" calcext:value-type="float">
            <text:p>20.710158291332</text:p>
          </table:table-cell>
          <table:table-cell office:value-type="float" office:value="17.264526277019" calcext:value-type="float">
            <text:p>17.264526277019</text:p>
          </table:table-cell>
          <table:table-cell office:value-type="float" office:value="4180" calcext:value-type="float">
            <text:p>4180</text:p>
          </table:table-cell>
          <table:table-cell office:value-type="float" office:value="5253.00000014" calcext:value-type="float">
            <text:p>5253.00000014</text:p>
          </table:table-cell>
          <table:table-cell office:value-type="float" office:value="0.36472222205" calcext:value-type="float">
            <text:p>0.36472222205</text:p>
          </table:table-cell>
          <table:table-cell office:value-type="float" office:value="18.353694924413" calcext:value-type="float">
            <text:p>18.353694924413</text:p>
          </table:table-cell>
          <table:table-cell office:value-type="float" office:value="1796.2600207072" calcext:value-type="float">
            <text:p>1796.2600207072</text:p>
          </table:table-cell>
          <table:table-cell office:value-type="float" office:value="17.296809559318" calcext:value-type="float">
            <text:p>17.296809559318</text:p>
          </table:table-cell>
          <table:table-cell office:value-type="float" office:value="805.63141971192" calcext:value-type="float">
            <text:p>805.63141971192</text:p>
          </table:table-cell>
          <table:table-cell office:value-type="float" office:value="18.353693424321" calcext:value-type="float">
            <text:p>18.353693424321</text:p>
          </table:table-cell>
          <table:table-cell office:value-type="float" office:value="1796.2611641814" calcext:value-type="float">
            <text:p>1796.2611641814</text:p>
          </table:table-cell>
          <table:table-cell office:value-type="float" office:value="17.296814934918" calcext:value-type="float">
            <text:p>17.296814934918</text:p>
          </table:table-cell>
          <table:table-cell office:value-type="float" office:value="805.62617858183" calcext:value-type="float">
            <text:p>805.62617858183</text:p>
          </table:table-cell>
          <table:table-cell office:value-type="float" office:value="293.86015829133" calcext:value-type="float">
            <text:p>293.86015829133</text:p>
          </table:table-cell>
          <table:table-cell office:value-type="float" office:value="0.182361111025" calcext:value-type="float">
            <text:p>0.182361111025</text:p>
          </table:table-cell>
          <table:table-cell office:value-type="float" office:value="1845.1014995183" calcext:value-type="float">
            <text:p>1845.1014995183</text:p>
          </table:table-cell>
          <table:table-cell office:value-type="float" office:value="12.464420669892" calcext:value-type="float">
            <text:p>12.464420669892</text:p>
          </table:table-cell>
          <table:table-cell office:value-type="float" office:value="-6285.4738327619" calcext:value-type="float">
            <text:p>-6285.4738327619</text:p>
          </table:table-cell>
          <table:table-cell office:value-type="float" office:value="6285.4738327619" calcext:value-type="float">
            <text:p>6285.4738327619</text:p>
          </table:table-cell>
          <table:table-cell office:value-type="float" office:value="1834.8438852046" calcext:value-type="float">
            <text:p>1834.8438852046</text:p>
          </table:table-cell>
          <table:table-cell office:value-type="float" office:value="8930.360691495" calcext:value-type="float">
            <text:p>8930.360691495</text:p>
          </table:table-cell>
          <table:table-cell office:value-type="float" office:value="20.710158291332" calcext:value-type="float">
            <text:p>20.710158291332</text:p>
          </table:table-cell>
          <table:table-cell office:value-type="float" office:value="0.182361111025" calcext:value-type="float">
            <text:p>0.1823611110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00" calcext:value-type="float">
            <text:p>5200</text:p>
          </table:table-cell>
          <table:table-cell office:value-type="float" office:value="0.365" calcext:value-type="float">
            <text:p>0.365</text:p>
          </table:table-cell>
          <table:table-cell office:value-type="float" office:value="17.296812247118" calcext:value-type="float">
            <text:p>17.29681224711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7.296809559318" calcext:value-type="float">
            <text:p>17.29680955931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7.296814934918" calcext:value-type="float">
            <text:p>17.296814934918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19.003485269225" calcext:value-type="float">
            <text:p>19.003485269225</text:p>
          </table:table-cell>
          <table:table-cell office:value-type="float" office:value="20.710158291332" calcext:value-type="float">
            <text:p>20.710158291332</text:p>
          </table:table-cell>
          <table:table-cell office:value-type="float" office:value="17.296812247118" calcext:value-type="float">
            <text:p>17.296812247118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2"/>
          <table:table-cell office:value-type="string" calcext:value-type="string">
            <text:p>Qdot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W</text:p>
          </table:table-cell>
          <table:table-cell table:formula="of:=[.A5]" office:value-type="float" office:value="10800" calcext:value-type="float">
            <text:p>10800</text:p>
          </table:table-cell>
          <table:table-cell table:formula="of:=[.$BK$14]/(4*PI()*[.$BK$11])*(LN(4*[.$BK$15]*[.BM5]/POWER([.$BK$8];2))-[.$BK$3])+[.$BK$14]*[.$BK$10]+[.$BK$7]" office:value-type="float" office:value="18.8841533955147" calcext:value-type="float">
            <text:p>18.8841533955147</text:p>
          </table:table-cell>
          <table:table-cell table:number-columns-repeated="958"/>
        </table:table-row>
        <table:table-row table:style-name="ro2">
          <table:table-cell office:value-type="float" office:value="14400" calcext:value-type="float">
            <text:p>14400</text:p>
          </table:table-cell>
          <table:table-cell office:value-type="float" office:value="21.124350154313" calcext:value-type="float">
            <text:p>21.124350154313</text:p>
          </table:table-cell>
          <table:table-cell office:value-type="float" office:value="17.640315393093" calcext:value-type="float">
            <text:p>17.640315393093</text:p>
          </table:table-cell>
          <table:table-cell office:value-type="float" office:value="4180" calcext:value-type="float">
            <text:p>4180</text:p>
          </table:table-cell>
          <table:table-cell office:value-type="float" office:value="5351.99999772" calcext:value-type="float">
            <text:p>5351.99999772</text:p>
          </table:table-cell>
          <table:table-cell office:value-type="float" office:value="0.36749999995" calcext:value-type="float">
            <text:p>0.36749999995</text:p>
          </table:table-cell>
          <table:table-cell office:value-type="float" office:value="18.74916217042" calcext:value-type="float">
            <text:p>18.74916217042</text:p>
          </table:table-cell>
          <table:table-cell office:value-type="float" office:value="1824.3225104799" calcext:value-type="float">
            <text:p>1824.3225104799</text:p>
          </table:table-cell>
          <table:table-cell office:value-type="float" office:value="17.674850149911" calcext:value-type="float">
            <text:p>17.674850149911</text:p>
          </table:table-cell>
          <table:table-cell office:value-type="float" office:value="825.1522050402" calcext:value-type="float">
            <text:p>825.1522050402</text:p>
          </table:table-cell>
          <table:table-cell office:value-type="float" office:value="18.749169412304" calcext:value-type="float">
            <text:p>18.749169412304</text:p>
          </table:table-cell>
          <table:table-cell office:value-type="float" office:value="1824.31694817" calcext:value-type="float">
            <text:p>1824.31694817</text:p>
          </table:table-cell>
          <table:table-cell office:value-type="float" office:value="17.674859631237" calcext:value-type="float">
            <text:p>17.674859631237</text:p>
          </table:table-cell>
          <table:table-cell office:value-type="float" office:value="825.15048498048" calcext:value-type="float">
            <text:p>825.15048498048</text:p>
          </table:table-cell>
          <table:table-cell office:value-type="float" office:value="294.27435015431" calcext:value-type="float">
            <text:p>294.27435015431</text:p>
          </table:table-cell>
          <table:table-cell office:value-type="float" office:value="0.183749999975" calcext:value-type="float">
            <text:p>0.183749999975</text:p>
          </table:table-cell>
          <table:table-cell office:value-type="float" office:value="1832.5629139596" calcext:value-type="float">
            <text:p>1832.5629139596</text:p>
          </table:table-cell>
          <table:table-cell office:value-type="float" office:value="12.586570641414" calcext:value-type="float">
            <text:p>12.586570641414</text:p>
          </table:table-cell>
          <table:table-cell office:value-type="float" office:value="-6557.6549984778" calcext:value-type="float">
            <text:p>-6557.6549984778</text:p>
          </table:table-cell>
          <table:table-cell office:value-type="float" office:value="6557.6549984778" calcext:value-type="float">
            <text:p>6557.6549984778</text:p>
          </table:table-cell>
          <table:table-cell office:value-type="float" office:value="1846.2405544132" calcext:value-type="float">
            <text:p>1846.2405544132</text:p>
          </table:table-cell>
          <table:table-cell office:value-type="float" office:value="8998.3756274329" calcext:value-type="float">
            <text:p>8998.3756274329</text:p>
          </table:table-cell>
          <table:table-cell office:value-type="float" office:value="21.124350154313" calcext:value-type="float">
            <text:p>21.124350154313</text:p>
          </table:table-cell>
          <table:table-cell office:value-type="float" office:value="0.183749999975" calcext:value-type="float">
            <text:p>0.18374999997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96" calcext:value-type="float">
            <text:p>5296</text:p>
          </table:table-cell>
          <table:table-cell office:value-type="float" office:value="0.3675" calcext:value-type="float">
            <text:p>0.3675</text:p>
          </table:table-cell>
          <table:table-cell office:value-type="float" office:value="17.674854890574" calcext:value-type="float">
            <text:p>17.674854890574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7.674850149911" calcext:value-type="float">
            <text:p>17.67485014991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7.674859631237" calcext:value-type="float">
            <text:p>17.674859631237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19.399602522443" calcext:value-type="float">
            <text:p>19.399602522443</text:p>
          </table:table-cell>
          <table:table-cell office:value-type="float" office:value="21.124350154313" calcext:value-type="float">
            <text:p>21.124350154313</text:p>
          </table:table-cell>
          <table:table-cell office:value-type="float" office:value="17.674854890574" calcext:value-type="float">
            <text:p>17.674854890574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table:formula="of:=[.A6]" office:value-type="float" office:value="14400" calcext:value-type="float">
            <text:p>14400</text:p>
          </table:table-cell>
          <table:table-cell table:formula="of:=[.$BK$14]/(4*PI()*[.$BK$11])*(LN(4*[.$BK$15]*[.BM6]/POWER([.$BK$8];2))-[.$BK$3])+[.$BK$14]*[.$BK$10]+[.$BK$7]" office:value-type="float" office:value="19.2206806709564" calcext:value-type="float">
            <text:p>19.2206806709564</text:p>
          </table:table-cell>
          <table:table-cell table:number-columns-repeated="958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21.360819549404" calcext:value-type="float">
            <text:p>21.360819549404</text:p>
          </table:table-cell>
          <table:table-cell office:value-type="float" office:value="17.943184550448" calcext:value-type="float">
            <text:p>17.943184550448</text:p>
          </table:table-cell>
          <table:table-cell office:value-type="float" office:value="4180" calcext:value-type="float">
            <text:p>4180</text:p>
          </table:table-cell>
          <table:table-cell office:value-type="float" office:value="5250.00000436" calcext:value-type="float">
            <text:p>5250.00000436</text:p>
          </table:table-cell>
          <table:table-cell office:value-type="float" office:value="0.36750000005" calcext:value-type="float">
            <text:p>0.36750000005</text:p>
          </table:table-cell>
          <table:table-cell office:value-type="float" office:value="19.028231677088" calcext:value-type="float">
            <text:p>19.028231677088</text:p>
          </table:table-cell>
          <table:table-cell office:value-type="float" office:value="1791.6024302726" calcext:value-type="float">
            <text:p>1791.6024302726</text:p>
          </table:table-cell>
          <table:table-cell office:value-type="float" office:value="17.961259821355" calcext:value-type="float">
            <text:p>17.961259821355</text:p>
          </table:table-cell>
          <table:table-cell office:value-type="float" office:value="819.51440820345" calcext:value-type="float">
            <text:p>819.51440820345</text:p>
          </table:table-cell>
          <table:table-cell office:value-type="float" office:value="19.028229460533" calcext:value-type="float">
            <text:p>19.028229460533</text:p>
          </table:table-cell>
          <table:table-cell office:value-type="float" office:value="1791.6041327531" calcext:value-type="float">
            <text:p>1791.6041327531</text:p>
          </table:table-cell>
          <table:table-cell office:value-type="float" office:value="17.961249348949" calcext:value-type="float">
            <text:p>17.961249348949</text:p>
          </table:table-cell>
          <table:table-cell office:value-type="float" office:value="819.5207493164" calcext:value-type="float">
            <text:p>819.5207493164</text:p>
          </table:table-cell>
          <table:table-cell office:value-type="float" office:value="294.5108195494" calcext:value-type="float">
            <text:p>294.5108195494</text:p>
          </table:table-cell>
          <table:table-cell office:value-type="float" office:value="0.183750000025" calcext:value-type="float">
            <text:p>0.183750000025</text:p>
          </table:table-cell>
          <table:table-cell office:value-type="float" office:value="1848.518257522" calcext:value-type="float">
            <text:p>1848.518257522</text:p>
          </table:table-cell>
          <table:table-cell office:value-type="float" office:value="12.641553161508" calcext:value-type="float">
            <text:p>12.641553161508</text:p>
          </table:table-cell>
          <table:table-cell office:value-type="float" office:value="-6697.0505317945" calcext:value-type="float">
            <text:p>-6697.0505317945</text:p>
          </table:table-cell>
          <table:table-cell office:value-type="float" office:value="6697.0505317945" calcext:value-type="float">
            <text:p>6697.0505317945</text:p>
          </table:table-cell>
          <table:table-cell office:value-type="float" office:value="1846.2405548232" calcext:value-type="float">
            <text:p>1846.2405548232</text:p>
          </table:table-cell>
          <table:table-cell office:value-type="float" office:value="8998.3756298814" calcext:value-type="float">
            <text:p>8998.3756298814</text:p>
          </table:table-cell>
          <table:table-cell office:value-type="float" office:value="21.360819549404" calcext:value-type="float">
            <text:p>21.360819549404</text:p>
          </table:table-cell>
          <table:table-cell office:value-type="float" office:value="0.183750000025" calcext:value-type="float">
            <text:p>0.1837500000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25" calcext:value-type="float">
            <text:p>5225</text:p>
          </table:table-cell>
          <table:table-cell office:value-type="float" office:value="0.365555556" calcext:value-type="float">
            <text:p>0.365555556</text:p>
          </table:table-cell>
          <table:table-cell office:value-type="float" office:value="17.961254585152" calcext:value-type="float">
            <text:p>17.96125458515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7.961259821355" calcext:value-type="float">
            <text:p>17.96125982135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7.961249348949" calcext:value-type="float">
            <text:p>17.961249348949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19.661037067278" calcext:value-type="float">
            <text:p>19.661037067278</text:p>
          </table:table-cell>
          <table:table-cell office:value-type="float" office:value="21.360819549404" calcext:value-type="float">
            <text:p>21.360819549404</text:p>
          </table:table-cell>
          <table:table-cell office:value-type="float" office:value="17.961254585152" calcext:value-type="float">
            <text:p>17.961254585152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table:formula="of:=[.A7]" office:value-type="float" office:value="18000" calcext:value-type="float">
            <text:p>18000</text:p>
          </table:table-cell>
          <table:table-cell table:formula="of:=[.$BK$14]/(4*PI()*[.$BK$11])*(LN(4*[.$BK$15]*[.BM7]/POWER([.$BK$8];2))-[.$BK$3])+[.$BK$14]*[.$BK$10]+[.$BK$7]" office:value-type="float" office:value="19.4817115051553" calcext:value-type="float">
            <text:p>19.4817115051553</text:p>
          </table:table-cell>
          <table:table-cell table:number-columns-repeated="958"/>
        </table:table-row>
        <table:table-row table:style-name="ro2">
          <table:table-cell office:value-type="float" office:value="21600" calcext:value-type="float">
            <text:p>21600</text:p>
          </table:table-cell>
          <table:table-cell office:value-type="float" office:value="21.693196357854" calcext:value-type="float">
            <text:p>21.693196357854</text:p>
          </table:table-cell>
          <table:table-cell office:value-type="float" office:value="18.178618237559" calcext:value-type="float">
            <text:p>18.178618237559</text:p>
          </table:table-cell>
          <table:table-cell office:value-type="float" office:value="4180" calcext:value-type="float">
            <text:p>4180</text:p>
          </table:table-cell>
          <table:table-cell office:value-type="float" office:value="5402.99999838" calcext:value-type="float">
            <text:p>5402.99999838</text:p>
          </table:table-cell>
          <table:table-cell office:value-type="float" office:value="0.36777777799444" calcext:value-type="float">
            <text:p>0.36777777799444</text:p>
          </table:table-cell>
          <table:table-cell office:value-type="float" office:value="19.291244118612" calcext:value-type="float">
            <text:p>19.291244118612</text:p>
          </table:table-cell>
          <table:table-cell office:value-type="float" office:value="1846.2739339595" calcext:value-type="float">
            <text:p>1846.2739339595</text:p>
          </table:table-cell>
          <table:table-cell office:value-type="float" office:value="18.201071197541" calcext:value-type="float">
            <text:p>18.201071197541</text:p>
          </table:table-cell>
          <table:table-cell office:value-type="float" office:value="837.96747279163" calcext:value-type="float">
            <text:p>837.96747279163</text:p>
          </table:table-cell>
          <table:table-cell office:value-type="float" office:value="19.291248330105" calcext:value-type="float">
            <text:p>19.291248330105</text:p>
          </table:table-cell>
          <table:table-cell office:value-type="float" office:value="1846.2706967723" calcext:value-type="float">
            <text:p>1846.2706967723</text:p>
          </table:table-cell>
          <table:table-cell office:value-type="float" office:value="18.201070758719" calcext:value-type="float">
            <text:p>18.201070758719</text:p>
          </table:table-cell>
          <table:table-cell office:value-type="float" office:value="837.97104728183" calcext:value-type="float">
            <text:p>837.97104728183</text:p>
          </table:table-cell>
          <table:table-cell office:value-type="float" office:value="294.84319635785" calcext:value-type="float">
            <text:p>294.84319635785</text:p>
          </table:table-cell>
          <table:table-cell office:value-type="float" office:value="0.18388888899722" calcext:value-type="float">
            <text:p>0.18388888899722</text:p>
          </table:table-cell>
          <table:table-cell office:value-type="float" office:value="1841.6835236749" calcext:value-type="float">
            <text:p>1841.6835236749</text:p>
          </table:table-cell>
          <table:table-cell office:value-type="float" office:value="12.721651089985" calcext:value-type="float">
            <text:p>12.721651089985</text:p>
          </table:table-cell>
          <table:table-cell office:value-type="float" office:value="-6896.028116128" calcext:value-type="float">
            <text:p>-6896.028116128</text:p>
          </table:table-cell>
          <table:table-cell office:value-type="float" office:value="6896.028116128" calcext:value-type="float">
            <text:p>6896.028116128</text:p>
          </table:table-cell>
          <table:table-cell office:value-type="float" office:value="1847.3794738191" calcext:value-type="float">
            <text:p>1847.3794738191</text:p>
          </table:table-cell>
          <table:table-cell office:value-type="float" office:value="9005.1771272568" calcext:value-type="float">
            <text:p>9005.1771272568</text:p>
          </table:table-cell>
          <table:table-cell office:value-type="float" office:value="21.693196357854" calcext:value-type="float">
            <text:p>21.693196357854</text:p>
          </table:table-cell>
          <table:table-cell office:value-type="float" office:value="0.18388888899722" calcext:value-type="float">
            <text:p>0.1838888889972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0.366111111" calcext:value-type="float">
            <text:p>0.366111111</text:p>
          </table:table-cell>
          <table:table-cell office:value-type="float" office:value="18.20107097813" calcext:value-type="float">
            <text:p>18.2010709781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201071197541" calcext:value-type="float">
            <text:p>18.20107119754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201070758719" calcext:value-type="float">
            <text:p>18.201070758719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19.947133667992" calcext:value-type="float">
            <text:p>19.947133667992</text:p>
          </table:table-cell>
          <table:table-cell office:value-type="float" office:value="21.693196357854" calcext:value-type="float">
            <text:p>21.693196357854</text:p>
          </table:table-cell>
          <table:table-cell office:value-type="float" office:value="18.20107097813" calcext:value-type="float">
            <text:p>18.20107097813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2"/>
          <table:table-cell office:value-type="string" calcext:value-type="string">
            <text:p>Radius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m</text:p>
          </table:table-cell>
          <table:table-cell table:formula="of:=[.A8]" office:value-type="float" office:value="21600" calcext:value-type="float">
            <text:p>21600</text:p>
          </table:table-cell>
          <table:table-cell table:formula="of:=[.$BK$14]/(4*PI()*[.$BK$11])*(LN(4*[.$BK$15]*[.BM8]/POWER([.$BK$8];2))-[.$BK$3])+[.$BK$14]*[.$BK$10]+[.$BK$7]" office:value-type="float" office:value="19.6949892260757" calcext:value-type="float">
            <text:p>19.6949892260757</text:p>
          </table:table-cell>
          <table:table-cell table:number-columns-repeated="958"/>
        </table:table-row>
        <table:table-row table:style-name="ro2">
          <table:table-cell office:value-type="float" office:value="25200" calcext:value-type="float">
            <text:p>25200</text:p>
          </table:table-cell>
          <table:table-cell office:value-type="float" office:value="21.825864421334" calcext:value-type="float">
            <text:p>21.825864421334</text:p>
          </table:table-cell>
          <table:table-cell office:value-type="float" office:value="18.359834248807" calcext:value-type="float">
            <text:p>18.359834248807</text:p>
          </table:table-cell>
          <table:table-cell office:value-type="float" office:value="4180" calcext:value-type="float">
            <text:p>4180</text:p>
          </table:table-cell>
          <table:table-cell office:value-type="float" office:value="5268.00000342" calcext:value-type="float">
            <text:p>5268.00000342</text:p>
          </table:table-cell>
          <table:table-cell office:value-type="float" office:value="0.36361111110556" calcext:value-type="float">
            <text:p>0.36361111110556</text:p>
          </table:table-cell>
          <table:table-cell office:value-type="float" office:value="19.44715371229" calcext:value-type="float">
            <text:p>19.44715371229</text:p>
          </table:table-cell>
          <table:table-cell office:value-type="float" office:value="1807.6945957804" calcext:value-type="float">
            <text:p>1807.6945957804</text:p>
          </table:table-cell>
          <table:table-cell office:value-type="float" office:value="18.371839372008" calcext:value-type="float">
            <text:p>18.371839372008</text:p>
          </table:table-cell>
          <table:table-cell office:value-type="float" office:value="817.18214590086" calcext:value-type="float">
            <text:p>817.18214590086</text:p>
          </table:table-cell>
          <table:table-cell office:value-type="float" office:value="19.447148345595" calcext:value-type="float">
            <text:p>19.447148345595</text:p>
          </table:table-cell>
          <table:table-cell office:value-type="float" office:value="1807.6986741854" calcext:value-type="float">
            <text:p>1807.6986741854</text:p>
          </table:table-cell>
          <table:table-cell office:value-type="float" office:value="18.371822921422" calcext:value-type="float">
            <text:p>18.371822921422</text:p>
          </table:table-cell>
          <table:table-cell office:value-type="float" office:value="817.19056907259" calcext:value-type="float">
            <text:p>817.19056907259</text:p>
          </table:table-cell>
          <table:table-cell office:value-type="float" office:value="294.97586442133" calcext:value-type="float">
            <text:p>294.97586442133</text:p>
          </table:table-cell>
          <table:table-cell office:value-type="float" office:value="0.18180555555278" calcext:value-type="float">
            <text:p>0.18180555555278</text:p>
          </table:table-cell>
          <table:table-cell office:value-type="float" office:value="1834.8438852958" calcext:value-type="float">
            <text:p>1834.8438852958</text:p>
          </table:table-cell>
          <table:table-cell office:value-type="float" office:value="12.709700074682" calcext:value-type="float">
            <text:p>12.709700074682</text:p>
          </table:table-cell>
          <table:table-cell office:value-type="float" office:value="-6927.8037724532" calcext:value-type="float">
            <text:p>-6927.8037724532</text:p>
          </table:table-cell>
          <table:table-cell office:value-type="float" office:value="6927.8037724532" calcext:value-type="float">
            <text:p>6927.8037724532</text:p>
          </table:table-cell>
          <table:table-cell office:value-type="float" office:value="1830.2813895003" calcext:value-type="float">
            <text:p>1830.2813895003</text:p>
          </table:table-cell>
          <table:table-cell office:value-type="float" office:value="8903.1547223978" calcext:value-type="float">
            <text:p>8903.1547223978</text:p>
          </table:table-cell>
          <table:table-cell office:value-type="float" office:value="21.825864421334" calcext:value-type="float">
            <text:p>21.825864421334</text:p>
          </table:table-cell>
          <table:table-cell office:value-type="float" office:value="0.18180555555278" calcext:value-type="float">
            <text:p>0.1818055555527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0" calcext:value-type="float">
            <text:p>5210</text:p>
          </table:table-cell>
          <table:table-cell office:value-type="float" office:value="0.365833333" calcext:value-type="float">
            <text:p>0.365833333</text:p>
          </table:table-cell>
          <table:table-cell office:value-type="float" office:value="18.371831146715" calcext:value-type="float">
            <text:p>18.37183114671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371839372008" calcext:value-type="float">
            <text:p>18.37183937200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371822921422" calcext:value-type="float">
            <text:p>18.371822921422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0.098847784024" calcext:value-type="float">
            <text:p>20.098847784024</text:p>
          </table:table-cell>
          <table:table-cell office:value-type="float" office:value="21.825864421334" calcext:value-type="float">
            <text:p>21.825864421334</text:p>
          </table:table-cell>
          <table:table-cell office:value-type="float" office:value="18.371831146715" calcext:value-type="float">
            <text:p>18.371831146715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2"/>
          <table:table-cell office:value-type="string" calcext:value-type="string">
            <text:p>cVol</text:p>
          </table:table-cell>
          <table:table-cell table:formula="of:=1275*2000" office:value-type="float" office:value="2550000" calcext:value-type="float">
            <text:p>2550000</text:p>
          </table:table-cell>
          <table:table-cell office:value-type="string" calcext:value-type="string">
            <text:p>J/m3K</text:p>
          </table:table-cell>
          <table:table-cell table:formula="of:=[.A9]" office:value-type="float" office:value="25200" calcext:value-type="float">
            <text:p>25200</text:p>
          </table:table-cell>
          <table:table-cell table:formula="of:=[.$BK$14]/(4*PI()*[.$BK$11])*(LN(4*[.$BK$15]*[.BM9]/POWER([.$BK$8];2))-[.$BK$3])+[.$BK$14]*[.$BK$10]+[.$BK$7]" office:value-type="float" office:value="19.8753129697405" calcext:value-type="float">
            <text:p>19.8753129697405</text:p>
          </table:table-cell>
          <table:table-cell table:number-columns-repeated="958"/>
        </table:table-row>
        <table:table-row table:style-name="ro2">
          <table:table-cell office:value-type="float" office:value="28800" calcext:value-type="float">
            <text:p>28800</text:p>
          </table:table-cell>
          <table:table-cell office:value-type="float" office:value="21.98654848762" calcext:value-type="float">
            <text:p>21.98654848762</text:p>
          </table:table-cell>
          <table:table-cell office:value-type="float" office:value="18.520073887884" calcext:value-type="float">
            <text:p>18.520073887884</text:p>
          </table:table-cell>
          <table:table-cell office:value-type="float" office:value="4180" calcext:value-type="float">
            <text:p>4180</text:p>
          </table:table-cell>
          <table:table-cell office:value-type="float" office:value="5320.9999926" calcext:value-type="float">
            <text:p>5320.9999926</text:p>
          </table:table-cell>
          <table:table-cell office:value-type="float" office:value="0.36722222211111" calcext:value-type="float">
            <text:p>0.36722222211111</text:p>
          </table:table-cell>
          <table:table-cell office:value-type="float" office:value="19.617157221991" calcext:value-type="float">
            <text:p>19.617157221991</text:p>
          </table:table-cell>
          <table:table-cell office:value-type="float" office:value="1818.4946325349" calcext:value-type="float">
            <text:p>1818.4946325349</text:p>
          </table:table-cell>
          <table:table-cell office:value-type="float" office:value="18.538235567161" calcext:value-type="float">
            <text:p>18.538235567161</text:p>
          </table:table-cell>
          <table:table-cell office:value-type="float" office:value="828.06637582232" calcext:value-type="float">
            <text:p>828.06637582232</text:p>
          </table:table-cell>
          <table:table-cell office:value-type="float" office:value="19.617184058793" calcext:value-type="float">
            <text:p>19.617184058793</text:p>
          </table:table-cell>
          <table:table-cell office:value-type="float" office:value="1818.4740354384" calcext:value-type="float">
            <text:p>1818.4740354384</text:p>
          </table:table-cell>
          <table:table-cell office:value-type="float" office:value="18.538260976566" calcext:value-type="float">
            <text:p>18.538260976566</text:p>
          </table:table-cell>
          <table:table-cell office:value-type="float" office:value="828.06747134166" calcext:value-type="float">
            <text:p>828.06747134166</text:p>
          </table:table-cell>
          <table:table-cell office:value-type="float" office:value="295.13654848762" calcext:value-type="float">
            <text:p>295.13654848762</text:p>
          </table:table-cell>
          <table:table-cell office:value-type="float" office:value="0.18361111105556" calcext:value-type="float">
            <text:p>0.18361111105556</text:p>
          </table:table-cell>
          <table:table-cell office:value-type="float" office:value="1833.7034659599" calcext:value-type="float">
            <text:p>1833.7034659599</text:p>
          </table:table-cell>
          <table:table-cell office:value-type="float" office:value="12.784156759242" calcext:value-type="float">
            <text:p>12.784156759242</text:p>
          </table:table-cell>
          <table:table-cell office:value-type="float" office:value="-7062.7845249946" calcext:value-type="float">
            <text:p>-7062.7845249946</text:p>
          </table:table-cell>
          <table:table-cell office:value-type="float" office:value="7062.7845249946" calcext:value-type="float">
            <text:p>7062.7845249946</text:p>
          </table:table-cell>
          <table:table-cell office:value-type="float" office:value="1845.1015001334" calcext:value-type="float">
            <text:p>1845.1015001334</text:p>
          </table:table-cell>
          <table:table-cell office:value-type="float" office:value="8991.574132642" calcext:value-type="float">
            <text:p>8991.574132642</text:p>
          </table:table-cell>
          <table:table-cell office:value-type="float" office:value="21.98654848762" calcext:value-type="float">
            <text:p>21.98654848762</text:p>
          </table:table-cell>
          <table:table-cell office:value-type="float" office:value="0.18361111105556" calcext:value-type="float">
            <text:p>0.1836111110555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66" calcext:value-type="float">
            <text:p>5166</text:p>
          </table:table-cell>
          <table:table-cell office:value-type="float" office:value="0.366944444" calcext:value-type="float">
            <text:p>0.366944444</text:p>
          </table:table-cell>
          <table:table-cell office:value-type="float" office:value="18.538248271864" calcext:value-type="float">
            <text:p>18.538248271864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538235567161" calcext:value-type="float">
            <text:p>18.53823556716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538260976566" calcext:value-type="float">
            <text:p>18.538260976566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0.262398379742" calcext:value-type="float">
            <text:p>20.262398379742</text:p>
          </table:table-cell>
          <table:table-cell office:value-type="float" office:value="21.98654848762" calcext:value-type="float">
            <text:p>21.98654848762</text:p>
          </table:table-cell>
          <table:table-cell office:value-type="float" office:value="18.538248271864" calcext:value-type="float">
            <text:p>18.538248271864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2"/>
          <table:table-cell office:value-type="string" calcext:value-type="string">
            <text:p>Rb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K/W</text:p>
          </table:table-cell>
          <table:table-cell table:formula="of:=[.A10]" office:value-type="float" office:value="28800" calcext:value-type="float">
            <text:p>28800</text:p>
          </table:table-cell>
          <table:table-cell table:formula="of:=[.$BK$14]/(4*PI()*[.$BK$11])*(LN(4*[.$BK$15]*[.BM10]/POWER([.$BK$8];2))-[.$BK$3])+[.$BK$14]*[.$BK$10]+[.$BK$7]" office:value-type="float" office:value="20.0315165015174" calcext:value-type="float">
            <text:p>20.0315165015174</text:p>
          </table:table-cell>
          <table:table-cell table:number-columns-repeated="958"/>
        </table:table-row>
        <table:table-row table:style-name="ro2">
          <table:table-cell office:value-type="float" office:value="32400" calcext:value-type="float">
            <text:p>32400</text:p>
          </table:table-cell>
          <table:table-cell office:value-type="float" office:value="22.141419860713" calcext:value-type="float">
            <text:p>22.141419860713</text:p>
          </table:table-cell>
          <table:table-cell office:value-type="float" office:value="18.656204789111" calcext:value-type="float">
            <text:p>18.656204789111</text:p>
          </table:table-cell>
          <table:table-cell office:value-type="float" office:value="4180" calcext:value-type="float">
            <text:p>4180</text:p>
          </table:table-cell>
          <table:table-cell office:value-type="float" office:value="5370.0000184" calcext:value-type="float">
            <text:p>5370.0000184</text:p>
          </table:table-cell>
          <table:table-cell office:value-type="float" office:value="0.368611111" calcext:value-type="float">
            <text:p>0.368611111</text:p>
          </table:table-cell>
          <table:table-cell office:value-type="float" office:value="19.764994222825" calcext:value-type="float">
            <text:p>19.764994222825</text:p>
          </table:table-cell>
          <table:table-cell office:value-type="float" office:value="1830.7917096949" calcext:value-type="float">
            <text:p>1830.7917096949</text:p>
          </table:table-cell>
          <table:table-cell office:value-type="float" office:value="18.678796095186" calcext:value-type="float">
            <text:p>18.678796095186</text:p>
          </table:table-cell>
          <table:table-cell office:value-type="float" office:value="836.80402006376" calcext:value-type="float">
            <text:p>836.80402006376</text:p>
          </table:table-cell>
          <table:table-cell office:value-type="float" office:value="19.764984978606" calcext:value-type="float">
            <text:p>19.764984978606</text:p>
          </table:table-cell>
          <table:table-cell office:value-type="float" office:value="1830.7988314153" calcext:value-type="float">
            <text:p>1830.7988314153</text:p>
          </table:table-cell>
          <table:table-cell office:value-type="float" office:value="18.678852091749" calcext:value-type="float">
            <text:p>18.678852091749</text:p>
          </table:table-cell>
          <table:table-cell office:value-type="float" office:value="836.75375874675" calcext:value-type="float">
            <text:p>836.75375874675</text:p>
          </table:table-cell>
          <table:table-cell office:value-type="float" office:value="295.29141986071" calcext:value-type="float">
            <text:p>295.29141986071</text:p>
          </table:table-cell>
          <table:table-cell office:value-type="float" office:value="0.1843055555" calcext:value-type="float">
            <text:p>0.1843055555</text:p>
          </table:table-cell>
          <table:table-cell office:value-type="float" office:value="1825.7166942973" calcext:value-type="float">
            <text:p>1825.7166942973</text:p>
          </table:table-cell>
          <table:table-cell office:value-type="float" office:value="12.83474092509" calcext:value-type="float">
            <text:p>12.83474092509</text:p>
          </table:table-cell>
          <table:table-cell office:value-type="float" office:value="-7169.8395979564" calcext:value-type="float">
            <text:p>-7169.8395979564</text:p>
          </table:table-cell>
          <table:table-cell office:value-type="float" office:value="7169.8395979564" calcext:value-type="float">
            <text:p>7169.8395979564</text:p>
          </table:table-cell>
          <table:table-cell office:value-type="float" office:value="1850.7954143897" calcext:value-type="float">
            <text:p>1850.7954143897</text:p>
          </table:table-cell>
          <table:table-cell office:value-type="float" office:value="9025.5815991147" calcext:value-type="float">
            <text:p>9025.5815991147</text:p>
          </table:table-cell>
          <table:table-cell office:value-type="float" office:value="22.141419860713" calcext:value-type="float">
            <text:p>22.141419860713</text:p>
          </table:table-cell>
          <table:table-cell office:value-type="float" office:value="0.1843055555" calcext:value-type="float">
            <text:p>0.184305555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79" calcext:value-type="float">
            <text:p>5279</text:p>
          </table:table-cell>
          <table:table-cell office:value-type="float" office:value="0.364444444" calcext:value-type="float">
            <text:p>0.364444444</text:p>
          </table:table-cell>
          <table:table-cell office:value-type="float" office:value="18.678824093467" calcext:value-type="float">
            <text:p>18.67882409346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678796095186" calcext:value-type="float">
            <text:p>18.67879609518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678852091749" calcext:value-type="float">
            <text:p>18.678852091749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0.41012197709" calcext:value-type="float">
            <text:p>20.41012197709</text:p>
          </table:table-cell>
          <table:table-cell office:value-type="float" office:value="22.141419860713" calcext:value-type="float">
            <text:p>22.141419860713</text:p>
          </table:table-cell>
          <table:table-cell office:value-type="float" office:value="18.678824093467" calcext:value-type="float">
            <text:p>18.678824093467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2"/>
          <table:table-cell office:value-type="string" calcext:value-type="string">
            <text:p>lambdaS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/mK</text:p>
          </table:table-cell>
          <table:table-cell table:formula="of:=[.A11]" office:value-type="float" office:value="32400" calcext:value-type="float">
            <text:p>32400</text:p>
          </table:table-cell>
          <table:table-cell table:formula="of:=[.$BK$14]/(4*PI()*[.$BK$11])*(LN(4*[.$BK$15]*[.BM11]/POWER([.$BK$8];2))-[.$BK$3])+[.$BK$14]*[.$BK$10]+[.$BK$7]" office:value-type="float" office:value="20.1692977811949" calcext:value-type="float">
            <text:p>20.1692977811949</text:p>
          </table:table-cell>
          <table:table-cell table:number-columns-repeated="958"/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22.279467338816" calcext:value-type="float">
            <text:p>22.279467338816</text:p>
          </table:table-cell>
          <table:table-cell office:value-type="float" office:value="18.780296248244" calcext:value-type="float">
            <text:p>18.780296248244</text:p>
          </table:table-cell>
          <table:table-cell office:value-type="float" office:value="4180" calcext:value-type="float">
            <text:p>4180</text:p>
          </table:table-cell>
          <table:table-cell office:value-type="float" office:value="5358.9999618" calcext:value-type="float">
            <text:p>5358.9999618</text:p>
          </table:table-cell>
          <table:table-cell office:value-type="float" office:value="0.36638888866667" calcext:value-type="float">
            <text:p>0.36638888866667</text:p>
          </table:table-cell>
          <table:table-cell office:value-type="float" office:value="19.881351474904" calcext:value-type="float">
            <text:p>19.881351474904</text:p>
          </table:table-cell>
          <table:table-cell office:value-type="float" office:value="1836.3638831098" calcext:value-type="float">
            <text:p>1836.3638831098</text:p>
          </table:table-cell>
          <table:table-cell office:value-type="float" office:value="18.794565534678" calcext:value-type="float">
            <text:p>18.794565534678</text:p>
          </table:table-cell>
          <table:table-cell office:value-type="float" office:value="832.20935207339" calcext:value-type="float">
            <text:p>832.20935207339</text:p>
          </table:table-cell>
          <table:table-cell office:value-type="float" office:value="19.881355301746" calcext:value-type="float">
            <text:p>19.881355301746</text:p>
          </table:table-cell>
          <table:table-cell office:value-type="float" office:value="1836.3609526955" calcext:value-type="float">
            <text:p>1836.3609526955</text:p>
          </table:table-cell>
          <table:table-cell office:value-type="float" office:value="18.794573742948" calcext:value-type="float">
            <text:p>18.794573742948</text:p>
          </table:table-cell>
          <table:table-cell office:value-type="float" office:value="832.20599698212" calcext:value-type="float">
            <text:p>832.20599698212</text:p>
          </table:table-cell>
          <table:table-cell office:value-type="float" office:value="295.42946733882" calcext:value-type="float">
            <text:p>295.42946733882</text:p>
          </table:table-cell>
          <table:table-cell office:value-type="float" office:value="0.18319444433333" calcext:value-type="float">
            <text:p>0.18319444433333</text:p>
          </table:table-cell>
          <table:table-cell office:value-type="float" office:value="1839.404186565" calcext:value-type="float">
            <text:p>1839.404186565</text:p>
          </table:table-cell>
          <table:table-cell office:value-type="float" office:value="12.843313351702" calcext:value-type="float">
            <text:p>12.843313351702</text:p>
          </table:table-cell>
          <table:table-cell office:value-type="float" office:value="-7225.7611227889" calcext:value-type="float">
            <text:p>-7225.7611227889</text:p>
          </table:table-cell>
          <table:table-cell office:value-type="float" office:value="7225.7611227889" calcext:value-type="float">
            <text:p>7225.7611227889</text:p>
          </table:table-cell>
          <table:table-cell office:value-type="float" office:value="1841.6835220112" calcext:value-type="float">
            <text:p>1841.6835220112</text:p>
          </table:table-cell>
          <table:table-cell office:value-type="float" office:value="8971.1696500379" calcext:value-type="float">
            <text:p>8971.1696500379</text:p>
          </table:table-cell>
          <table:table-cell office:value-type="float" office:value="22.279467338816" calcext:value-type="float">
            <text:p>22.279467338816</text:p>
          </table:table-cell>
          <table:table-cell office:value-type="float" office:value="0.18319444433333" calcext:value-type="float">
            <text:p>0.1831944443333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86" calcext:value-type="float">
            <text:p>5186</text:p>
          </table:table-cell>
          <table:table-cell office:value-type="float" office:value="0.365" calcext:value-type="float">
            <text:p>0.365</text:p>
          </table:table-cell>
          <table:table-cell office:value-type="float" office:value="18.794569638813" calcext:value-type="float">
            <text:p>18.79456963881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794565534678" calcext:value-type="float">
            <text:p>18.79456553467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794573742948" calcext:value-type="float">
            <text:p>18.794573742948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0.537018488815" calcext:value-type="float">
            <text:p>20.537018488815</text:p>
          </table:table-cell>
          <table:table-cell office:value-type="float" office:value="22.279467338816" calcext:value-type="float">
            <text:p>22.279467338816</text:p>
          </table:table-cell>
          <table:table-cell office:value-type="float" office:value="18.794569638813" calcext:value-type="float">
            <text:p>18.794569638813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12]" office:value-type="float" office:value="36000" calcext:value-type="float">
            <text:p>36000</text:p>
          </table:table-cell>
          <table:table-cell table:formula="of:=[.$BK$14]/(4*PI()*[.$BK$11])*(LN(4*[.$BK$15]*[.BM12]/POWER([.$BK$8];2))-[.$BK$3])+[.$BK$14]*[.$BK$10]+[.$BK$7]" office:value-type="float" office:value="20.2925473357163" calcext:value-type="float">
            <text:p>20.2925473357163</text:p>
          </table:table-cell>
          <table:table-cell table:number-columns-repeated="958"/>
        </table:table-row>
        <table:table-row table:style-name="ro2">
          <table:table-cell office:value-type="float" office:value="39600" calcext:value-type="float">
            <text:p>39600</text:p>
          </table:table-cell>
          <table:table-cell office:value-type="float" office:value="22.410579988194" calcext:value-type="float">
            <text:p>22.410579988194</text:p>
          </table:table-cell>
          <table:table-cell office:value-type="float" office:value="18.891764314929" calcext:value-type="float">
            <text:p>18.891764314929</text:p>
          </table:table-cell>
          <table:table-cell office:value-type="float" office:value="4180" calcext:value-type="float">
            <text:p>4180</text:p>
          </table:table-cell>
          <table:table-cell office:value-type="float" office:value="5385.0000068" calcext:value-type="float">
            <text:p>5385.0000068</text:p>
          </table:table-cell>
          <table:table-cell office:value-type="float" office:value="0.36611111044444" calcext:value-type="float">
            <text:p>0.36611111044444</text:p>
          </table:table-cell>
          <table:table-cell office:value-type="float" office:value="20.001610238924" calcext:value-type="float">
            <text:p>20.001610238924</text:p>
          </table:table-cell>
          <table:table-cell office:value-type="float" office:value="1843.2767329588" calcext:value-type="float">
            <text:p>1843.2767329588</text:p>
          </table:table-cell>
          <table:table-cell office:value-type="float" office:value="18.908220724995" calcext:value-type="float">
            <text:p>18.908220724995</text:p>
          </table:table-cell>
          <table:table-cell office:value-type="float" office:value="836.63128260394" calcext:value-type="float">
            <text:p>836.63128260394</text:p>
          </table:table-cell>
          <table:table-cell office:value-type="float" office:value="20.001600879082" calcext:value-type="float">
            <text:p>20.001600879082</text:p>
          </table:table-cell>
          <table:table-cell office:value-type="float" office:value="1843.2838948495" calcext:value-type="float">
            <text:p>1843.2838948495</text:p>
          </table:table-cell>
          <table:table-cell office:value-type="float" office:value="18.90823209727" calcext:value-type="float">
            <text:p>18.90823209727</text:p>
          </table:table-cell>
          <table:table-cell office:value-type="float" office:value="836.6154189645" calcext:value-type="float">
            <text:p>836.6154189645</text:p>
          </table:table-cell>
          <table:table-cell office:value-type="float" office:value="295.56057998819" calcext:value-type="float">
            <text:p>295.56057998819</text:p>
          </table:table-cell>
          <table:table-cell office:value-type="float" office:value="0.18305555522222" calcext:value-type="float">
            <text:p>0.18305555522222</text:p>
          </table:table-cell>
          <table:table-cell office:value-type="float" office:value="1826.8580754808" calcext:value-type="float">
            <text:p>1826.8580754808</text:p>
          </table:table-cell>
          <table:table-cell office:value-type="float" office:value="12.870678325225" calcext:value-type="float">
            <text:p>12.870678325225</text:p>
          </table:table-cell>
          <table:table-cell office:value-type="float" office:value="-7299.6677419428" calcext:value-type="float">
            <text:p>-7299.6677419428</text:p>
          </table:table-cell>
          <table:table-cell office:value-type="float" office:value="7299.6677419428" calcext:value-type="float">
            <text:p>7299.6677419428</text:p>
          </table:table-cell>
          <table:table-cell office:value-type="float" office:value="1840.5439220114" calcext:value-type="float">
            <text:p>1840.5439220114</text:p>
          </table:table-cell>
          <table:table-cell office:value-type="float" office:value="8964.368145861" calcext:value-type="float">
            <text:p>8964.368145861</text:p>
          </table:table-cell>
          <table:table-cell office:value-type="float" office:value="22.410579988194" calcext:value-type="float">
            <text:p>22.410579988194</text:p>
          </table:table-cell>
          <table:table-cell office:value-type="float" office:value="0.18305555522222" calcext:value-type="float">
            <text:p>0.1830555552222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07" calcext:value-type="float">
            <text:p>5207</text:p>
          </table:table-cell>
          <table:table-cell office:value-type="float" office:value="0.364166667" calcext:value-type="float">
            <text:p>0.364166667</text:p>
          </table:table-cell>
          <table:table-cell office:value-type="float" office:value="18.908226411132" calcext:value-type="float">
            <text:p>18.90822641113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908220724995" calcext:value-type="float">
            <text:p>18.90822072499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90823209727" calcext:value-type="float">
            <text:p>18.90823209727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0.659403199663" calcext:value-type="float">
            <text:p>20.659403199663</text:p>
          </table:table-cell>
          <table:table-cell office:value-type="float" office:value="22.410579988194" calcext:value-type="float">
            <text:p>22.410579988194</text:p>
          </table:table-cell>
          <table:table-cell office:value-type="float" office:value="18.908226411132" calcext:value-type="float">
            <text:p>18.908226411132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13]" office:value-type="float" office:value="39600" calcext:value-type="float">
            <text:p>39600</text:p>
          </table:table-cell>
          <table:table-cell table:formula="of:=[.$BK$14]/(4*PI()*[.$BK$11])*(LN(4*[.$BK$15]*[.BM13]/POWER([.$BK$8];2))-[.$BK$3])+[.$BK$14]*[.$BK$10]+[.$BK$7]" office:value-type="float" office:value="20.4040401196011" calcext:value-type="float">
            <text:p>20.4040401196011</text:p>
          </table:table-cell>
          <table:table-cell table:number-columns-repeated="958"/>
        </table:table-row>
        <table:table-row table:style-name="ro2">
          <table:table-cell office:value-type="float" office:value="43200" calcext:value-type="float">
            <text:p>43200</text:p>
          </table:table-cell>
          <table:table-cell office:value-type="float" office:value="22.415615476815" calcext:value-type="float">
            <text:p>22.415615476815</text:p>
          </table:table-cell>
          <table:table-cell office:value-type="float" office:value="18.987125680643" calcext:value-type="float">
            <text:p>18.987125680643</text:p>
          </table:table-cell>
          <table:table-cell office:value-type="float" office:value="4180" calcext:value-type="float">
            <text:p>4180</text:p>
          </table:table-cell>
          <table:table-cell office:value-type="float" office:value="5199.0000308" calcext:value-type="float">
            <text:p>5199.0000308</text:p>
          </table:table-cell>
          <table:table-cell office:value-type="float" office:value="0.36277777844444" calcext:value-type="float">
            <text:p>0.36277777844444</text:p>
          </table:table-cell>
          <table:table-cell office:value-type="float" office:value="20.063279278449" calcext:value-type="float">
            <text:p>20.063279278449</text:p>
          </table:table-cell>
          <table:table-cell office:value-type="float" office:value="1783.5543774127" calcext:value-type="float">
            <text:p>1783.5543774127</text:p>
          </table:table-cell>
          <table:table-cell office:value-type="float" office:value="18.990875092399" calcext:value-type="float">
            <text:p>18.990875092399</text:p>
          </table:table-cell>
          <table:table-cell office:value-type="float" office:value="813.10281315837" calcext:value-type="float">
            <text:p>813.10281315837</text:p>
          </table:table-cell>
          <table:table-cell office:value-type="float" office:value="20.063283493826" calcext:value-type="float">
            <text:p>20.063283493826</text:p>
          </table:table-cell>
          <table:table-cell office:value-type="float" office:value="1783.5511812904" calcext:value-type="float">
            <text:p>1783.5511812904</text:p>
          </table:table-cell>
          <table:table-cell office:value-type="float" office:value="18.990860936178" calcext:value-type="float">
            <text:p>18.990860936178</text:p>
          </table:table-cell>
          <table:table-cell office:value-type="float" office:value="813.11674260605" calcext:value-type="float">
            <text:p>813.11674260605</text:p>
          </table:table-cell>
          <table:table-cell office:value-type="float" office:value="295.56561547681" calcext:value-type="float">
            <text:p>295.56561547681</text:p>
          </table:table-cell>
          <table:table-cell office:value-type="float" office:value="0.18138888922222" calcext:value-type="float">
            <text:p>0.18138888922222</text:p>
          </table:table-cell>
          <table:table-cell office:value-type="float" office:value="1829.1404237609" calcext:value-type="float">
            <text:p>1829.1404237609</text:p>
          </table:table-cell>
          <table:table-cell office:value-type="float" office:value="12.835806896274" calcext:value-type="float">
            <text:p>12.835806896274</text:p>
          </table:table-cell>
          <table:table-cell office:value-type="float" office:value="-7263.4641002724" calcext:value-type="float">
            <text:p>-7263.4641002724</text:p>
          </table:table-cell>
          <table:table-cell office:value-type="float" office:value="7263.4641002724" calcext:value-type="float">
            <text:p>7263.4641002724</text:p>
          </table:table-cell>
          <table:table-cell office:value-type="float" office:value="1826.8580763938" calcext:value-type="float">
            <text:p>1826.8580763938</text:p>
          </table:table-cell>
          <table:table-cell office:value-type="float" office:value="8882.7502589738" calcext:value-type="float">
            <text:p>8882.7502589738</text:p>
          </table:table-cell>
          <table:table-cell office:value-type="float" office:value="22.415615476815" calcext:value-type="float">
            <text:p>22.415615476815</text:p>
          </table:table-cell>
          <table:table-cell office:value-type="float" office:value="0.18138888922222" calcext:value-type="float">
            <text:p>0.1813888892222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6" calcext:value-type="float">
            <text:p>5366</text:p>
          </table:table-cell>
          <table:table-cell office:value-type="float" office:value="0.365" calcext:value-type="float">
            <text:p>0.365</text:p>
          </table:table-cell>
          <table:table-cell office:value-type="float" office:value="18.990868014289" calcext:value-type="float">
            <text:p>18.99086801428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990875092399" calcext:value-type="float">
            <text:p>18.99087509239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8.990860936178" calcext:value-type="float">
            <text:p>18.990860936178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0.703241745552" calcext:value-type="float">
            <text:p>20.703241745552</text:p>
          </table:table-cell>
          <table:table-cell office:value-type="float" office:value="22.415615476815" calcext:value-type="float">
            <text:p>22.415615476815</text:p>
          </table:table-cell>
          <table:table-cell office:value-type="float" office:value="18.990868014289" calcext:value-type="float">
            <text:p>18.990868014289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2"/>
          <table:table-cell office:value-type="string" calcext:value-type="string">
            <text:p>qDot</text:p>
          </table:table-cell>
          <table:table-cell table:formula="of:=[.BK5]/[.BK6]" office:value-type="float" office:value="44.1" calcext:value-type="float">
            <text:p>44.1</text:p>
          </table:table-cell>
          <table:table-cell office:value-type="string" calcext:value-type="string">
            <text:p>W/m</text:p>
          </table:table-cell>
          <table:table-cell table:formula="of:=[.A14]" office:value-type="float" office:value="43200" calcext:value-type="float">
            <text:p>43200</text:p>
          </table:table-cell>
          <table:table-cell table:formula="of:=[.$BK$14]/(4*PI()*[.$BK$11])*(LN(4*[.$BK$15]*[.BM14]/POWER([.$BK$8];2))-[.$BK$3])+[.$BK$14]*[.$BK$10]+[.$BK$7]" office:value-type="float" office:value="20.5058250566367" calcext:value-type="float">
            <text:p>20.5058250566367</text:p>
          </table:table-cell>
          <table:table-cell table:number-columns-repeated="958"/>
        </table:table-row>
        <table:table-row table:style-name="ro2">
          <table:table-cell office:value-type="float" office:value="46800" calcext:value-type="float">
            <text:p>46800</text:p>
          </table:table-cell>
          <table:table-cell office:value-type="float" office:value="22.530516001131" calcext:value-type="float">
            <text:p>22.530516001131</text:p>
          </table:table-cell>
          <table:table-cell office:value-type="float" office:value="19.094695122453" calcext:value-type="float">
            <text:p>19.094695122453</text:p>
          </table:table-cell>
          <table:table-cell office:value-type="float" office:value="4180" calcext:value-type="float">
            <text:p>4180</text:p>
          </table:table-cell>
          <table:table-cell office:value-type="float" office:value="5254.0000216" calcext:value-type="float">
            <text:p>5254.0000216</text:p>
          </table:table-cell>
          <table:table-cell office:value-type="float" office:value="0.36583333316667" calcext:value-type="float">
            <text:p>0.36583333316667</text:p>
          </table:table-cell>
          <table:table-cell office:value-type="float" office:value="20.178055269929" calcext:value-type="float">
            <text:p>20.178055269929</text:p>
          </table:table-cell>
          <table:table-cell office:value-type="float" office:value="1798.6718704186" calcext:value-type="float">
            <text:p>1798.6718704186</text:p>
          </table:table-cell>
          <table:table-cell office:value-type="float" office:value="19.096132623888" calcext:value-type="float">
            <text:p>19.096132623888</text:p>
          </table:table-cell>
          <table:table-cell office:value-type="float" office:value="827.2290387641" calcext:value-type="float">
            <text:p>827.2290387641</text:p>
          </table:table-cell>
          <table:table-cell office:value-type="float" office:value="20.178060009675" calcext:value-type="float">
            <text:p>20.178060009675</text:p>
          </table:table-cell>
          <table:table-cell office:value-type="float" office:value="1798.668246448" calcext:value-type="float">
            <text:p>1798.668246448</text:p>
          </table:table-cell>
          <table:table-cell office:value-type="float" office:value="19.096109451642" calcext:value-type="float">
            <text:p>19.096109451642</text:p>
          </table:table-cell>
          <table:table-cell office:value-type="float" office:value="827.25038004055" calcext:value-type="float">
            <text:p>827.25038004055</text:p>
          </table:table-cell>
          <table:table-cell office:value-type="float" office:value="295.68051600113" calcext:value-type="float">
            <text:p>295.68051600113</text:p>
          </table:table-cell>
          <table:table-cell office:value-type="float" office:value="0.18291666658333" calcext:value-type="float">
            <text:p>0.18291666658333</text:p>
          </table:table-cell>
          <table:table-cell office:value-type="float" office:value="1845.101498083" calcext:value-type="float">
            <text:p>1845.101498083</text:p>
          </table:table-cell>
          <table:table-cell office:value-type="float" office:value="12.895396298543" calcext:value-type="float">
            <text:p>12.895396298543</text:p>
          </table:table-cell>
          <table:table-cell office:value-type="float" office:value="-7366.9322285786" calcext:value-type="float">
            <text:p>-7366.9322285786</text:p>
          </table:table-cell>
          <table:table-cell office:value-type="float" office:value="7366.9322285786" calcext:value-type="float">
            <text:p>7366.9322285786</text:p>
          </table:table-cell>
          <table:table-cell office:value-type="float" office:value="1839.4041895285" calcext:value-type="float">
            <text:p>1839.4041895285</text:p>
          </table:table-cell>
          <table:table-cell office:value-type="float" office:value="8957.5666648091" calcext:value-type="float">
            <text:p>8957.5666648091</text:p>
          </table:table-cell>
          <table:table-cell office:value-type="float" office:value="22.530516001131" calcext:value-type="float">
            <text:p>22.530516001131</text:p>
          </table:table-cell>
          <table:table-cell office:value-type="float" office:value="0.18291666658333" calcext:value-type="float">
            <text:p>0.1829166665833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97" calcext:value-type="float">
            <text:p>5197</text:p>
          </table:table-cell>
          <table:table-cell office:value-type="float" office:value="0.365277778" calcext:value-type="float">
            <text:p>0.365277778</text:p>
          </table:table-cell>
          <table:table-cell office:value-type="float" office:value="19.096121037765" calcext:value-type="float">
            <text:p>19.09612103776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096132623888" calcext:value-type="float">
            <text:p>19.09613262388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096109451642" calcext:value-type="float">
            <text:p>19.096109451642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0.813318519448" calcext:value-type="float">
            <text:p>20.813318519448</text:p>
          </table:table-cell>
          <table:table-cell office:value-type="float" office:value="22.530516001131" calcext:value-type="float">
            <text:p>22.530516001131</text:p>
          </table:table-cell>
          <table:table-cell office:value-type="float" office:value="19.096121037765" calcext:value-type="float">
            <text:p>19.096121037765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2"/>
          <table:table-cell office:value-type="string" calcext:value-type="string">
            <text:p>kappa</text:p>
          </table:table-cell>
          <table:table-cell table:formula="of:=[.BK11]/[.BK9]" office:value-type="float" office:value="0.00000117647058823529" calcext:value-type="float">
            <text:p>1.17647058823529E-06</text:p>
          </table:table-cell>
          <table:table-cell/>
          <table:table-cell table:formula="of:=[.A15]" office:value-type="float" office:value="46800" calcext:value-type="float">
            <text:p>46800</text:p>
          </table:table-cell>
          <table:table-cell table:formula="of:=[.$BK$14]/(4*PI()*[.$BK$11])*(LN(4*[.$BK$15]*[.BM15]/POWER([.$BK$8];2))-[.$BK$3])+[.$BK$14]*[.$BK$10]+[.$BK$7]" office:value-type="float" office:value="20.5994581221342" calcext:value-type="float">
            <text:p>20.5994581221342</text:p>
          </table:table-cell>
          <table:table-cell table:number-columns-repeated="958"/>
        </table:table-row>
        <table:table-row table:style-name="ro2">
          <table:table-cell office:value-type="float" office:value="50400" calcext:value-type="float">
            <text:p>50400</text:p>
          </table:table-cell>
          <table:table-cell office:value-type="float" office:value="22.54832259193" calcext:value-type="float">
            <text:p>22.54832259193</text:p>
          </table:table-cell>
          <table:table-cell office:value-type="float" office:value="19.165283050553" calcext:value-type="float">
            <text:p>19.165283050553</text:p>
          </table:table-cell>
          <table:table-cell office:value-type="float" office:value="4180" calcext:value-type="float">
            <text:p>4180</text:p>
          </table:table-cell>
          <table:table-cell office:value-type="float" office:value="5189.0000156" calcext:value-type="float">
            <text:p>5189.0000156</text:p>
          </table:table-cell>
          <table:table-cell office:value-type="float" office:value="0.366944444" calcext:value-type="float">
            <text:p>0.366944444</text:p>
          </table:table-cell>
          <table:table-cell office:value-type="float" office:value="20.236448774396" calcext:value-type="float">
            <text:p>20.236448774396</text:p>
          </table:table-cell>
          <table:table-cell office:value-type="float" office:value="1773.008137878" calcext:value-type="float">
            <text:p>1773.008137878</text:p>
          </table:table-cell>
          <table:table-cell office:value-type="float" office:value="19.169390009572" calcext:value-type="float">
            <text:p>19.169390009572</text:p>
          </table:table-cell>
          <table:table-cell office:value-type="float" office:value="818.34218601291" calcext:value-type="float">
            <text:p>818.34218601291</text:p>
          </table:table-cell>
          <table:table-cell office:value-type="float" office:value="20.236449104316" calcext:value-type="float">
            <text:p>20.236449104316</text:p>
          </table:table-cell>
          <table:table-cell office:value-type="float" office:value="1773.0078848577" calcext:value-type="float">
            <text:p>1773.0078848577</text:p>
          </table:table-cell>
          <table:table-cell office:value-type="float" office:value="19.169403081757" calcext:value-type="float">
            <text:p>19.169403081757</text:p>
          </table:table-cell>
          <table:table-cell office:value-type="float" office:value="818.33241379319" calcext:value-type="float">
            <text:p>818.33241379319</text:p>
          </table:table-cell>
          <table:table-cell office:value-type="float" office:value="295.69832259193" calcext:value-type="float">
            <text:p>295.69832259193</text:p>
          </table:table-cell>
          <table:table-cell office:value-type="float" office:value="0.183472222" calcext:value-type="float">
            <text:p>0.183472222</text:p>
          </table:table-cell>
          <table:table-cell office:value-type="float" office:value="1841.6835229228" calcext:value-type="float">
            <text:p>1841.6835229228</text:p>
          </table:table-cell>
          <table:table-cell office:value-type="float" office:value="12.911618107532" calcext:value-type="float">
            <text:p>12.911618107532</text:p>
          </table:table-cell>
          <table:table-cell office:value-type="float" office:value="-7390.5225032514" calcext:value-type="float">
            <text:p>-7390.5225032514</text:p>
          </table:table-cell>
          <table:table-cell office:value-type="float" office:value="7390.5225032514" calcext:value-type="float">
            <text:p>7390.5225032514</text:p>
          </table:table-cell>
          <table:table-cell office:value-type="float" office:value="1843.9623088928" calcext:value-type="float">
            <text:p>1843.9623088928</text:p>
          </table:table-cell>
          <table:table-cell office:value-type="float" office:value="8984.7726311857" calcext:value-type="float">
            <text:p>8984.7726311857</text:p>
          </table:table-cell>
          <table:table-cell office:value-type="float" office:value="22.54832259193" calcext:value-type="float">
            <text:p>22.54832259193</text:p>
          </table:table-cell>
          <table:table-cell office:value-type="float" office:value="0.183472222" calcext:value-type="float">
            <text:p>0.18347222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69" calcext:value-type="float">
            <text:p>5269</text:p>
          </table:table-cell>
          <table:table-cell office:value-type="float" office:value="0.365" calcext:value-type="float">
            <text:p>0.365</text:p>
          </table:table-cell>
          <table:table-cell office:value-type="float" office:value="19.169396545665" calcext:value-type="float">
            <text:p>19.16939654566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169390009572" calcext:value-type="float">
            <text:p>19.16939000957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169403081757" calcext:value-type="float">
            <text:p>19.169403081757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0.858859568797" calcext:value-type="float">
            <text:p>20.858859568797</text:p>
          </table:table-cell>
          <table:table-cell office:value-type="float" office:value="22.54832259193" calcext:value-type="float">
            <text:p>22.54832259193</text:p>
          </table:table-cell>
          <table:table-cell office:value-type="float" office:value="19.169396545665" calcext:value-type="float">
            <text:p>19.169396545665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16]" office:value-type="float" office:value="50400" calcext:value-type="float">
            <text:p>50400</text:p>
          </table:table-cell>
          <table:table-cell table:formula="of:=[.$BK$14]/(4*PI()*[.$BK$11])*(LN(4*[.$BK$15]*[.BM16]/POWER([.$BK$8];2))-[.$BK$3])+[.$BK$14]*[.$BK$10]+[.$BK$7]" office:value-type="float" office:value="20.6861488003015" calcext:value-type="float">
            <text:p>20.6861488003015</text:p>
          </table:table-cell>
          <table:table-cell table:number-columns-repeated="958"/>
        </table:table-row>
        <table:table-row table:style-name="ro2">
          <table:table-cell office:value-type="float" office:value="54000" calcext:value-type="float">
            <text:p>54000</text:p>
          </table:table-cell>
          <table:table-cell office:value-type="float" office:value="22.662888450579" calcext:value-type="float">
            <text:p>22.662888450579</text:p>
          </table:table-cell>
          <table:table-cell office:value-type="float" office:value="19.248393131708" calcext:value-type="float">
            <text:p>19.248393131708</text:p>
          </table:table-cell>
          <table:table-cell office:value-type="float" office:value="4180" calcext:value-type="float">
            <text:p>4180</text:p>
          </table:table-cell>
          <table:table-cell office:value-type="float" office:value="5265.0000208" calcext:value-type="float">
            <text:p>5265.0000208</text:p>
          </table:table-cell>
          <table:table-cell office:value-type="float" office:value="0.3688888885" calcext:value-type="float">
            <text:p>0.3688888885</text:p>
          </table:table-cell>
          <table:table-cell office:value-type="float" office:value="20.328850183502" calcext:value-type="float">
            <text:p>20.328850183502</text:p>
          </table:table-cell>
          <table:table-cell office:value-type="float" office:value="1799.4916345016" calcext:value-type="float">
            <text:p>1799.4916345016</text:p>
          </table:table-cell>
          <table:table-cell office:value-type="float" office:value="19.252105626494" calcext:value-type="float">
            <text:p>19.252105626494</text:p>
          </table:table-cell>
          <table:table-cell office:value-type="float" office:value="830.14612492165" calcext:value-type="float">
            <text:p>830.14612492165</text:p>
          </table:table-cell>
          <table:table-cell office:value-type="float" office:value="20.328862063125" calcext:value-type="float">
            <text:p>20.328862063125</text:p>
          </table:table-cell>
          <table:table-cell office:value-type="float" office:value="1799.4824755765" calcext:value-type="float">
            <text:p>1799.4824755765</text:p>
          </table:table-cell>
          <table:table-cell office:value-type="float" office:value="19.252103260043" calcext:value-type="float">
            <text:p>19.252103260043</text:p>
          </table:table-cell>
          <table:table-cell office:value-type="float" office:value="830.15710832743" calcext:value-type="float">
            <text:p>830.15710832743</text:p>
          </table:table-cell>
          <table:table-cell office:value-type="float" office:value="295.81288845058" calcext:value-type="float">
            <text:p>295.81288845058</text:p>
          </table:table-cell>
          <table:table-cell office:value-type="float" office:value="0.18444444425" calcext:value-type="float">
            <text:p>0.18444444425</text:p>
          </table:table-cell>
          <table:table-cell office:value-type="float" office:value="1855.3481097044" calcext:value-type="float">
            <text:p>1855.3481097044</text:p>
          </table:table-cell>
          <table:table-cell office:value-type="float" office:value="12.959536014286" calcext:value-type="float">
            <text:p>12.959536014286</text:p>
          </table:table-cell>
          <table:table-cell office:value-type="float" office:value="-7481.069090441" calcext:value-type="float">
            <text:p>-7481.069090441</text:p>
          </table:table-cell>
          <table:table-cell office:value-type="float" office:value="7481.069090441" calcext:value-type="float">
            <text:p>7481.069090441</text:p>
          </table:table-cell>
          <table:table-cell office:value-type="float" office:value="1851.9337899724" calcext:value-type="float">
            <text:p>1851.9337899724</text:p>
          </table:table-cell>
          <table:table-cell office:value-type="float" office:value="9032.3830856077" calcext:value-type="float">
            <text:p>9032.3830856077</text:p>
          </table:table-cell>
          <table:table-cell office:value-type="float" office:value="22.662888450579" calcext:value-type="float">
            <text:p>22.662888450579</text:p>
          </table:table-cell>
          <table:table-cell office:value-type="float" office:value="0.18444444425" calcext:value-type="float">
            <text:p>0.184444444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0.365555556" calcext:value-type="float">
            <text:p>0.365555556</text:p>
          </table:table-cell>
          <table:table-cell office:value-type="float" office:value="19.252104443269" calcext:value-type="float">
            <text:p>19.25210444326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252105626494" calcext:value-type="float">
            <text:p>19.252105626494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252103260043" calcext:value-type="float">
            <text:p>19.252103260043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0.957496446924" calcext:value-type="float">
            <text:p>20.957496446924</text:p>
          </table:table-cell>
          <table:table-cell office:value-type="float" office:value="22.662888450579" calcext:value-type="float">
            <text:p>22.662888450579</text:p>
          </table:table-cell>
          <table:table-cell office:value-type="float" office:value="19.252104443269" calcext:value-type="float">
            <text:p>19.252104443269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17]" office:value-type="float" office:value="54000" calcext:value-type="float">
            <text:p>54000</text:p>
          </table:table-cell>
          <table:table-cell table:formula="of:=[.$BK$14]/(4*PI()*[.$BK$11])*(LN(4*[.$BK$15]*[.BM17]/POWER([.$BK$8];2))-[.$BK$3])+[.$BK$14]*[.$BK$10]+[.$BK$7]" office:value-type="float" office:value="20.7668558908356" calcext:value-type="float">
            <text:p>20.7668558908356</text:p>
          </table:table-cell>
          <table:table-cell table:number-columns-repeated="958"/>
        </table:table-row>
        <table:table-row table:style-name="ro2">
          <table:table-cell office:value-type="float" office:value="57600" calcext:value-type="float">
            <text:p>57600</text:p>
          </table:table-cell>
          <table:table-cell office:value-type="float" office:value="22.779167850706" calcext:value-type="float">
            <text:p>22.779167850706</text:p>
          </table:table-cell>
          <table:table-cell office:value-type="float" office:value="19.315867451943" calcext:value-type="float">
            <text:p>19.315867451943</text:p>
          </table:table-cell>
          <table:table-cell office:value-type="float" office:value="4180" calcext:value-type="float">
            <text:p>4180</text:p>
          </table:table-cell>
          <table:table-cell office:value-type="float" office:value="5291.9999828" calcext:value-type="float">
            <text:p>5291.9999828</text:p>
          </table:table-cell>
          <table:table-cell office:value-type="float" office:value="0.36555555633333" calcext:value-type="float">
            <text:p>0.36555555633333</text:p>
          </table:table-cell>
          <table:table-cell office:value-type="float" office:value="20.402418328061" calcext:value-type="float">
            <text:p>20.402418328061</text:p>
          </table:table-cell>
          <table:table-cell office:value-type="float" office:value="1815.8630474928" calcext:value-type="float">
            <text:p>1815.8630474928</text:p>
          </table:table-cell>
          <table:table-cell office:value-type="float" office:value="19.318570762563" calcext:value-type="float">
            <text:p>19.318570762563</text:p>
          </table:table-cell>
          <table:table-cell office:value-type="float" office:value="828.07158455284" calcext:value-type="float">
            <text:p>828.07158455284</text:p>
          </table:table-cell>
          <table:table-cell office:value-type="float" office:value="20.402418601608" calcext:value-type="float">
            <text:p>20.402418601608</text:p>
          </table:table-cell>
          <table:table-cell office:value-type="float" office:value="1815.8628384993" calcext:value-type="float">
            <text:p>1815.8628384993</text:p>
          </table:table-cell>
          <table:table-cell office:value-type="float" office:value="19.318555715969" calcext:value-type="float">
            <text:p>19.318555715969</text:p>
          </table:table-cell>
          <table:table-cell office:value-type="float" office:value="828.08328931098" calcext:value-type="float">
            <text:p>828.08328931098</text:p>
          </table:table-cell>
          <table:table-cell office:value-type="float" office:value="295.92916785071" calcext:value-type="float">
            <text:p>295.92916785071</text:p>
          </table:table-cell>
          <table:table-cell office:value-type="float" office:value="0.18277777816667" calcext:value-type="float">
            <text:p>0.18277777816667</text:p>
          </table:table-cell>
          <table:table-cell office:value-type="float" office:value="1845.1014978552" calcext:value-type="float">
            <text:p>1845.1014978552</text:p>
          </table:table-cell>
          <table:table-cell office:value-type="float" office:value="12.949766167477" calcext:value-type="float">
            <text:p>12.949766167477</text:p>
          </table:table-cell>
          <table:table-cell office:value-type="float" office:value="-7509.7721175399" calcext:value-type="float">
            <text:p>-7509.7721175399</text:p>
          </table:table-cell>
          <table:table-cell office:value-type="float" office:value="7509.7721175399" calcext:value-type="float">
            <text:p>7509.7721175399</text:p>
          </table:table-cell>
          <table:table-cell office:value-type="float" office:value="1838.2643223829" calcext:value-type="float">
            <text:p>1838.2643223829</text:p>
          </table:table-cell>
          <table:table-cell office:value-type="float" office:value="8950.7651946397" calcext:value-type="float">
            <text:p>8950.7651946397</text:p>
          </table:table-cell>
          <table:table-cell office:value-type="float" office:value="22.779167850706" calcext:value-type="float">
            <text:p>22.779167850706</text:p>
          </table:table-cell>
          <table:table-cell office:value-type="float" office:value="0.18277777816667" calcext:value-type="float">
            <text:p>0.1827777781666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01" calcext:value-type="float">
            <text:p>5301</text:p>
          </table:table-cell>
          <table:table-cell office:value-type="float" office:value="0.367222222" calcext:value-type="float">
            <text:p>0.367222222</text:p>
          </table:table-cell>
          <table:table-cell office:value-type="float" office:value="19.318563239266" calcext:value-type="float">
            <text:p>19.31856323926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318570762563" calcext:value-type="float">
            <text:p>19.31857076256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318555715969" calcext:value-type="float">
            <text:p>19.318555715969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048865544986" calcext:value-type="float">
            <text:p>21.048865544986</text:p>
          </table:table-cell>
          <table:table-cell office:value-type="float" office:value="22.779167850706" calcext:value-type="float">
            <text:p>22.779167850706</text:p>
          </table:table-cell>
          <table:table-cell office:value-type="float" office:value="19.318563239266" calcext:value-type="float">
            <text:p>19.318563239266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18]" office:value-type="float" office:value="57600" calcext:value-type="float">
            <text:p>57600</text:p>
          </table:table-cell>
          <table:table-cell table:formula="of:=[.$BK$14]/(4*PI()*[.$BK$11])*(LN(4*[.$BK$15]*[.BM18]/POWER([.$BK$8];2))-[.$BK$3])+[.$BK$14]*[.$BK$10]+[.$BK$7]" office:value-type="float" office:value="20.8423523320784" calcext:value-type="float">
            <text:p>20.8423523320784</text:p>
          </table:table-cell>
          <table:table-cell table:number-columns-repeated="958"/>
        </table:table-row>
        <table:table-row table:style-name="ro2">
          <table:table-cell office:value-type="float" office:value="61200" calcext:value-type="float">
            <text:p>61200</text:p>
          </table:table-cell>
          <table:table-cell office:value-type="float" office:value="22.8807480824" calcext:value-type="float">
            <text:p>22.8807480824</text:p>
          </table:table-cell>
          <table:table-cell office:value-type="float" office:value="19.370784834737" calcext:value-type="float">
            <text:p>19.370784834737</text:p>
          </table:table-cell>
          <table:table-cell office:value-type="float" office:value="4180" calcext:value-type="float">
            <text:p>4180</text:p>
          </table:table-cell>
          <table:table-cell office:value-type="float" office:value="5347.0000066" calcext:value-type="float">
            <text:p>5347.0000066</text:p>
          </table:table-cell>
          <table:table-cell office:value-type="float" office:value="0.36444444405556" calcext:value-type="float">
            <text:p>0.36444444405556</text:p>
          </table:table-cell>
          <table:table-cell office:value-type="float" office:value="20.468793752354" calcext:value-type="float">
            <text:p>20.468793752354</text:p>
          </table:table-cell>
          <table:table-cell office:value-type="float" office:value="1837.1588117426" calcext:value-type="float">
            <text:p>1837.1588117426</text:p>
          </table:table-cell>
          <table:table-cell office:value-type="float" office:value="19.378661553038" calcext:value-type="float">
            <text:p>19.378661553038</text:p>
          </table:table-cell>
          <table:table-cell office:value-type="float" office:value="830.34158275349" calcext:value-type="float">
            <text:p>830.34158275349</text:p>
          </table:table-cell>
          <table:table-cell office:value-type="float" office:value="20.468791474756" calcext:value-type="float">
            <text:p>20.468791474756</text:p>
          </table:table-cell>
          <table:table-cell office:value-type="float" office:value="1837.1605465642" calcext:value-type="float">
            <text:p>1837.1605465642</text:p>
          </table:table-cell>
          <table:table-cell office:value-type="float" office:value="19.378664158203" calcext:value-type="float">
            <text:p>19.378664158203</text:p>
          </table:table-cell>
          <table:table-cell office:value-type="float" office:value="830.33786360617" calcext:value-type="float">
            <text:p>830.33786360617</text:p>
          </table:table-cell>
          <table:table-cell office:value-type="float" office:value="296.0307480824" calcext:value-type="float">
            <text:p>296.0307480824</text:p>
          </table:table-cell>
          <table:table-cell office:value-type="float" office:value="0.18222222202778" calcext:value-type="float">
            <text:p>0.18222222202778</text:p>
          </table:table-cell>
          <table:table-cell office:value-type="float" office:value="1834.8438877362" calcext:value-type="float">
            <text:p>1834.8438877362</text:p>
          </table:table-cell>
          <table:table-cell office:value-type="float" office:value="12.960761144283" calcext:value-type="float">
            <text:p>12.960761144283</text:p>
          </table:table-cell>
          <table:table-cell office:value-type="float" office:value="-7555.9438206237" calcext:value-type="float">
            <text:p>-7555.9438206237</text:p>
          </table:table-cell>
          <table:table-cell office:value-type="float" office:value="7555.9438206237" calcext:value-type="float">
            <text:p>7555.9438206237</text:p>
          </table:table-cell>
          <table:table-cell office:value-type="float" office:value="1833.7034660511" calcext:value-type="float">
            <text:p>1833.7034660511</text:p>
          </table:table-cell>
          <table:table-cell office:value-type="float" office:value="8923.5591928953" calcext:value-type="float">
            <text:p>8923.5591928953</text:p>
          </table:table-cell>
          <table:table-cell office:value-type="float" office:value="22.8807480824" calcext:value-type="float">
            <text:p>22.8807480824</text:p>
          </table:table-cell>
          <table:table-cell office:value-type="float" office:value="0.18222222202778" calcext:value-type="float">
            <text:p>0.1822222220277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6" calcext:value-type="float">
            <text:p>5256</text:p>
          </table:table-cell>
          <table:table-cell office:value-type="float" office:value="0.366666667" calcext:value-type="float">
            <text:p>0.366666667</text:p>
          </table:table-cell>
          <table:table-cell office:value-type="float" office:value="19.37866285562" calcext:value-type="float">
            <text:p>19.3786628556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378661553038" calcext:value-type="float">
            <text:p>19.37866155303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378664158203" calcext:value-type="float">
            <text:p>19.378664158203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12970546901" calcext:value-type="float">
            <text:p>21.12970546901</text:p>
          </table:table-cell>
          <table:table-cell office:value-type="float" office:value="22.8807480824" calcext:value-type="float">
            <text:p>22.8807480824</text:p>
          </table:table-cell>
          <table:table-cell office:value-type="float" office:value="19.37866285562" calcext:value-type="float">
            <text:p>19.37866285562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19]" office:value-type="float" office:value="61200" calcext:value-type="float">
            <text:p>61200</text:p>
          </table:table-cell>
          <table:table-cell table:formula="of:=[.$BK$14]/(4*PI()*[.$BK$11])*(LN(4*[.$BK$15]*[.BM19]/POWER([.$BK$8];2))-[.$BK$3])+[.$BK$14]*[.$BK$10]+[.$BK$7]" office:value-type="float" office:value="20.9132703376068" calcext:value-type="float">
            <text:p>20.9132703376068</text:p>
          </table:table-cell>
          <table:table-cell table:number-columns-repeated="958"/>
        </table:table-row>
        <table:table-row table:style-name="ro2">
          <table:table-cell office:value-type="float" office:value="64800" calcext:value-type="float">
            <text:p>64800</text:p>
          </table:table-cell>
          <table:table-cell office:value-type="float" office:value="22.89491023086" calcext:value-type="float">
            <text:p>22.89491023086</text:p>
          </table:table-cell>
          <table:table-cell office:value-type="float" office:value="19.440124987617" calcext:value-type="float">
            <text:p>19.440124987617</text:p>
          </table:table-cell>
          <table:table-cell office:value-type="float" office:value="4180" calcext:value-type="float">
            <text:p>4180</text:p>
          </table:table-cell>
          <table:table-cell office:value-type="float" office:value="5283.0000094" calcext:value-type="float">
            <text:p>5283.0000094</text:p>
          </table:table-cell>
          <table:table-cell office:value-type="float" office:value="0.365833333" calcext:value-type="float">
            <text:p>0.365833333</text:p>
          </table:table-cell>
          <table:table-cell office:value-type="float" office:value="20.523861350183" calcext:value-type="float">
            <text:p>20.523861350183</text:p>
          </table:table-cell>
          <table:table-cell office:value-type="float" office:value="1812.8842137733" calcext:value-type="float">
            <text:p>1812.8842137733</text:p>
          </table:table-cell>
          <table:table-cell office:value-type="float" office:value="19.439549931378" calcext:value-type="float">
            <text:p>19.439549931378</text:p>
          </table:table-cell>
          <table:table-cell office:value-type="float" office:value="829.05547413439" calcext:value-type="float">
            <text:p>829.05547413439</text:p>
          </table:table-cell>
          <table:table-cell office:value-type="float" office:value="20.523860889245" calcext:value-type="float">
            <text:p>20.523860889245</text:p>
          </table:table-cell>
          <table:table-cell office:value-type="float" office:value="1812.8845662027" calcext:value-type="float">
            <text:p>1812.8845662027</text:p>
          </table:table-cell>
          <table:table-cell office:value-type="float" office:value="19.439562240649" calcext:value-type="float">
            <text:p>19.439562240649</text:p>
          </table:table-cell>
          <table:table-cell office:value-type="float" office:value="829.04571013903" calcext:value-type="float">
            <text:p>829.04571013903</text:p>
          </table:table-cell>
          <table:table-cell office:value-type="float" office:value="296.04491023086" calcext:value-type="float">
            <text:p>296.04491023086</text:p>
          </table:table-cell>
          <table:table-cell office:value-type="float" office:value="0.1829166665" calcext:value-type="float">
            <text:p>0.1829166665</text:p>
          </table:table-cell>
          <table:table-cell office:value-type="float" office:value="1849.6568979071" calcext:value-type="float">
            <text:p>1849.6568979071</text:p>
          </table:table-cell>
          <table:table-cell office:value-type="float" office:value="12.979595997938" calcext:value-type="float">
            <text:p>12.979595997938</text:p>
          </table:table-cell>
          <table:table-cell office:value-type="float" office:value="-7581.1666279658" calcext:value-type="float">
            <text:p>-7581.1666279658</text:p>
          </table:table-cell>
          <table:table-cell office:value-type="float" office:value="7581.1666279658" calcext:value-type="float">
            <text:p>7581.1666279658</text:p>
          </table:table-cell>
          <table:table-cell office:value-type="float" office:value="1839.4041888446" calcext:value-type="float">
            <text:p>1839.4041888446</text:p>
          </table:table-cell>
          <table:table-cell office:value-type="float" office:value="8957.5666607282" calcext:value-type="float">
            <text:p>8957.5666607282</text:p>
          </table:table-cell>
          <table:table-cell office:value-type="float" office:value="22.89491023086" calcext:value-type="float">
            <text:p>22.89491023086</text:p>
          </table:table-cell>
          <table:table-cell office:value-type="float" office:value="0.1829166665" calcext:value-type="float">
            <text:p>0.182916666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9" calcext:value-type="float">
            <text:p>5369</text:p>
          </table:table-cell>
          <table:table-cell office:value-type="float" office:value="0.3675" calcext:value-type="float">
            <text:p>0.3675</text:p>
          </table:table-cell>
          <table:table-cell office:value-type="float" office:value="19.439556086013" calcext:value-type="float">
            <text:p>19.43955608601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439549931378" calcext:value-type="float">
            <text:p>19.43954993137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439562240649" calcext:value-type="float">
            <text:p>19.439562240649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167233158437" calcext:value-type="float">
            <text:p>21.167233158437</text:p>
          </table:table-cell>
          <table:table-cell office:value-type="float" office:value="22.89491023086" calcext:value-type="float">
            <text:p>22.89491023086</text:p>
          </table:table-cell>
          <table:table-cell office:value-type="float" office:value="19.439556086013" calcext:value-type="float">
            <text:p>19.439556086013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20]" office:value-type="float" office:value="64800" calcext:value-type="float">
            <text:p>64800</text:p>
          </table:table-cell>
          <table:table-cell table:formula="of:=[.$BK$14]/(4*PI()*[.$BK$11])*(LN(4*[.$BK$15]*[.BM20]/POWER([.$BK$8];2))-[.$BK$3])+[.$BK$14]*[.$BK$10]+[.$BK$7]" office:value-type="float" office:value="20.9801336117559" calcext:value-type="float">
            <text:p>20.9801336117559</text:p>
          </table:table-cell>
          <table:table-cell table:number-columns-repeated="958"/>
        </table:table-row>
        <table:table-row table:style-name="ro2">
          <table:table-cell office:value-type="float" office:value="68400" calcext:value-type="float">
            <text:p>68400</text:p>
          </table:table-cell>
          <table:table-cell office:value-type="float" office:value="22.984831633055" calcext:value-type="float">
            <text:p>22.984831633055</text:p>
          </table:table-cell>
          <table:table-cell office:value-type="float" office:value="19.499555844815" calcext:value-type="float">
            <text:p>19.499555844815</text:p>
          </table:table-cell>
          <table:table-cell office:value-type="float" office:value="4180" calcext:value-type="float">
            <text:p>4180</text:p>
          </table:table-cell>
          <table:table-cell office:value-type="float" office:value="5361.9999878" calcext:value-type="float">
            <text:p>5361.9999878</text:p>
          </table:table-cell>
          <table:table-cell office:value-type="float" office:value="0.36805555561111" calcext:value-type="float">
            <text:p>0.36805555561111</text:p>
          </table:table-cell>
          <table:table-cell office:value-type="float" office:value="20.597929752194" calcext:value-type="float">
            <text:p>20.597929752194</text:p>
          </table:table-cell>
          <table:table-cell office:value-type="float" office:value="1836.0911207148" calcext:value-type="float">
            <text:p>1836.0911207148</text:p>
          </table:table-cell>
          <table:table-cell office:value-type="float" office:value="19.506949431454" calcext:value-type="float">
            <text:p>19.506949431454</text:p>
          </table:table-cell>
          <table:table-cell office:value-type="float" office:value="839.22145935156" calcext:value-type="float">
            <text:p>839.22145935156</text:p>
          </table:table-cell>
          <table:table-cell office:value-type="float" office:value="20.597928332929" calcext:value-type="float">
            <text:p>20.597928332929</text:p>
          </table:table-cell>
          <table:table-cell office:value-type="float" office:value="1836.0922124645" calcext:value-type="float">
            <text:p>1836.0922124645</text:p>
          </table:table-cell>
          <table:table-cell office:value-type="float" office:value="19.506949328565" calcext:value-type="float">
            <text:p>19.506949328565</text:p>
          </table:table-cell>
          <table:table-cell office:value-type="float" office:value="839.22044674748" calcext:value-type="float">
            <text:p>839.22044674748</text:p>
          </table:table-cell>
          <table:table-cell office:value-type="float" office:value="296.13483163306" calcext:value-type="float">
            <text:p>296.13483163306</text:p>
          </table:table-cell>
          <table:table-cell office:value-type="float" office:value="0.18402777780556" calcext:value-type="float">
            <text:p>0.18402777780556</text:p>
          </table:table-cell>
          <table:table-cell office:value-type="float" office:value="1847.379475664" calcext:value-type="float">
            <text:p>1847.379475664</text:p>
          </table:table-cell>
          <table:table-cell office:value-type="float" office:value="13.025411120794" calcext:value-type="float">
            <text:p>13.025411120794</text:p>
          </table:table-cell>
          <table:table-cell office:value-type="float" office:value="-7661.1459049288" calcext:value-type="float">
            <text:p>-7661.1459049288</text:p>
          </table:table-cell>
          <table:table-cell office:value-type="float" office:value="7661.1459049288" calcext:value-type="float">
            <text:p>7661.1459049288</text:p>
          </table:table-cell>
          <table:table-cell office:value-type="float" office:value="1848.5182558823" calcext:value-type="float">
            <text:p>1848.5182558823</text:p>
          </table:table-cell>
          <table:table-cell office:value-type="float" office:value="9011.9786166065" calcext:value-type="float">
            <text:p>9011.9786166065</text:p>
          </table:table-cell>
          <table:table-cell office:value-type="float" office:value="22.984831633055" calcext:value-type="float">
            <text:p>22.984831633055</text:p>
          </table:table-cell>
          <table:table-cell office:value-type="float" office:value="0.18402777780556" calcext:value-type="float">
            <text:p>0.1840277778055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51" calcext:value-type="float">
            <text:p>5351</text:p>
          </table:table-cell>
          <table:table-cell office:value-type="float" office:value="0.370555556" calcext:value-type="float">
            <text:p>0.370555556</text:p>
          </table:table-cell>
          <table:table-cell office:value-type="float" office:value="19.506949380009" calcext:value-type="float">
            <text:p>19.50694938000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506949431454" calcext:value-type="float">
            <text:p>19.506949431454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506949328565" calcext:value-type="float">
            <text:p>19.506949328565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245890506532" calcext:value-type="float">
            <text:p>21.245890506532</text:p>
          </table:table-cell>
          <table:table-cell office:value-type="float" office:value="22.984831633055" calcext:value-type="float">
            <text:p>22.984831633055</text:p>
          </table:table-cell>
          <table:table-cell office:value-type="float" office:value="19.506949380009" calcext:value-type="float">
            <text:p>19.506949380009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21]" office:value-type="float" office:value="68400" calcext:value-type="float">
            <text:p>68400</text:p>
          </table:table-cell>
          <table:table-cell table:formula="of:=[.$BK$14]/(4*PI()*[.$BK$11])*(LN(4*[.$BK$15]*[.BM21]/POWER([.$BK$8];2))-[.$BK$3])+[.$BK$14]*[.$BK$10]+[.$BK$7]" office:value-type="float" office:value="21.0433808433603" calcext:value-type="float">
            <text:p>21.0433808433603</text:p>
          </table:table-cell>
          <table:table-cell table:number-columns-repeated="958"/>
        </table:table-row>
        <table:table-row table:style-name="ro2">
          <table:table-cell office:value-type="float" office:value="72000" calcext:value-type="float">
            <text:p>72000</text:p>
          </table:table-cell>
          <table:table-cell office:value-type="float" office:value="22.958879746654" calcext:value-type="float">
            <text:p>22.958879746654</text:p>
          </table:table-cell>
          <table:table-cell office:value-type="float" office:value="19.553523490486" calcext:value-type="float">
            <text:p>19.553523490486</text:p>
          </table:table-cell>
          <table:table-cell office:value-type="float" office:value="4180" calcext:value-type="float">
            <text:p>4180</text:p>
          </table:table-cell>
          <table:table-cell office:value-type="float" office:value="5242.9999928" calcext:value-type="float">
            <text:p>5242.9999928</text:p>
          </table:table-cell>
          <table:table-cell office:value-type="float" office:value="0.36833333255556" calcext:value-type="float">
            <text:p>0.36833333255556</text:p>
          </table:table-cell>
          <table:table-cell office:value-type="float" office:value="20.634330777679" calcext:value-type="float">
            <text:p>20.634330777679</text:p>
          </table:table-cell>
          <table:table-cell office:value-type="float" office:value="1789.4765350212" calcext:value-type="float">
            <text:p>1789.4765350212</text:p>
          </table:table-cell>
          <table:table-cell office:value-type="float" office:value="19.55755234865" calcext:value-type="float">
            <text:p>19.55755234865</text:p>
          </table:table-cell>
          <table:table-cell office:value-type="float" office:value="828.92197922346" calcext:value-type="float">
            <text:p>828.92197922346</text:p>
          </table:table-cell>
          <table:table-cell office:value-type="float" office:value="20.63433219222" calcext:value-type="float">
            <text:p>20.63433219222</text:p>
          </table:table-cell>
          <table:table-cell office:value-type="float" office:value="1789.4754460842" calcext:value-type="float">
            <text:p>1789.4754460842</text:p>
          </table:table-cell>
          <table:table-cell office:value-type="float" office:value="19.557540859165" calcext:value-type="float">
            <text:p>19.557540859165</text:p>
          </table:table-cell>
          <table:table-cell office:value-type="float" office:value="828.93191295718" calcext:value-type="float">
            <text:p>828.93191295718</text:p>
          </table:table-cell>
          <table:table-cell office:value-type="float" office:value="296.10887974665" calcext:value-type="float">
            <text:p>296.10887974665</text:p>
          </table:table-cell>
          <table:table-cell office:value-type="float" office:value="0.18416666627778" calcext:value-type="float">
            <text:p>0.18416666627778</text:p>
          </table:table-cell>
          <table:table-cell office:value-type="float" office:value="1840.5439222394" calcext:value-type="float">
            <text:p>1840.5439222394</text:p>
          </table:table-cell>
          <table:table-cell office:value-type="float" office:value="13.022482286442" calcext:value-type="float">
            <text:p>13.022482286442</text:p>
          </table:table-cell>
          <table:table-cell office:value-type="float" office:value="-7649.2043553434" calcext:value-type="float">
            <text:p>-7649.2043553434</text:p>
          </table:table-cell>
          <table:table-cell office:value-type="float" office:value="7649.2043553434" calcext:value-type="float">
            <text:p>7649.2043553434</text:p>
          </table:table-cell>
          <table:table-cell office:value-type="float" office:value="1849.6568997289" calcext:value-type="float">
            <text:p>1849.6568997289</text:p>
          </table:table-cell>
          <table:table-cell office:value-type="float" office:value="9018.7800894966" calcext:value-type="float">
            <text:p>9018.7800894966</text:p>
          </table:table-cell>
          <table:table-cell office:value-type="float" office:value="22.958879746654" calcext:value-type="float">
            <text:p>22.958879746654</text:p>
          </table:table-cell>
          <table:table-cell office:value-type="float" office:value="0.18416666627778" calcext:value-type="float">
            <text:p>0.1841666662777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01" calcext:value-type="float">
            <text:p>5301</text:p>
          </table:table-cell>
          <table:table-cell office:value-type="float" office:value="0.371666667" calcext:value-type="float">
            <text:p>0.371666667</text:p>
          </table:table-cell>
          <table:table-cell office:value-type="float" office:value="19.557546603908" calcext:value-type="float">
            <text:p>19.55754660390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55755234865" calcext:value-type="float">
            <text:p>19.5575523486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557540859165" calcext:value-type="float">
            <text:p>19.557540859165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258213175281" calcext:value-type="float">
            <text:p>21.258213175281</text:p>
          </table:table-cell>
          <table:table-cell office:value-type="float" office:value="22.958879746654" calcext:value-type="float">
            <text:p>22.958879746654</text:p>
          </table:table-cell>
          <table:table-cell office:value-type="float" office:value="19.557546603908" calcext:value-type="float">
            <text:p>19.557546603908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22]" office:value-type="float" office:value="72000" calcext:value-type="float">
            <text:p>72000</text:p>
          </table:table-cell>
          <table:table-cell table:formula="of:=[.$BK$14]/(4*PI()*[.$BK$11])*(LN(4*[.$BK$15]*[.BM22]/POWER([.$BK$8];2))-[.$BK$3])+[.$BK$14]*[.$BK$10]+[.$BK$7]" office:value-type="float" office:value="21.1033831662773" calcext:value-type="float">
            <text:p>21.1033831662773</text:p>
          </table:table-cell>
          <table:table-cell table:number-columns-repeated="958"/>
        </table:table-row>
        <table:table-row table:style-name="ro2">
          <table:table-cell office:value-type="float" office:value="75600" calcext:value-type="float">
            <text:p>75600</text:p>
          </table:table-cell>
          <table:table-cell office:value-type="float" office:value="22.993491551573" calcext:value-type="float">
            <text:p>22.993491551573</text:p>
          </table:table-cell>
          <table:table-cell office:value-type="float" office:value="19.593500960563" calcext:value-type="float">
            <text:p>19.593500960563</text:p>
          </table:table-cell>
          <table:table-cell office:value-type="float" office:value="4180" calcext:value-type="float">
            <text:p>4180</text:p>
          </table:table-cell>
          <table:table-cell office:value-type="float" office:value="5215.0000032" calcext:value-type="float">
            <text:p>5215.0000032</text:p>
          </table:table-cell>
          <table:table-cell office:value-type="float" office:value="0.36694444377778" calcext:value-type="float">
            <text:p>0.36694444377778</text:p>
          </table:table-cell>
          <table:table-cell office:value-type="float" office:value="20.66794755707" calcext:value-type="float">
            <text:p>20.66794755707</text:p>
          </table:table-cell>
          <table:table-cell office:value-type="float" office:value="1783.4919853666" calcext:value-type="float">
            <text:p>1783.4919853666</text:p>
          </table:table-cell>
          <table:table-cell office:value-type="float" office:value="19.598914558083" calcext:value-type="float">
            <text:p>19.598914558083</text:p>
          </table:table-cell>
          <table:table-cell office:value-type="float" office:value="819.85625311393" calcext:value-type="float">
            <text:p>819.85625311393</text:p>
          </table:table-cell>
          <table:table-cell office:value-type="float" office:value="20.667948564703" calcext:value-type="float">
            <text:p>20.667948564703</text:p>
          </table:table-cell>
          <table:table-cell office:value-type="float" office:value="1783.4912125986" calcext:value-type="float">
            <text:p>1783.4912125986</text:p>
          </table:table-cell>
          <table:table-cell office:value-type="float" office:value="19.59889487476" calcext:value-type="float">
            <text:p>19.59889487476</text:p>
          </table:table-cell>
          <table:table-cell office:value-type="float" office:value="819.87212129571" calcext:value-type="float">
            <text:p>819.87212129571</text:p>
          </table:table-cell>
          <table:table-cell office:value-type="float" office:value="296.14349155157" calcext:value-type="float">
            <text:p>296.14349155157</text:p>
          </table:table-cell>
          <table:table-cell office:value-type="float" office:value="0.18347222188889" calcext:value-type="float">
            <text:p>0.18347222188889</text:p>
          </table:table-cell>
          <table:table-cell office:value-type="float" office:value="1834.8438854555" calcext:value-type="float">
            <text:p>1834.8438854555</text:p>
          </table:table-cell>
          <table:table-cell office:value-type="float" office:value="13.014911751991" calcext:value-type="float">
            <text:p>13.014911751991</text:p>
          </table:table-cell>
          <table:table-cell office:value-type="float" office:value="-7652.7114257822" calcext:value-type="float">
            <text:p>-7652.7114257822</text:p>
          </table:table-cell>
          <table:table-cell office:value-type="float" office:value="7652.7114257822" calcext:value-type="float">
            <text:p>7652.7114257822</text:p>
          </table:table-cell>
          <table:table-cell office:value-type="float" office:value="1843.9623079814" calcext:value-type="float">
            <text:p>1843.9623079814</text:p>
          </table:table-cell>
          <table:table-cell office:value-type="float" office:value="8984.7726257445" calcext:value-type="float">
            <text:p>8984.7726257445</text:p>
          </table:table-cell>
          <table:table-cell office:value-type="float" office:value="22.993491551573" calcext:value-type="float">
            <text:p>22.993491551573</text:p>
          </table:table-cell>
          <table:table-cell office:value-type="float" office:value="0.18347222188889" calcext:value-type="float">
            <text:p>0.1834722218888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07" calcext:value-type="float">
            <text:p>5307</text:p>
          </table:table-cell>
          <table:table-cell office:value-type="float" office:value="0.368055556" calcext:value-type="float">
            <text:p>0.368055556</text:p>
          </table:table-cell>
          <table:table-cell office:value-type="float" office:value="19.598904716422" calcext:value-type="float">
            <text:p>19.59890471642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598914558083" calcext:value-type="float">
            <text:p>19.59891455808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59889487476" calcext:value-type="float">
            <text:p>19.59889487476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296198133997" calcext:value-type="float">
            <text:p>21.296198133997</text:p>
          </table:table-cell>
          <table:table-cell office:value-type="float" office:value="22.993491551573" calcext:value-type="float">
            <text:p>22.993491551573</text:p>
          </table:table-cell>
          <table:table-cell office:value-type="float" office:value="19.598904716422" calcext:value-type="float">
            <text:p>19.598904716422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23]" office:value-type="float" office:value="75600" calcext:value-type="float">
            <text:p>75600</text:p>
          </table:table-cell>
          <table:table-cell table:formula="of:=[.$BK$14]/(4*PI()*[.$BK$11])*(LN(4*[.$BK$15]*[.BM23]/POWER([.$BK$8];2))-[.$BK$3])+[.$BK$14]*[.$BK$10]+[.$BK$7]" office:value-type="float" office:value="21.1604573554207" calcext:value-type="float">
            <text:p>21.1604573554207</text:p>
          </table:table-cell>
          <table:table-cell table:number-columns-repeated="958"/>
        </table:table-row>
        <table:table-row table:style-name="ro2">
          <table:table-cell office:value-type="float" office:value="79200" calcext:value-type="float">
            <text:p>79200</text:p>
          </table:table-cell>
          <table:table-cell office:value-type="float" office:value="23.120646609698" calcext:value-type="float">
            <text:p>23.120646609698</text:p>
          </table:table-cell>
          <table:table-cell office:value-type="float" office:value="19.657387886838" calcext:value-type="float">
            <text:p>19.657387886838</text:p>
          </table:table-cell>
          <table:table-cell office:value-type="float" office:value="4180" calcext:value-type="float">
            <text:p>4180</text:p>
          </table:table-cell>
          <table:table-cell office:value-type="float" office:value="5303.9999768" calcext:value-type="float">
            <text:p>5303.9999768</text:p>
          </table:table-cell>
          <table:table-cell office:value-type="float" office:value="0.36638888905556" calcext:value-type="float">
            <text:p>0.36638888905556</text:p>
          </table:table-cell>
          <table:table-cell office:value-type="float" office:value="20.746457824988" calcext:value-type="float">
            <text:p>20.746457824988</text:p>
          </table:table-cell>
          <table:table-cell office:value-type="float" office:value="1818.0416576882" calcext:value-type="float">
            <text:p>1818.0416576882</text:p>
          </table:table-cell>
          <table:table-cell office:value-type="float" office:value="19.658822133787" calcext:value-type="float">
            <text:p>19.658822133787</text:p>
          </table:table-cell>
          <table:table-cell office:value-type="float" office:value="832.86005212604" calcext:value-type="float">
            <text:p>832.86005212604</text:p>
          </table:table-cell>
          <table:table-cell office:value-type="float" office:value="20.746455994042" calcext:value-type="float">
            <text:p>20.746455994042</text:p>
          </table:table-cell>
          <table:table-cell office:value-type="float" office:value="1818.0430597395" calcext:value-type="float">
            <text:p>1818.0430597395</text:p>
          </table:table-cell>
          <table:table-cell office:value-type="float" office:value="19.658826920353" calcext:value-type="float">
            <text:p>19.658826920353</text:p>
          </table:table-cell>
          <table:table-cell office:value-type="float" office:value="832.85498474821" calcext:value-type="float">
            <text:p>832.85498474821</text:p>
          </table:table-cell>
          <table:table-cell office:value-type="float" office:value="296.2706466097" calcext:value-type="float">
            <text:p>296.2706466097</text:p>
          </table:table-cell>
          <table:table-cell office:value-type="float" office:value="0.18319444452778" calcext:value-type="float">
            <text:p>0.18319444452778</text:p>
          </table:table-cell>
          <table:table-cell office:value-type="float" office:value="1847.3794736141" calcext:value-type="float">
            <text:p>1847.3794736141</text:p>
          </table:table-cell>
          <table:table-cell office:value-type="float" office:value="13.038088600538" calcext:value-type="float">
            <text:p>13.038088600538</text:p>
          </table:table-cell>
          <table:table-cell office:value-type="float" office:value="-7720.7468061326" calcext:value-type="float">
            <text:p>-7720.7468061326</text:p>
          </table:table-cell>
          <table:table-cell office:value-type="float" office:value="7720.7468061326" calcext:value-type="float">
            <text:p>7720.7468061326</text:p>
          </table:table-cell>
          <table:table-cell office:value-type="float" office:value="1841.6835236065" calcext:value-type="float">
            <text:p>1841.6835236065</text:p>
          </table:table-cell>
          <table:table-cell office:value-type="float" office:value="8971.16965956" calcext:value-type="float">
            <text:p>8971.16965956</text:p>
          </table:table-cell>
          <table:table-cell office:value-type="float" office:value="23.120646609698" calcext:value-type="float">
            <text:p>23.120646609698</text:p>
          </table:table-cell>
          <table:table-cell office:value-type="float" office:value="0.18319444452778" calcext:value-type="float">
            <text:p>0.1831944445277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0.364166667" calcext:value-type="float">
            <text:p>0.364166667</text:p>
          </table:table-cell>
          <table:table-cell office:value-type="float" office:value="19.65882452707" calcext:value-type="float">
            <text:p>19.6588245270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658822133787" calcext:value-type="float">
            <text:p>19.65882213378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658826920353" calcext:value-type="float">
            <text:p>19.658826920353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389735568384" calcext:value-type="float">
            <text:p>21.389735568384</text:p>
          </table:table-cell>
          <table:table-cell office:value-type="float" office:value="23.120646609698" calcext:value-type="float">
            <text:p>23.120646609698</text:p>
          </table:table-cell>
          <table:table-cell office:value-type="float" office:value="19.65882452707" calcext:value-type="float">
            <text:p>19.65882452707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24]" office:value-type="float" office:value="79200" calcext:value-type="float">
            <text:p>79200</text:p>
          </table:table-cell>
          <table:table-cell table:formula="of:=[.$BK$14]/(4*PI()*[.$BK$11])*(LN(4*[.$BK$15]*[.BM24]/POWER([.$BK$8];2))-[.$BK$3])+[.$BK$14]*[.$BK$10]+[.$BK$7]" office:value-type="float" office:value="21.2148759501621" calcext:value-type="float">
            <text:p>21.2148759501621</text:p>
          </table:table-cell>
          <table:table-cell table:number-columns-repeated="958"/>
        </table:table-row>
        <table:table-row table:style-name="ro2">
          <table:table-cell office:value-type="float" office:value="82800" calcext:value-type="float">
            <text:p>82800</text:p>
          </table:table-cell>
          <table:table-cell office:value-type="float" office:value="23.122744699422" calcext:value-type="float">
            <text:p>23.122744699422</text:p>
          </table:table-cell>
          <table:table-cell office:value-type="float" office:value="19.696761832384" calcext:value-type="float">
            <text:p>19.696761832384</text:p>
          </table:table-cell>
          <table:table-cell office:value-type="float" office:value="4180" calcext:value-type="float">
            <text:p>4180</text:p>
          </table:table-cell>
          <table:table-cell office:value-type="float" office:value="5231.0000094" calcext:value-type="float">
            <text:p>5231.0000094</text:p>
          </table:table-cell>
          <table:table-cell office:value-type="float" office:value="0.36527777794444" calcext:value-type="float">
            <text:p>0.36527777794444</text:p>
          </table:table-cell>
          <table:table-cell office:value-type="float" office:value="20.770369529837" calcext:value-type="float">
            <text:p>20.770369529837</text:p>
          </table:table-cell>
          <table:table-cell office:value-type="float" office:value="1795.8750834108" calcext:value-type="float">
            <text:p>1795.8750834108</text:p>
          </table:table-cell>
          <table:table-cell office:value-type="float" office:value="19.69471538244" calcext:value-type="float">
            <text:p>19.69471538244</text:p>
          </table:table-cell>
          <table:table-cell office:value-type="float" office:value="821.18724370767" calcext:value-type="float">
            <text:p>821.18724370767</text:p>
          </table:table-cell>
          <table:table-cell office:value-type="float" office:value="20.770371081107" calcext:value-type="float">
            <text:p>20.770371081107</text:p>
          </table:table-cell>
          <table:table-cell office:value-type="float" office:value="1795.8738991237" calcext:value-type="float">
            <text:p>1795.8738991237</text:p>
          </table:table-cell>
          <table:table-cell office:value-type="float" office:value="19.694705680341" calcext:value-type="float">
            <text:p>19.694705680341</text:p>
          </table:table-cell>
          <table:table-cell office:value-type="float" office:value="821.19583487364" calcext:value-type="float">
            <text:p>821.19583487364</text:p>
          </table:table-cell>
          <table:table-cell office:value-type="float" office:value="296.27274469942" calcext:value-type="float">
            <text:p>296.27274469942</text:p>
          </table:table-cell>
          <table:table-cell office:value-type="float" office:value="0.18263888897222" calcext:value-type="float">
            <text:p>0.18263888897222</text:p>
          </table:table-cell>
          <table:table-cell office:value-type="float" office:value="1848.518257021" calcext:value-type="float">
            <text:p>1848.518257021</text:p>
          </table:table-cell>
          <table:table-cell office:value-type="float" office:value="13.025902957829" calcext:value-type="float">
            <text:p>13.025902957829</text:p>
          </table:table-cell>
          <table:table-cell office:value-type="float" office:value="-7708.2375036581" calcext:value-type="float">
            <text:p>-7708.2375036581</text:p>
          </table:table-cell>
          <table:table-cell office:value-type="float" office:value="7708.2375036581" calcext:value-type="float">
            <text:p>7708.2375036581</text:p>
          </table:table-cell>
          <table:table-cell office:value-type="float" office:value="1837.1243122376" calcext:value-type="float">
            <text:p>1837.1243122376</text:p>
          </table:table-cell>
          <table:table-cell office:value-type="float" office:value="8943.9636863818" calcext:value-type="float">
            <text:p>8943.9636863818</text:p>
          </table:table-cell>
          <table:table-cell office:value-type="float" office:value="23.122744699422" calcext:value-type="float">
            <text:p>23.122744699422</text:p>
          </table:table-cell>
          <table:table-cell office:value-type="float" office:value="0.18263888897222" calcext:value-type="float">
            <text:p>0.1826388889722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27" calcext:value-type="float">
            <text:p>5327</text:p>
          </table:table-cell>
          <table:table-cell office:value-type="float" office:value="0.368888889" calcext:value-type="float">
            <text:p>0.368888889</text:p>
          </table:table-cell>
          <table:table-cell office:value-type="float" office:value="19.694710531391" calcext:value-type="float">
            <text:p>19.69471053139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69471538244" calcext:value-type="float">
            <text:p>19.69471538244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694705680341" calcext:value-type="float">
            <text:p>19.694705680341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408727615406" calcext:value-type="float">
            <text:p>21.408727615406</text:p>
          </table:table-cell>
          <table:table-cell office:value-type="float" office:value="23.122744699422" calcext:value-type="float">
            <text:p>23.122744699422</text:p>
          </table:table-cell>
          <table:table-cell office:value-type="float" office:value="19.694710531391" calcext:value-type="float">
            <text:p>19.694710531391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25]" office:value-type="float" office:value="82800" calcext:value-type="float">
            <text:p>82800</text:p>
          </table:table-cell>
          <table:table-cell table:formula="of:=[.$BK$14]/(4*PI()*[.$BK$11])*(LN(4*[.$BK$15]*[.BM25]/POWER([.$BK$8];2))-[.$BK$3])+[.$BK$14]*[.$BK$10]+[.$BK$7]" office:value-type="float" office:value="21.266875125568" calcext:value-type="float">
            <text:p>21.266875125568</text:p>
          </table:table-cell>
          <table:table-cell table:number-columns-repeated="958"/>
        </table:table-row>
        <table:table-row table:style-name="ro2">
          <table:table-cell office:value-type="float" office:value="86400" calcext:value-type="float">
            <text:p>86400</text:p>
          </table:table-cell>
          <table:table-cell office:value-type="float" office:value="23.168625222438" calcext:value-type="float">
            <text:p>23.168625222438</text:p>
          </table:table-cell>
          <table:table-cell office:value-type="float" office:value="19.732776628783" calcext:value-type="float">
            <text:p>19.732776628783</text:p>
          </table:table-cell>
          <table:table-cell office:value-type="float" office:value="4180" calcext:value-type="float">
            <text:p>4180</text:p>
          </table:table-cell>
          <table:table-cell office:value-type="float" office:value="5270.0000084" calcext:value-type="float">
            <text:p>5270.0000084</text:p>
          </table:table-cell>
          <table:table-cell office:value-type="float" office:value="0.36694444411111" calcext:value-type="float">
            <text:p>0.36694444411111</text:p>
          </table:table-cell>
          <table:table-cell office:value-type="float" office:value="20.816780024129" calcext:value-type="float">
            <text:p>20.816780024129</text:p>
          </table:table-cell>
          <table:table-cell office:value-type="float" office:value="1803.662745462" calcext:value-type="float">
            <text:p>1803.662745462</text:p>
          </table:table-cell>
          <table:table-cell office:value-type="float" office:value="19.737589627294" calcext:value-type="float">
            <text:p>19.737589627294</text:p>
          </table:table-cell>
          <table:table-cell office:value-type="float" office:value="827.64610333596" calcext:value-type="float">
            <text:p>827.64610333596</text:p>
          </table:table-cell>
          <table:table-cell office:value-type="float" office:value="20.816786651604" calcext:value-type="float">
            <text:p>20.816786651604</text:p>
          </table:table-cell>
          <table:table-cell office:value-type="float" office:value="1803.6576627591" calcext:value-type="float">
            <text:p>1803.6576627591</text:p>
          </table:table-cell>
          <table:table-cell office:value-type="float" office:value="19.737578022937" calcext:value-type="float">
            <text:p>19.737578022937</text:p>
          </table:table-cell>
          <table:table-cell office:value-type="float" office:value="827.66008558171" calcext:value-type="float">
            <text:p>827.66008558171</text:p>
          </table:table-cell>
          <table:table-cell office:value-type="float" office:value="296.31862522244" calcext:value-type="float">
            <text:p>296.31862522244</text:p>
          </table:table-cell>
          <table:table-cell office:value-type="float" office:value="0.18347222205556" calcext:value-type="float">
            <text:p>0.18347222205556</text:p>
          </table:table-cell>
          <table:table-cell office:value-type="float" office:value="1837.1243145177" calcext:value-type="float">
            <text:p>1837.1243145177</text:p>
          </table:table-cell>
          <table:table-cell office:value-type="float" office:value="13.055548451515" calcext:value-type="float">
            <text:p>13.055548451515</text:p>
          </table:table-cell>
          <table:table-cell office:value-type="float" office:value="-7755.8590279752" calcext:value-type="float">
            <text:p>-7755.8590279752</text:p>
          </table:table-cell>
          <table:table-cell office:value-type="float" office:value="7755.8590279752" calcext:value-type="float">
            <text:p>7755.8590279752</text:p>
          </table:table-cell>
          <table:table-cell office:value-type="float" office:value="1843.9623093485" calcext:value-type="float">
            <text:p>1843.9623093485</text:p>
          </table:table-cell>
          <table:table-cell office:value-type="float" office:value="8984.7726339063" calcext:value-type="float">
            <text:p>8984.7726339063</text:p>
          </table:table-cell>
          <table:table-cell office:value-type="float" office:value="23.168625222438" calcext:value-type="float">
            <text:p>23.168625222438</text:p>
          </table:table-cell>
          <table:table-cell office:value-type="float" office:value="0.18347222205556" calcext:value-type="float">
            <text:p>0.1834722220555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48" calcext:value-type="float">
            <text:p>5348</text:p>
          </table:table-cell>
          <table:table-cell office:value-type="float" office:value="0.368055556" calcext:value-type="float">
            <text:p>0.368055556</text:p>
          </table:table-cell>
          <table:table-cell office:value-type="float" office:value="19.737583825116" calcext:value-type="float">
            <text:p>19.73758382511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737589627294" calcext:value-type="float">
            <text:p>19.737589627294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737578022937" calcext:value-type="float">
            <text:p>19.737578022937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453104523777" calcext:value-type="float">
            <text:p>21.453104523777</text:p>
          </table:table-cell>
          <table:table-cell office:value-type="float" office:value="23.168625222438" calcext:value-type="float">
            <text:p>23.168625222438</text:p>
          </table:table-cell>
          <table:table-cell office:value-type="float" office:value="19.737583825116" calcext:value-type="float">
            <text:p>19.737583825116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26]" office:value-type="float" office:value="86400" calcext:value-type="float">
            <text:p>86400</text:p>
          </table:table-cell>
          <table:table-cell table:formula="of:=[.$BK$14]/(4*PI()*[.$BK$11])*(LN(4*[.$BK$15]*[.BM26]/POWER([.$BK$8];2))-[.$BK$3])+[.$BK$14]*[.$BK$10]+[.$BK$7]" office:value-type="float" office:value="21.3166608871976" calcext:value-type="float">
            <text:p>21.3166608871976</text:p>
          </table:table-cell>
          <table:table-cell table:number-columns-repeated="958"/>
        </table:table-row>
        <table:table-row table:style-name="ro2">
          <table:table-cell office:value-type="float" office:value="90000" calcext:value-type="float">
            <text:p>90000</text:p>
          </table:table-cell>
          <table:table-cell office:value-type="float" office:value="23.249684705051" calcext:value-type="float">
            <text:p>23.249684705051</text:p>
          </table:table-cell>
          <table:table-cell office:value-type="float" office:value="19.777978113046" calcext:value-type="float">
            <text:p>19.777978113046</text:p>
          </table:table-cell>
          <table:table-cell office:value-type="float" office:value="4180" calcext:value-type="float">
            <text:p>4180</text:p>
          </table:table-cell>
          <table:table-cell office:value-type="float" office:value="5324.9999926" calcext:value-type="float">
            <text:p>5324.9999926</text:p>
          </table:table-cell>
          <table:table-cell office:value-type="float" office:value="0.36694444344444" calcext:value-type="float">
            <text:p>0.36694444344444</text:p>
          </table:table-cell>
          <table:table-cell office:value-type="float" office:value="20.869538888933" calcext:value-type="float">
            <text:p>20.869538888933</text:p>
          </table:table-cell>
          <table:table-cell office:value-type="float" office:value="1825.3668789872" calcext:value-type="float">
            <text:p>1825.3668789872</text:p>
          </table:table-cell>
          <table:table-cell office:value-type="float" office:value="19.782882791377" calcext:value-type="float">
            <text:p>19.782882791377</text:p>
          </table:table-cell>
          <table:table-cell office:value-type="float" office:value="833.37165139039" calcext:value-type="float">
            <text:p>833.37165139039</text:p>
          </table:table-cell>
          <table:table-cell office:value-type="float" office:value="20.869535631484" calcext:value-type="float">
            <text:p>20.869535631484</text:p>
          </table:table-cell>
          <table:table-cell office:value-type="float" office:value="1825.3693771701" calcext:value-type="float">
            <text:p>1825.3693771701</text:p>
          </table:table-cell>
          <table:table-cell office:value-type="float" office:value="19.782903950935" calcext:value-type="float">
            <text:p>19.782903950935</text:p>
          </table:table-cell>
          <table:table-cell office:value-type="float" office:value="833.35292564866" calcext:value-type="float">
            <text:p>833.35292564866</text:p>
          </table:table-cell>
          <table:table-cell office:value-type="float" office:value="296.39968470505" calcext:value-type="float">
            <text:p>296.39968470505</text:p>
          </table:table-cell>
          <table:table-cell office:value-type="float" office:value="0.18347222172222" calcext:value-type="float">
            <text:p>0.18347222172222</text:p>
          </table:table-cell>
          <table:table-cell office:value-type="float" office:value="1843.9623072978" calcext:value-type="float">
            <text:p>1843.9623072978</text:p>
          </table:table-cell>
          <table:table-cell office:value-type="float" office:value="13.074356874677" calcext:value-type="float">
            <text:p>13.074356874677</text:p>
          </table:table-cell>
          <table:table-cell office:value-type="float" office:value="-7803.6002158447" calcext:value-type="float">
            <text:p>-7803.6002158447</text:p>
          </table:table-cell>
          <table:table-cell office:value-type="float" office:value="7803.6002158447" calcext:value-type="float">
            <text:p>7803.6002158447</text:p>
          </table:table-cell>
          <table:table-cell office:value-type="float" office:value="1843.9623066143" calcext:value-type="float">
            <text:p>1843.9623066143</text:p>
          </table:table-cell>
          <table:table-cell office:value-type="float" office:value="8984.7726175827" calcext:value-type="float">
            <text:p>8984.7726175827</text:p>
          </table:table-cell>
          <table:table-cell office:value-type="float" office:value="23.249684705051" calcext:value-type="float">
            <text:p>23.249684705051</text:p>
          </table:table-cell>
          <table:table-cell office:value-type="float" office:value="0.18347222172222" calcext:value-type="float">
            <text:p>0.1834722217222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44" calcext:value-type="float">
            <text:p>5244</text:p>
          </table:table-cell>
          <table:table-cell office:value-type="float" office:value="0.3675" calcext:value-type="float">
            <text:p>0.3675</text:p>
          </table:table-cell>
          <table:table-cell office:value-type="float" office:value="19.782893371156" calcext:value-type="float">
            <text:p>19.78289337115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782882791377" calcext:value-type="float">
            <text:p>19.78288279137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782903950935" calcext:value-type="float">
            <text:p>19.782903950935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516289038103" calcext:value-type="float">
            <text:p>21.516289038103</text:p>
          </table:table-cell>
          <table:table-cell office:value-type="float" office:value="23.249684705051" calcext:value-type="float">
            <text:p>23.249684705051</text:p>
          </table:table-cell>
          <table:table-cell office:value-type="float" office:value="19.782893371156" calcext:value-type="float">
            <text:p>19.782893371156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27]" office:value-type="float" office:value="90000" calcext:value-type="float">
            <text:p>90000</text:p>
          </table:table-cell>
          <table:table-cell table:formula="of:=[.$BK$14]/(4*PI()*[.$BK$11])*(LN(4*[.$BK$15]*[.BM27]/POWER([.$BK$8];2))-[.$BK$3])+[.$BK$14]*[.$BK$10]+[.$BK$7]" office:value-type="float" office:value="21.3644140004762" calcext:value-type="float">
            <text:p>21.3644140004762</text:p>
          </table:table-cell>
          <table:table-cell table:number-columns-repeated="958"/>
        </table:table-row>
        <table:table-row table:style-name="ro2">
          <table:table-cell office:value-type="float" office:value="93600" calcext:value-type="float">
            <text:p>93600</text:p>
          </table:table-cell>
          <table:table-cell office:value-type="float" office:value="23.232183213184" calcext:value-type="float">
            <text:p>23.232183213184</text:p>
          </table:table-cell>
          <table:table-cell office:value-type="float" office:value="19.808197081741" calcext:value-type="float">
            <text:p>19.808197081741</text:p>
          </table:table-cell>
          <table:table-cell office:value-type="float" office:value="4180" calcext:value-type="float">
            <text:p>4180</text:p>
          </table:table-cell>
          <table:table-cell office:value-type="float" office:value="5220.0000124" calcext:value-type="float">
            <text:p>5220.0000124</text:p>
          </table:table-cell>
          <table:table-cell office:value-type="float" office:value="0.36472222222222" calcext:value-type="float">
            <text:p>0.36472222222222</text:p>
          </table:table-cell>
          <table:table-cell office:value-type="float" office:value="20.879726052518" calcext:value-type="float">
            <text:p>20.879726052518</text:p>
          </table:table-cell>
          <table:table-cell office:value-type="float" office:value="1793.2062129399" calcext:value-type="float">
            <text:p>1793.2062129399</text:p>
          </table:table-cell>
          <table:table-cell office:value-type="float" office:value="19.805695490787" calcext:value-type="float">
            <text:p>19.805695490787</text:p>
          </table:table-cell>
          <table:table-cell office:value-type="float" office:value="818.70067960732" calcext:value-type="float">
            <text:p>818.70067960732</text:p>
          </table:table-cell>
          <table:table-cell office:value-type="float" office:value="20.879722927211" calcext:value-type="float">
            <text:p>20.879722927211</text:p>
          </table:table-cell>
          <table:table-cell office:value-type="float" office:value="1793.2085952659" calcext:value-type="float">
            <text:p>1793.2085952659</text:p>
          </table:table-cell>
          <table:table-cell office:value-type="float" office:value="19.80567793042" calcext:value-type="float">
            <text:p>19.80567793042</text:p>
          </table:table-cell>
          <table:table-cell office:value-type="float" office:value="818.71168301218" calcext:value-type="float">
            <text:p>818.71168301218</text:p>
          </table:table-cell>
          <table:table-cell office:value-type="float" office:value="296.38218321318" calcext:value-type="float">
            <text:p>296.38218321318</text:p>
          </table:table-cell>
          <table:table-cell office:value-type="float" office:value="0.18236111111111" calcext:value-type="float">
            <text:p>0.18236111111111</text:p>
          </table:table-cell>
          <table:table-cell office:value-type="float" office:value="1846.2405543904" calcext:value-type="float">
            <text:p>1846.2405543904</text:p>
          </table:table-cell>
          <table:table-cell office:value-type="float" office:value="13.044741725806" calcext:value-type="float">
            <text:p>13.044741725806</text:p>
          </table:table-cell>
          <table:table-cell office:value-type="float" office:value="-7765.5753628934" calcext:value-type="float">
            <text:p>-7765.5753628934</text:p>
          </table:table-cell>
          <table:table-cell office:value-type="float" office:value="7765.5753628934" calcext:value-type="float">
            <text:p>7765.5753628934</text:p>
          </table:table-cell>
          <table:table-cell office:value-type="float" office:value="1834.8438859116" calcext:value-type="float">
            <text:p>1834.8438859116</text:p>
          </table:table-cell>
          <table:table-cell office:value-type="float" office:value="8930.3606957119" calcext:value-type="float">
            <text:p>8930.3606957119</text:p>
          </table:table-cell>
          <table:table-cell office:value-type="float" office:value="23.232183213184" calcext:value-type="float">
            <text:p>23.232183213184</text:p>
          </table:table-cell>
          <table:table-cell office:value-type="float" office:value="0.18236111111111" calcext:value-type="float">
            <text:p>0.182361111111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31" calcext:value-type="float">
            <text:p>5231</text:p>
          </table:table-cell>
          <table:table-cell office:value-type="float" office:value="0.365555556" calcext:value-type="float">
            <text:p>0.365555556</text:p>
          </table:table-cell>
          <table:table-cell office:value-type="float" office:value="19.805686710603" calcext:value-type="float">
            <text:p>19.80568671060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805695490787" calcext:value-type="float">
            <text:p>19.80569549078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80567793042" calcext:value-type="float">
            <text:p>19.80567793042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518934961894" calcext:value-type="float">
            <text:p>21.518934961894</text:p>
          </table:table-cell>
          <table:table-cell office:value-type="float" office:value="23.232183213184" calcext:value-type="float">
            <text:p>23.232183213184</text:p>
          </table:table-cell>
          <table:table-cell office:value-type="float" office:value="19.805686710603" calcext:value-type="float">
            <text:p>19.805686710603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28]" office:value-type="float" office:value="93600" calcext:value-type="float">
            <text:p>93600</text:p>
          </table:table-cell>
          <table:table-cell table:formula="of:=[.$BK$14]/(4*PI()*[.$BK$11])*(LN(4*[.$BK$15]*[.BM28]/POWER([.$BK$8];2))-[.$BK$3])+[.$BK$14]*[.$BK$10]+[.$BK$7]" office:value-type="float" office:value="21.4102939526952" calcext:value-type="float">
            <text:p>21.4102939526952</text:p>
          </table:table-cell>
          <table:table-cell table:number-columns-repeated="958"/>
        </table:table-row>
        <table:table-row table:style-name="ro2">
          <table:table-cell office:value-type="float" office:value="97200" calcext:value-type="float">
            <text:p>97200</text:p>
          </table:table-cell>
          <table:table-cell office:value-type="float" office:value="23.252419275179" calcext:value-type="float">
            <text:p>23.252419275179</text:p>
          </table:table-cell>
          <table:table-cell office:value-type="float" office:value="19.851592648578" calcext:value-type="float">
            <text:p>19.851592648578</text:p>
          </table:table-cell>
          <table:table-cell office:value-type="float" office:value="4180" calcext:value-type="float">
            <text:p>4180</text:p>
          </table:table-cell>
          <table:table-cell office:value-type="float" office:value="5161.0000306" calcext:value-type="float">
            <text:p>5161.0000306</text:p>
          </table:table-cell>
          <table:table-cell office:value-type="float" office:value="0.36305555622222" calcext:value-type="float">
            <text:p>0.36305555622222</text:p>
          </table:table-cell>
          <table:table-cell office:value-type="float" office:value="20.917152584396" calcext:value-type="float">
            <text:p>20.917152584396</text:p>
          </table:table-cell>
          <table:table-cell office:value-type="float" office:value="1771.96793396" calcext:value-type="float">
            <text:p>1771.96793396</text:p>
          </table:table-cell>
          <table:table-cell office:value-type="float" office:value="19.846118337305" calcext:value-type="float">
            <text:p>19.846118337305</text:p>
          </table:table-cell>
          <table:table-cell office:value-type="float" office:value="812.68591270969" calcext:value-type="float">
            <text:p>812.68591270969</text:p>
          </table:table-cell>
          <table:table-cell office:value-type="float" office:value="20.917145391738" calcext:value-type="float">
            <text:p>20.917145391738</text:p>
          </table:table-cell>
          <table:table-cell office:value-type="float" office:value="1771.9733916491" calcext:value-type="float">
            <text:p>1771.9733916491</text:p>
          </table:table-cell>
          <table:table-cell office:value-type="float" office:value="19.846115566218" calcext:value-type="float">
            <text:p>19.846115566218</text:p>
          </table:table-cell>
          <table:table-cell office:value-type="float" office:value="812.682557683" calcext:value-type="float">
            <text:p>812.682557683</text:p>
          </table:table-cell>
          <table:table-cell office:value-type="float" office:value="296.40241927518" calcext:value-type="float">
            <text:p>296.40241927518</text:p>
          </table:table-cell>
          <table:table-cell office:value-type="float" office:value="0.18152777811111" calcext:value-type="float">
            <text:p>0.18152777811111</text:p>
          </table:table-cell>
          <table:table-cell office:value-type="float" office:value="1837.1243122376" calcext:value-type="float">
            <text:p>1837.1243122376</text:p>
          </table:table-cell>
          <table:table-cell office:value-type="float" office:value="13.030150572916" calcext:value-type="float">
            <text:p>13.030150572916</text:p>
          </table:table-cell>
          <table:table-cell office:value-type="float" office:value="-7756.5155295658" calcext:value-type="float">
            <text:p>-7756.5155295658</text:p>
          </table:table-cell>
          <table:table-cell office:value-type="float" office:value="7756.5155295658" calcext:value-type="float">
            <text:p>7756.5155295658</text:p>
          </table:table-cell>
          <table:table-cell office:value-type="float" office:value="1827.9993194283" calcext:value-type="float">
            <text:p>1827.9993194283</text:p>
          </table:table-cell>
          <table:table-cell office:value-type="float" office:value="8889.5517522683" calcext:value-type="float">
            <text:p>8889.5517522683</text:p>
          </table:table-cell>
          <table:table-cell office:value-type="float" office:value="23.252419275179" calcext:value-type="float">
            <text:p>23.252419275179</text:p>
          </table:table-cell>
          <table:table-cell office:value-type="float" office:value="0.18152777811111" calcext:value-type="float">
            <text:p>0.181527778111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8" calcext:value-type="float">
            <text:p>5368</text:p>
          </table:table-cell>
          <table:table-cell office:value-type="float" office:value="0.366666667" calcext:value-type="float">
            <text:p>0.366666667</text:p>
          </table:table-cell>
          <table:table-cell office:value-type="float" office:value="19.846116951761" calcext:value-type="float">
            <text:p>19.84611695176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846118337305" calcext:value-type="float">
            <text:p>19.84611833730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846115566218" calcext:value-type="float">
            <text:p>19.846115566218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54926811347" calcext:value-type="float">
            <text:p>21.54926811347</text:p>
          </table:table-cell>
          <table:table-cell office:value-type="float" office:value="23.252419275179" calcext:value-type="float">
            <text:p>23.252419275179</text:p>
          </table:table-cell>
          <table:table-cell office:value-type="float" office:value="19.846116951761" calcext:value-type="float">
            <text:p>19.846116951761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29]" office:value-type="float" office:value="97200" calcext:value-type="float">
            <text:p>97200</text:p>
          </table:table-cell>
          <table:table-cell table:formula="of:=[.$BK$14]/(4*PI()*[.$BK$11])*(LN(4*[.$BK$15]*[.BM29]/POWER([.$BK$8];2))-[.$BK$3])+[.$BK$14]*[.$BK$10]+[.$BK$7]" office:value-type="float" office:value="21.4544421668752" calcext:value-type="float">
            <text:p>21.4544421668752</text:p>
          </table:table-cell>
          <table:table-cell table:number-columns-repeated="958"/>
        </table:table-row>
        <table:table-row table:style-name="ro2">
          <table:table-cell office:value-type="float" office:value="100800" calcext:value-type="float">
            <text:p>100800</text:p>
          </table:table-cell>
          <table:table-cell office:value-type="float" office:value="23.3679800409" calcext:value-type="float">
            <text:p>23.3679800409</text:p>
          </table:table-cell>
          <table:table-cell office:value-type="float" office:value="19.890504205908" calcext:value-type="float">
            <text:p>19.890504205908</text:p>
          </table:table-cell>
          <table:table-cell office:value-type="float" office:value="4180" calcext:value-type="float">
            <text:p>4180</text:p>
          </table:table-cell>
          <table:table-cell office:value-type="float" office:value="5349.9999772" calcext:value-type="float">
            <text:p>5349.9999772</text:p>
          </table:table-cell>
          <table:table-cell office:value-type="float" office:value="0.36805555566667" calcext:value-type="float">
            <text:p>0.36805555566667</text:p>
          </table:table-cell>
          <table:table-cell office:value-type="float" office:value="20.990273142409" calcext:value-type="float">
            <text:p>20.990273142409</text:p>
          </table:table-cell>
          <table:table-cell office:value-type="float" office:value="1829.0180085101" calcext:value-type="float">
            <text:p>1829.0180085101</text:p>
          </table:table-cell>
          <table:table-cell office:value-type="float" office:value="19.899728511558" calcext:value-type="float">
            <text:p>19.899728511558</text:p>
          </table:table-cell>
          <table:table-cell office:value-type="float" office:value="838.88631108178" calcext:value-type="float">
            <text:p>838.88631108178</text:p>
          </table:table-cell>
          <table:table-cell office:value-type="float" office:value="20.990270228515" calcext:value-type="float">
            <text:p>20.990270228515</text:p>
          </table:table-cell>
          <table:table-cell office:value-type="float" office:value="1829.020249982" calcext:value-type="float">
            <text:p>1829.020249982</text:p>
          </table:table-cell>
          <table:table-cell office:value-type="float" office:value="19.899753530618" calcext:value-type="float">
            <text:p>19.899753530618</text:p>
          </table:table-cell>
          <table:table-cell office:value-type="float" office:value="838.86482404526" calcext:value-type="float">
            <text:p>838.86482404526</text:p>
          </table:table-cell>
          <table:table-cell office:value-type="float" office:value="296.5179800409" calcext:value-type="float">
            <text:p>296.5179800409</text:p>
          </table:table-cell>
          <table:table-cell office:value-type="float" office:value="0.18402777783333" calcext:value-type="float">
            <text:p>0.18402777783333</text:p>
          </table:table-cell>
          <table:table-cell office:value-type="float" office:value="1837.1243142897" calcext:value-type="float">
            <text:p>1837.1243142897</text:p>
          </table:table-cell>
          <table:table-cell office:value-type="float" office:value="13.114683087895" calcext:value-type="float">
            <text:p>13.114683087895</text:p>
          </table:table-cell>
          <table:table-cell office:value-type="float" office:value="-7887.2062765784" calcext:value-type="float">
            <text:p>-7887.2062765784</text:p>
          </table:table-cell>
          <table:table-cell office:value-type="float" office:value="7887.2062765784" calcext:value-type="float">
            <text:p>7887.2062765784</text:p>
          </table:table-cell>
          <table:table-cell office:value-type="float" office:value="1848.51825611" calcext:value-type="float">
            <text:p>1848.51825611</text:p>
          </table:table-cell>
          <table:table-cell office:value-type="float" office:value="9011.9786179668" calcext:value-type="float">
            <text:p>9011.9786179668</text:p>
          </table:table-cell>
          <table:table-cell office:value-type="float" office:value="23.3679800409" calcext:value-type="float">
            <text:p>23.3679800409</text:p>
          </table:table-cell>
          <table:table-cell office:value-type="float" office:value="0.18402777783333" calcext:value-type="float">
            <text:p>0.1840277778333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8" calcext:value-type="float">
            <text:p>5258</text:p>
          </table:table-cell>
          <table:table-cell office:value-type="float" office:value="0.368055556" calcext:value-type="float">
            <text:p>0.368055556</text:p>
          </table:table-cell>
          <table:table-cell office:value-type="float" office:value="19.899741021088" calcext:value-type="float">
            <text:p>19.89974102108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899728511558" calcext:value-type="float">
            <text:p>19.89972851155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899753530618" calcext:value-type="float">
            <text:p>19.899753530618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633860530994" calcext:value-type="float">
            <text:p>21.633860530994</text:p>
          </table:table-cell>
          <table:table-cell office:value-type="float" office:value="23.3679800409" calcext:value-type="float">
            <text:p>23.3679800409</text:p>
          </table:table-cell>
          <table:table-cell office:value-type="float" office:value="19.899741021088" calcext:value-type="float">
            <text:p>19.899741021088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30]" office:value-type="float" office:value="100800" calcext:value-type="float">
            <text:p>100800</text:p>
          </table:table-cell>
          <table:table-cell table:formula="of:=[.$BK$14]/(4*PI()*[.$BK$11])*(LN(4*[.$BK$15]*[.BM30]/POWER([.$BK$8];2))-[.$BK$3])+[.$BK$14]*[.$BK$10]+[.$BK$7]" office:value-type="float" office:value="21.4969846308625" calcext:value-type="float">
            <text:p>21.4969846308625</text:p>
          </table:table-cell>
          <table:table-cell table:number-columns-repeated="958"/>
        </table:table-row>
        <table:table-row table:style-name="ro2">
          <table:table-cell office:value-type="float" office:value="104400" calcext:value-type="float">
            <text:p>104400</text:p>
          </table:table-cell>
          <table:table-cell office:value-type="float" office:value="23.410826603482" calcext:value-type="float">
            <text:p>23.410826603482</text:p>
          </table:table-cell>
          <table:table-cell office:value-type="float" office:value="19.925459362814" calcext:value-type="float">
            <text:p>19.925459362814</text:p>
          </table:table-cell>
          <table:table-cell office:value-type="float" office:value="4180" calcext:value-type="float">
            <text:p>4180</text:p>
          </table:table-cell>
          <table:table-cell office:value-type="float" office:value="5349.9999776" calcext:value-type="float">
            <text:p>5349.9999776</text:p>
          </table:table-cell>
          <table:table-cell office:value-type="float" office:value="0.3672222215" calcext:value-type="float">
            <text:p>0.3672222215</text:p>
          </table:table-cell>
          <table:table-cell office:value-type="float" office:value="21.022883673834" calcext:value-type="float">
            <text:p>21.022883673834</text:p>
          </table:table-cell>
          <table:table-cell office:value-type="float" office:value="1832.7329285502" calcext:value-type="float">
            <text:p>1832.7329285502</text:p>
          </table:table-cell>
          <table:table-cell office:value-type="float" office:value="19.932457071637" calcext:value-type="float">
            <text:p>19.932457071637</text:p>
          </table:table-cell>
          <table:table-cell office:value-type="float" office:value="836.89635761483" calcext:value-type="float">
            <text:p>836.89635761483</text:p>
          </table:table-cell>
          <table:table-cell office:value-type="float" office:value="21.022884718896" calcext:value-type="float">
            <text:p>21.022884718896</text:p>
          </table:table-cell>
          <table:table-cell office:value-type="float" office:value="1832.7321264715" calcext:value-type="float">
            <text:p>1832.7321264715</text:p>
          </table:table-cell>
          <table:table-cell office:value-type="float" office:value="19.932468211746" calcext:value-type="float">
            <text:p>19.932468211746</text:p>
          </table:table-cell>
          <table:table-cell office:value-type="float" office:value="836.88860972176" calcext:value-type="float">
            <text:p>836.88860972176</text:p>
          </table:table-cell>
          <table:table-cell office:value-type="float" office:value="296.56082660348" calcext:value-type="float">
            <text:p>296.56082660348</text:p>
          </table:table-cell>
          <table:table-cell office:value-type="float" office:value="0.18361111075" calcext:value-type="float">
            <text:p>0.18361111075</text:p>
          </table:table-cell>
          <table:table-cell office:value-type="float" office:value="1842.8229853253" calcext:value-type="float">
            <text:p>1842.8229853253</text:p>
          </table:table-cell>
          <table:table-cell office:value-type="float" office:value="13.114978718725" calcext:value-type="float">
            <text:p>13.114978718725</text:p>
          </table:table-cell>
          <table:table-cell office:value-type="float" office:value="-7902.0060368549" calcext:value-type="float">
            <text:p>-7902.0060368549</text:p>
          </table:table-cell>
          <table:table-cell office:value-type="float" office:value="7902.0060368549" calcext:value-type="float">
            <text:p>7902.0060368549</text:p>
          </table:table-cell>
          <table:table-cell office:value-type="float" office:value="1845.1014976274" calcext:value-type="float">
            <text:p>1845.1014976274</text:p>
          </table:table-cell>
          <table:table-cell office:value-type="float" office:value="8991.5741176787" calcext:value-type="float">
            <text:p>8991.5741176787</text:p>
          </table:table-cell>
          <table:table-cell office:value-type="float" office:value="23.410826603482" calcext:value-type="float">
            <text:p>23.410826603482</text:p>
          </table:table-cell>
          <table:table-cell office:value-type="float" office:value="0.18361111075" calcext:value-type="float">
            <text:p>0.1836111107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9" calcext:value-type="float">
            <text:p>5319</text:p>
          </table:table-cell>
          <table:table-cell office:value-type="float" office:value="0.366111111" calcext:value-type="float">
            <text:p>0.366111111</text:p>
          </table:table-cell>
          <table:table-cell office:value-type="float" office:value="19.932462641692" calcext:value-type="float">
            <text:p>19.93246264169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932457071637" calcext:value-type="float">
            <text:p>19.93245707163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932468211746" calcext:value-type="float">
            <text:p>19.932468211746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671644622587" calcext:value-type="float">
            <text:p>21.671644622587</text:p>
          </table:table-cell>
          <table:table-cell office:value-type="float" office:value="23.410826603482" calcext:value-type="float">
            <text:p>23.410826603482</text:p>
          </table:table-cell>
          <table:table-cell office:value-type="float" office:value="19.932462641692" calcext:value-type="float">
            <text:p>19.932462641692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31]" office:value-type="float" office:value="104400" calcext:value-type="float">
            <text:p>104400</text:p>
          </table:table-cell>
          <table:table-cell table:formula="of:=[.$BK$14]/(4*PI()*[.$BK$11])*(LN(4*[.$BK$15]*[.BM31]/POWER([.$BK$8];2))-[.$BK$3])+[.$BK$14]*[.$BK$10]+[.$BK$7]" office:value-type="float" office:value="21.5380340648682" calcext:value-type="float">
            <text:p>21.5380340648682</text:p>
          </table:table-cell>
          <table:table-cell table:number-columns-repeated="958"/>
        </table:table-row>
        <table:table-row table:style-name="ro2">
          <table:table-cell office:value-type="float" office:value="108000" calcext:value-type="float">
            <text:p>108000</text:p>
          </table:table-cell>
          <table:table-cell office:value-type="float" office:value="23.404361263342" calcext:value-type="float">
            <text:p>23.404361263342</text:p>
          </table:table-cell>
          <table:table-cell office:value-type="float" office:value="19.958731738471" calcext:value-type="float">
            <text:p>19.958731738471</text:p>
          </table:table-cell>
          <table:table-cell office:value-type="float" office:value="4180" calcext:value-type="float">
            <text:p>4180</text:p>
          </table:table-cell>
          <table:table-cell office:value-type="float" office:value="5273.000001" calcext:value-type="float">
            <text:p>5273.000001</text:p>
          </table:table-cell>
          <table:table-cell office:value-type="float" office:value="0.36611111111111" calcext:value-type="float">
            <text:p>0.36611111111111</text:p>
          </table:table-cell>
          <table:table-cell office:value-type="float" office:value="21.044019251203" calcext:value-type="float">
            <text:p>21.044019251203</text:p>
          </table:table-cell>
          <table:table-cell office:value-type="float" office:value="1806.0681426328" calcext:value-type="float">
            <text:p>1806.0681426328</text:p>
          </table:table-cell>
          <table:table-cell office:value-type="float" office:value="19.963312100326" calcext:value-type="float">
            <text:p>19.963312100326</text:p>
          </table:table-cell>
          <table:table-cell office:value-type="float" office:value="826.92709220754" calcext:value-type="float">
            <text:p>826.92709220754</text:p>
          </table:table-cell>
          <table:table-cell office:value-type="float" office:value="21.044017407131" calcext:value-type="float">
            <text:p>21.044017407131</text:p>
          </table:table-cell>
          <table:table-cell office:value-type="float" office:value="1806.0695536652" calcext:value-type="float">
            <text:p>1806.0695536652</text:p>
          </table:table-cell>
          <table:table-cell office:value-type="float" office:value="19.96332059421" calcext:value-type="float">
            <text:p>19.96332059421</text:p>
          </table:table-cell>
          <table:table-cell office:value-type="float" office:value="826.91918189161" calcext:value-type="float">
            <text:p>826.91918189161</text:p>
          </table:table-cell>
          <table:table-cell office:value-type="float" office:value="296.55436126334" calcext:value-type="float">
            <text:p>296.55436126334</text:p>
          </table:table-cell>
          <table:table-cell office:value-type="float" office:value="0.18305555555556" calcext:value-type="float">
            <text:p>0.18305555555556</text:p>
          </table:table-cell>
          <table:table-cell office:value-type="float" office:value="1834.8438868239" calcext:value-type="float">
            <text:p>1834.8438868239</text:p>
          </table:table-cell>
          <table:table-cell office:value-type="float" office:value="13.100548844221" calcext:value-type="float">
            <text:p>13.100548844221</text:p>
          </table:table-cell>
          <table:table-cell office:value-type="float" office:value="-7884.1910460993" calcext:value-type="float">
            <text:p>-7884.1910460993</text:p>
          </table:table-cell>
          <table:table-cell office:value-type="float" office:value="7884.1910460993" calcext:value-type="float">
            <text:p>7884.1910460993</text:p>
          </table:table-cell>
          <table:table-cell office:value-type="float" office:value="1840.5439247466" calcext:value-type="float">
            <text:p>1840.5439247466</text:p>
          </table:table-cell>
          <table:table-cell office:value-type="float" office:value="8964.3681621845" calcext:value-type="float">
            <text:p>8964.3681621845</text:p>
          </table:table-cell>
          <table:table-cell office:value-type="float" office:value="23.404361263342" calcext:value-type="float">
            <text:p>23.404361263342</text:p>
          </table:table-cell>
          <table:table-cell office:value-type="float" office:value="0.18305555555556" calcext:value-type="float">
            <text:p>0.1830555555555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89" calcext:value-type="float">
            <text:p>5189</text:p>
          </table:table-cell>
          <table:table-cell office:value-type="float" office:value="0.368055556" calcext:value-type="float">
            <text:p>0.368055556</text:p>
          </table:table-cell>
          <table:table-cell office:value-type="float" office:value="19.963316347268" calcext:value-type="float">
            <text:p>19.96331634726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963312100326" calcext:value-type="float">
            <text:p>19.96331210032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96332059421" calcext:value-type="float">
            <text:p>19.96332059421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683838805305" calcext:value-type="float">
            <text:p>21.683838805305</text:p>
          </table:table-cell>
          <table:table-cell office:value-type="float" office:value="23.404361263342" calcext:value-type="float">
            <text:p>23.404361263342</text:p>
          </table:table-cell>
          <table:table-cell office:value-type="float" office:value="19.963316347268" calcext:value-type="float">
            <text:p>19.963316347268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32]" office:value-type="float" office:value="108000" calcext:value-type="float">
            <text:p>108000</text:p>
          </table:table-cell>
          <table:table-cell table:formula="of:=[.$BK$14]/(4*PI()*[.$BK$11])*(LN(4*[.$BK$15]*[.BM32]/POWER([.$BK$8];2))-[.$BK$3])+[.$BK$14]*[.$BK$10]+[.$BK$7]" office:value-type="float" office:value="21.5776917213966" calcext:value-type="float">
            <text:p>21.5776917213966</text:p>
          </table:table-cell>
          <table:table-cell table:number-columns-repeated="958"/>
        </table:table-row>
        <table:table-row table:style-name="ro2">
          <table:table-cell office:value-type="float" office:value="111600" calcext:value-type="float">
            <text:p>111600</text:p>
          </table:table-cell>
          <table:table-cell office:value-type="float" office:value="23.407193178962" calcext:value-type="float">
            <text:p>23.407193178962</text:p>
          </table:table-cell>
          <table:table-cell office:value-type="float" office:value="19.986972977372" calcext:value-type="float">
            <text:p>19.986972977372</text:p>
          </table:table-cell>
          <table:table-cell office:value-type="float" office:value="4180" calcext:value-type="float">
            <text:p>4180</text:p>
          </table:table-cell>
          <table:table-cell office:value-type="float" office:value="5250.0000062" calcext:value-type="float">
            <text:p>5250.0000062</text:p>
          </table:table-cell>
          <table:table-cell office:value-type="float" office:value="0.36722222216667" calcext:value-type="float">
            <text:p>0.36722222216667</text:p>
          </table:table-cell>
          <table:table-cell office:value-type="float" office:value="21.065963343835" calcext:value-type="float">
            <text:p>21.065963343835</text:p>
          </table:table-cell>
          <table:table-cell office:value-type="float" office:value="1796.8808913561" calcext:value-type="float">
            <text:p>1796.8808913561</text:p>
          </table:table-cell>
          <table:table-cell office:value-type="float" office:value="19.992211966304" calcext:value-type="float">
            <text:p>19.992211966304</text:p>
          </table:table-cell>
          <table:table-cell office:value-type="float" office:value="824.09821684421" calcext:value-type="float">
            <text:p>824.09821684421</text:p>
          </table:table-cell>
          <table:table-cell office:value-type="float" office:value="21.065956918061" calcext:value-type="float">
            <text:p>21.065956918061</text:p>
          </table:table-cell>
          <table:table-cell office:value-type="float" office:value="1796.8858231016" calcext:value-type="float">
            <text:p>1796.8858231016</text:p>
          </table:table-cell>
          <table:table-cell office:value-type="float" office:value="19.992229188974" calcext:value-type="float">
            <text:p>19.992229188974</text:p>
          </table:table-cell>
          <table:table-cell office:value-type="float" office:value="824.08006679521" calcext:value-type="float">
            <text:p>824.08006679521</text:p>
          </table:table-cell>
          <table:table-cell office:value-type="float" office:value="296.55719317896" calcext:value-type="float">
            <text:p>296.55719317896</text:p>
          </table:table-cell>
          <table:table-cell office:value-type="float" office:value="0.18361111108333" calcext:value-type="float">
            <text:p>0.18361111108333</text:p>
          </table:table-cell>
          <table:table-cell office:value-type="float" office:value="1838.2643221549" calcext:value-type="float">
            <text:p>1838.2643221549</text:p>
          </table:table-cell>
          <table:table-cell office:value-type="float" office:value="13.114134778495" calcext:value-type="float">
            <text:p>13.114134778495</text:p>
          </table:table-cell>
          <table:table-cell office:value-type="float" office:value="-7899.8651375056" calcext:value-type="float">
            <text:p>-7899.8651375056</text:p>
          </table:table-cell>
          <table:table-cell office:value-type="float" office:value="7899.8651375056" calcext:value-type="float">
            <text:p>7899.8651375056</text:p>
          </table:table-cell>
          <table:table-cell office:value-type="float" office:value="1845.1015003613" calcext:value-type="float">
            <text:p>1845.1015003613</text:p>
          </table:table-cell>
          <table:table-cell office:value-type="float" office:value="8991.5741340023" calcext:value-type="float">
            <text:p>8991.5741340023</text:p>
          </table:table-cell>
          <table:table-cell office:value-type="float" office:value="23.407193178962" calcext:value-type="float">
            <text:p>23.407193178962</text:p>
          </table:table-cell>
          <table:table-cell office:value-type="float" office:value="0.18361111108333" calcext:value-type="float">
            <text:p>0.1836111110833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03" calcext:value-type="float">
            <text:p>5403</text:p>
          </table:table-cell>
          <table:table-cell office:value-type="float" office:value="0.366111111" calcext:value-type="float">
            <text:p>0.366111111</text:p>
          </table:table-cell>
          <table:table-cell office:value-type="float" office:value="19.992220577639" calcext:value-type="float">
            <text:p>19.99222057763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992211966304" calcext:value-type="float">
            <text:p>19.992211966304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19.992229188974" calcext:value-type="float">
            <text:p>19.992229188974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699706878301" calcext:value-type="float">
            <text:p>21.699706878301</text:p>
          </table:table-cell>
          <table:table-cell office:value-type="float" office:value="23.407193178962" calcext:value-type="float">
            <text:p>23.407193178962</text:p>
          </table:table-cell>
          <table:table-cell office:value-type="float" office:value="19.992220577639" calcext:value-type="float">
            <text:p>19.992220577639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33]" office:value-type="float" office:value="111600" calcext:value-type="float">
            <text:p>111600</text:p>
          </table:table-cell>
          <table:table-cell table:formula="of:=[.$BK$14]/(4*PI()*[.$BK$11])*(LN(4*[.$BK$15]*[.BM33]/POWER([.$BK$8];2))-[.$BK$3])+[.$BK$14]*[.$BK$10]+[.$BK$7]" office:value-type="float" office:value="21.6160488899292" calcext:value-type="float">
            <text:p>21.6160488899292</text:p>
          </table:table-cell>
          <table:table-cell table:number-columns-repeated="958"/>
        </table:table-row>
        <table:table-row table:style-name="ro2">
          <table:table-cell office:value-type="float" office:value="115200" calcext:value-type="float">
            <text:p>115200</text:p>
          </table:table-cell>
          <table:table-cell office:value-type="float" office:value="23.484189577147" calcext:value-type="float">
            <text:p>23.484189577147</text:p>
          </table:table-cell>
          <table:table-cell office:value-type="float" office:value="20.026835570194" calcext:value-type="float">
            <text:p>20.026835570194</text:p>
          </table:table-cell>
          <table:table-cell office:value-type="float" office:value="4180" calcext:value-type="float">
            <text:p>4180</text:p>
          </table:table-cell>
          <table:table-cell office:value-type="float" office:value="5306.9999776" calcext:value-type="float">
            <text:p>5306.9999776</text:p>
          </table:table-cell>
          <table:table-cell office:value-type="float" office:value="0.36722222166667" calcext:value-type="float">
            <text:p>0.36722222166667</text:p>
          </table:table-cell>
          <table:table-cell office:value-type="float" office:value="21.113434717695" calcext:value-type="float">
            <text:p>21.113434717695</text:p>
          </table:table-cell>
          <table:table-cell office:value-type="float" office:value="1819.541181016" calcext:value-type="float">
            <text:p>1819.541181016</text:p>
          </table:table-cell>
          <table:table-cell office:value-type="float" office:value="20.028785383878" calcext:value-type="float">
            <text:p>20.028785383878</text:p>
          </table:table-cell>
          <table:table-cell office:value-type="float" office:value="832.46233661615" calcext:value-type="float">
            <text:p>832.46233661615</text:p>
          </table:table-cell>
          <table:table-cell office:value-type="float" office:value="21.113436736236" calcext:value-type="float">
            <text:p>21.113436736236</text:p>
          </table:table-cell>
          <table:table-cell office:value-type="float" office:value="1819.5396317975" calcext:value-type="float">
            <text:p>1819.5396317975</text:p>
          </table:table-cell>
          <table:table-cell office:value-type="float" office:value="20.028807554996" calcext:value-type="float">
            <text:p>20.028807554996</text:p>
          </table:table-cell>
          <table:table-cell office:value-type="float" office:value="832.44686962424" calcext:value-type="float">
            <text:p>832.44686962424</text:p>
          </table:table-cell>
          <table:table-cell office:value-type="float" office:value="296.63418957715" calcext:value-type="float">
            <text:p>296.63418957715</text:p>
          </table:table-cell>
          <table:table-cell office:value-type="float" office:value="0.18361111083333" calcext:value-type="float">
            <text:p>0.18361111083333</text:p>
          </table:table-cell>
          <table:table-cell office:value-type="float" office:value="1850.795411202" calcext:value-type="float">
            <text:p>1850.795411202</text:p>
          </table:table-cell>
          <table:table-cell office:value-type="float" office:value="13.132018990336" calcext:value-type="float">
            <text:p>13.132018990336</text:p>
          </table:table-cell>
          <table:table-cell office:value-type="float" office:value="-7945.2334012987" calcext:value-type="float">
            <text:p>-7945.2334012987</text:p>
          </table:table-cell>
          <table:table-cell office:value-type="float" office:value="7945.2334012987" calcext:value-type="float">
            <text:p>7945.2334012987</text:p>
          </table:table-cell>
          <table:table-cell office:value-type="float" office:value="1845.1014983108" calcext:value-type="float">
            <text:p>1845.1014983108</text:p>
          </table:table-cell>
          <table:table-cell office:value-type="float" office:value="8991.5741217596" calcext:value-type="float">
            <text:p>8991.5741217596</text:p>
          </table:table-cell>
          <table:table-cell office:value-type="float" office:value="23.484189577147" calcext:value-type="float">
            <text:p>23.484189577147</text:p>
          </table:table-cell>
          <table:table-cell office:value-type="float" office:value="0.18361111083333" calcext:value-type="float">
            <text:p>0.1836111108333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77" calcext:value-type="float">
            <text:p>5277</text:p>
          </table:table-cell>
          <table:table-cell office:value-type="float" office:value="0.367222222" calcext:value-type="float">
            <text:p>0.367222222</text:p>
          </table:table-cell>
          <table:table-cell office:value-type="float" office:value="20.028796469437" calcext:value-type="float">
            <text:p>20.02879646943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028785383878" calcext:value-type="float">
            <text:p>20.02878538387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028807554996" calcext:value-type="float">
            <text:p>20.028807554996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756493023292" calcext:value-type="float">
            <text:p>21.756493023292</text:p>
          </table:table-cell>
          <table:table-cell office:value-type="float" office:value="23.484189577147" calcext:value-type="float">
            <text:p>23.484189577147</text:p>
          </table:table-cell>
          <table:table-cell office:value-type="float" office:value="20.028796469437" calcext:value-type="float">
            <text:p>20.028796469437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34]" office:value-type="float" office:value="115200" calcext:value-type="float">
            <text:p>115200</text:p>
          </table:table-cell>
          <table:table-cell table:formula="of:=[.$BK$14]/(4*PI()*[.$BK$11])*(LN(4*[.$BK$15]*[.BM34]/POWER([.$BK$8];2))-[.$BK$3])+[.$BK$14]*[.$BK$10]+[.$BK$7]" office:value-type="float" office:value="21.6531881626394" calcext:value-type="float">
            <text:p>21.6531881626394</text:p>
          </table:table-cell>
          <table:table-cell table:number-columns-repeated="958"/>
        </table:table-row>
        <table:table-row table:style-name="ro2">
          <table:table-cell office:value-type="float" office:value="118800" calcext:value-type="float">
            <text:p>118800</text:p>
          </table:table-cell>
          <table:table-cell office:value-type="float" office:value="23.552001354802" calcext:value-type="float">
            <text:p>23.552001354802</text:p>
          </table:table-cell>
          <table:table-cell office:value-type="float" office:value="20.052789119314" calcext:value-type="float">
            <text:p>20.052789119314</text:p>
          </table:table-cell>
          <table:table-cell office:value-type="float" office:value="4180" calcext:value-type="float">
            <text:p>4180</text:p>
          </table:table-cell>
          <table:table-cell office:value-type="float" office:value="5355.0000102" calcext:value-type="float">
            <text:p>5355.0000102</text:p>
          </table:table-cell>
          <table:table-cell office:value-type="float" office:value="0.3661111115" calcext:value-type="float">
            <text:p>0.3661111115</text:p>
          </table:table-cell>
          <table:table-cell office:value-type="float" office:value="21.146877502228" calcext:value-type="float">
            <text:p>21.146877502228</text:p>
          </table:table-cell>
          <table:table-cell office:value-type="float" office:value="1840.3339649488" calcext:value-type="float">
            <text:p>1840.3339649488</text:p>
          </table:table-cell>
          <table:table-cell office:value-type="float" office:value="20.056248514637" calcext:value-type="float">
            <text:p>20.056248514637</text:p>
          </table:table-cell>
          <table:table-cell office:value-type="float" office:value="834.51900694089" calcext:value-type="float">
            <text:p>834.51900694089</text:p>
          </table:table-cell>
          <table:table-cell office:value-type="float" office:value="21.146882126826" calcext:value-type="float">
            <text:p>21.146882126826</text:p>
          </table:table-cell>
          <table:table-cell office:value-type="float" office:value="1840.3304263347" calcext:value-type="float">
            <text:p>1840.3304263347</text:p>
          </table:table-cell>
          <table:table-cell office:value-type="float" office:value="20.056244376874" calcext:value-type="float">
            <text:p>20.056244376874</text:p>
          </table:table-cell>
          <table:table-cell office:value-type="float" office:value="834.52571165687" calcext:value-type="float">
            <text:p>834.52571165687</text:p>
          </table:table-cell>
          <table:table-cell office:value-type="float" office:value="296.7020013548" calcext:value-type="float">
            <text:p>296.7020013548</text:p>
          </table:table-cell>
          <table:table-cell office:value-type="float" office:value="0.18305555575" calcext:value-type="float">
            <text:p>0.18305555575</text:p>
          </table:table-cell>
          <table:table-cell office:value-type="float" office:value="1848.5182538326" calcext:value-type="float">
            <text:p>1848.5182538326</text:p>
          </table:table-cell>
          <table:table-cell office:value-type="float" office:value="13.134699324599" calcext:value-type="float">
            <text:p>13.134699324599</text:p>
          </table:table-cell>
          <table:table-cell office:value-type="float" office:value="-7971.0301524771" calcext:value-type="float">
            <text:p>-7971.0301524771</text:p>
          </table:table-cell>
          <table:table-cell office:value-type="float" office:value="7971.0301524771" calcext:value-type="float">
            <text:p>7971.0301524771</text:p>
          </table:table-cell>
          <table:table-cell office:value-type="float" office:value="1840.5439263422" calcext:value-type="float">
            <text:p>1840.5439263422</text:p>
          </table:table-cell>
          <table:table-cell office:value-type="float" office:value="8964.3681717066" calcext:value-type="float">
            <text:p>8964.3681717066</text:p>
          </table:table-cell>
          <table:table-cell office:value-type="float" office:value="23.552001354802" calcext:value-type="float">
            <text:p>23.552001354802</text:p>
          </table:table-cell>
          <table:table-cell office:value-type="float" office:value="0.18305555575" calcext:value-type="float">
            <text:p>0.1830555557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22" calcext:value-type="float">
            <text:p>5322</text:p>
          </table:table-cell>
          <table:table-cell office:value-type="float" office:value="0.363888889" calcext:value-type="float">
            <text:p>0.363888889</text:p>
          </table:table-cell>
          <table:table-cell office:value-type="float" office:value="20.056246445756" calcext:value-type="float">
            <text:p>20.05624644575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056248514637" calcext:value-type="float">
            <text:p>20.05624851463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056244376874" calcext:value-type="float">
            <text:p>20.056244376874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804123900279" calcext:value-type="float">
            <text:p>21.804123900279</text:p>
          </table:table-cell>
          <table:table-cell office:value-type="float" office:value="23.552001354802" calcext:value-type="float">
            <text:p>23.552001354802</text:p>
          </table:table-cell>
          <table:table-cell office:value-type="float" office:value="20.056246445756" calcext:value-type="float">
            <text:p>20.056246445756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35]" office:value-type="float" office:value="118800" calcext:value-type="float">
            <text:p>118800</text:p>
          </table:table-cell>
          <table:table-cell table:formula="of:=[.$BK$14]/(4*PI()*[.$BK$11])*(LN(4*[.$BK$15]*[.BM35]/POWER([.$BK$8];2))-[.$BK$3])+[.$BK$14]*[.$BK$10]+[.$BK$7]" office:value-type="float" office:value="21.6891845052814" calcext:value-type="float">
            <text:p>21.6891845052814</text:p>
          </table:table-cell>
          <table:table-cell table:number-columns-repeated="958"/>
        </table:table-row>
        <table:table-row table:style-name="ro2">
          <table:table-cell office:value-type="float" office:value="122400" calcext:value-type="float">
            <text:p>122400</text:p>
          </table:table-cell>
          <table:table-cell office:value-type="float" office:value="23.557646988553" calcext:value-type="float">
            <text:p>23.557646988553</text:p>
          </table:table-cell>
          <table:table-cell office:value-type="float" office:value="20.083018295407" calcext:value-type="float">
            <text:p>20.083018295407</text:p>
          </table:table-cell>
          <table:table-cell office:value-type="float" office:value="4180" calcext:value-type="float">
            <text:p>4180</text:p>
          </table:table-cell>
          <table:table-cell office:value-type="float" office:value="5273.0000042" calcext:value-type="float">
            <text:p>5273.0000042</text:p>
          </table:table-cell>
          <table:table-cell office:value-type="float" office:value="0.36305555672222" calcext:value-type="float">
            <text:p>0.36305555672222</text:p>
          </table:table-cell>
          <table:table-cell office:value-type="float" office:value="21.165754739956" calcext:value-type="float">
            <text:p>21.165754739956</text:p>
          </table:table-cell>
          <table:table-cell office:value-type="float" office:value="1814.9346233421" calcext:value-type="float">
            <text:p>1814.9346233421</text:p>
          </table:table-cell>
          <table:table-cell office:value-type="float" office:value="20.079952062934" calcext:value-type="float">
            <text:p>20.079952062934</text:p>
          </table:table-cell>
          <table:table-cell office:value-type="float" office:value="823.89199337912" calcext:value-type="float">
            <text:p>823.89199337912</text:p>
          </table:table-cell>
          <table:table-cell office:value-type="float" office:value="21.165749451598" calcext:value-type="float">
            <text:p>21.165749451598</text:p>
          </table:table-cell>
          <table:table-cell office:value-type="float" office:value="1814.9386360747" calcext:value-type="float">
            <text:p>1814.9386360747</text:p>
          </table:table-cell>
          <table:table-cell office:value-type="float" office:value="20.079956269044" calcext:value-type="float">
            <text:p>20.079956269044</text:p>
          </table:table-cell>
          <table:table-cell office:value-type="float" office:value="823.88478910891" calcext:value-type="float">
            <text:p>823.88478910891</text:p>
          </table:table-cell>
          <table:table-cell office:value-type="float" office:value="296.70764698855" calcext:value-type="float">
            <text:p>296.70764698855</text:p>
          </table:table-cell>
          <table:table-cell office:value-type="float" office:value="0.18152777836111" calcext:value-type="float">
            <text:p>0.18152777836111</text:p>
          </table:table-cell>
          <table:table-cell office:value-type="float" office:value="1842.8229864647" calcext:value-type="float">
            <text:p>1842.8229864647</text:p>
          </table:table-cell>
          <table:table-cell office:value-type="float" office:value="13.099940547843" calcext:value-type="float">
            <text:p>13.099940547843</text:p>
          </table:table-cell>
          <table:table-cell office:value-type="float" office:value="-7935.1624267878" calcext:value-type="float">
            <text:p>-7935.1624267878</text:p>
          </table:table-cell>
          <table:table-cell office:value-type="float" office:value="7935.1624267878" calcext:value-type="float">
            <text:p>7935.1624267878</text:p>
          </table:table-cell>
          <table:table-cell office:value-type="float" office:value="1827.9993214825" calcext:value-type="float">
            <text:p>1827.9993214825</text:p>
          </table:table-cell>
          <table:table-cell office:value-type="float" office:value="8889.551764511" calcext:value-type="float">
            <text:p>8889.551764511</text:p>
          </table:table-cell>
          <table:table-cell office:value-type="float" office:value="23.557646988553" calcext:value-type="float">
            <text:p>23.557646988553</text:p>
          </table:table-cell>
          <table:table-cell office:value-type="float" office:value="0.18152777836111" calcext:value-type="float">
            <text:p>0.181527778361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26" calcext:value-type="float">
            <text:p>5326</text:p>
          </table:table-cell>
          <table:table-cell office:value-type="float" office:value="0.366666667" calcext:value-type="float">
            <text:p>0.366666667</text:p>
          </table:table-cell>
          <table:table-cell office:value-type="float" office:value="20.079954165989" calcext:value-type="float">
            <text:p>20.07995416598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079952062934" calcext:value-type="float">
            <text:p>20.079952062934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079956269044" calcext:value-type="float">
            <text:p>20.079956269044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818800577271" calcext:value-type="float">
            <text:p>21.818800577271</text:p>
          </table:table-cell>
          <table:table-cell office:value-type="float" office:value="23.557646988553" calcext:value-type="float">
            <text:p>23.557646988553</text:p>
          </table:table-cell>
          <table:table-cell office:value-type="float" office:value="20.079954165989" calcext:value-type="float">
            <text:p>20.079954165989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36]" office:value-type="float" office:value="122400" calcext:value-type="float">
            <text:p>122400</text:p>
          </table:table-cell>
          <table:table-cell table:formula="of:=[.$BK$14]/(4*PI()*[.$BK$11])*(LN(4*[.$BK$15]*[.BM36]/POWER([.$BK$8];2))-[.$BK$3])+[.$BK$14]*[.$BK$10]+[.$BK$7]" office:value-type="float" office:value="21.7241061681678" calcext:value-type="float">
            <text:p>21.7241061681678</text:p>
          </table:table-cell>
          <table:table-cell table:number-columns-repeated="958"/>
        </table:table-row>
        <table:table-row table:style-name="ro2">
          <table:table-cell office:value-type="float" office:value="126000" calcext:value-type="float">
            <text:p>126000</text:p>
          </table:table-cell>
          <table:table-cell office:value-type="float" office:value="23.598094503523" calcext:value-type="float">
            <text:p>23.598094503523</text:p>
          </table:table-cell>
          <table:table-cell office:value-type="float" office:value="20.111857312828" calcext:value-type="float">
            <text:p>20.111857312828</text:p>
          </table:table-cell>
          <table:table-cell office:value-type="float" office:value="4180" calcext:value-type="float">
            <text:p>4180</text:p>
          </table:table-cell>
          <table:table-cell office:value-type="float" office:value="5322.9999922" calcext:value-type="float">
            <text:p>5322.9999922</text:p>
          </table:table-cell>
          <table:table-cell office:value-type="float" office:value="0.36527777788889" calcext:value-type="float">
            <text:p>0.36527777788889</text:p>
          </table:table-cell>
          <table:table-cell office:value-type="float" office:value="21.206043985374" calcext:value-type="float">
            <text:p>21.206043985374</text:p>
          </table:table-cell>
          <table:table-cell office:value-type="float" office:value="1826.1644565424" calcext:value-type="float">
            <text:p>1826.1644565424</text:p>
          </table:table-cell>
          <table:table-cell office:value-type="float" office:value="20.116356469712" calcext:value-type="float">
            <text:p>20.116356469712</text:p>
          </table:table-cell>
          <table:table-cell office:value-type="float" office:value="831.90074571723" calcext:value-type="float">
            <text:p>831.90074571723</text:p>
          </table:table-cell>
          <table:table-cell office:value-type="float" office:value="21.206041964222" calcext:value-type="float">
            <text:p>21.206041964222</text:p>
          </table:table-cell>
          <table:table-cell office:value-type="float" office:value="1826.1659995521" calcext:value-type="float">
            <text:p>1826.1659995521</text:p>
          </table:table-cell>
          <table:table-cell office:value-type="float" office:value="20.116360259128" calcext:value-type="float">
            <text:p>20.116360259128</text:p>
          </table:table-cell>
          <table:table-cell office:value-type="float" office:value="831.89630975141" calcext:value-type="float">
            <text:p>831.89630975141</text:p>
          </table:table-cell>
          <table:table-cell office:value-type="float" office:value="296.74809450352" calcext:value-type="float">
            <text:p>296.74809450352</text:p>
          </table:table-cell>
          <table:table-cell office:value-type="float" office:value="0.18263888894444" calcext:value-type="float">
            <text:p>0.18263888894444</text:p>
          </table:table-cell>
          <table:table-cell office:value-type="float" office:value="1834.8438863678" calcext:value-type="float">
            <text:p>1834.8438863678</text:p>
          </table:table-cell>
          <table:table-cell office:value-type="float" office:value="13.135511305972" calcext:value-type="float">
            <text:p>13.135511305972</text:p>
          </table:table-cell>
          <table:table-cell office:value-type="float" office:value="-7987.4557054817" calcext:value-type="float">
            <text:p>-7987.4557054817</text:p>
          </table:table-cell>
          <table:table-cell office:value-type="float" office:value="7987.4557054817" calcext:value-type="float">
            <text:p>7987.4557054817</text:p>
          </table:table-cell>
          <table:table-cell office:value-type="float" office:value="1837.1243120096" calcext:value-type="float">
            <text:p>1837.1243120096</text:p>
          </table:table-cell>
          <table:table-cell office:value-type="float" office:value="8943.9636850216" calcext:value-type="float">
            <text:p>8943.9636850216</text:p>
          </table:table-cell>
          <table:table-cell office:value-type="float" office:value="23.598094503523" calcext:value-type="float">
            <text:p>23.598094503523</text:p>
          </table:table-cell>
          <table:table-cell office:value-type="float" office:value="0.18263888894444" calcext:value-type="float">
            <text:p>0.1826388889444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29" calcext:value-type="float">
            <text:p>5329</text:p>
          </table:table-cell>
          <table:table-cell office:value-type="float" office:value="0.365555556" calcext:value-type="float">
            <text:p>0.365555556</text:p>
          </table:table-cell>
          <table:table-cell office:value-type="float" office:value="20.11635836442" calcext:value-type="float">
            <text:p>20.1163583644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116356469712" calcext:value-type="float">
            <text:p>20.11635646971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116360259128" calcext:value-type="float">
            <text:p>20.116360259128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857226433971" calcext:value-type="float">
            <text:p>21.857226433971</text:p>
          </table:table-cell>
          <table:table-cell office:value-type="float" office:value="23.598094503523" calcext:value-type="float">
            <text:p>23.598094503523</text:p>
          </table:table-cell>
          <table:table-cell office:value-type="float" office:value="20.11635836442" calcext:value-type="float">
            <text:p>20.11635836442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37]" office:value-type="float" office:value="126000" calcext:value-type="float">
            <text:p>126000</text:p>
          </table:table-cell>
          <table:table-cell table:formula="of:=[.$BK$14]/(4*PI()*[.$BK$11])*(LN(4*[.$BK$15]*[.BM37]/POWER([.$BK$8];2))-[.$BK$3])+[.$BK$14]*[.$BK$10]+[.$BK$7]" office:value-type="float" office:value="21.7580154650614" calcext:value-type="float">
            <text:p>21.7580154650614</text:p>
          </table:table-cell>
          <table:table-cell table:number-columns-repeated="958"/>
        </table:table-row>
        <table:table-row table:style-name="ro2">
          <table:table-cell office:value-type="float" office:value="129600" calcext:value-type="float">
            <text:p>129600</text:p>
          </table:table-cell>
          <table:table-cell office:value-type="float" office:value="23.605048568623" calcext:value-type="float">
            <text:p>23.605048568623</text:p>
          </table:table-cell>
          <table:table-cell office:value-type="float" office:value="20.135747268324" calcext:value-type="float">
            <text:p>20.135747268324</text:p>
          </table:table-cell>
          <table:table-cell office:value-type="float" office:value="4180" calcext:value-type="float">
            <text:p>4180</text:p>
          </table:table-cell>
          <table:table-cell office:value-type="float" office:value="5277.0000288" calcext:value-type="float">
            <text:p>5277.0000288</text:p>
          </table:table-cell>
          <table:table-cell office:value-type="float" office:value="0.36388888972222" calcext:value-type="float">
            <text:p>0.36388888972222</text:p>
          </table:table-cell>
          <table:table-cell office:value-type="float" office:value="21.221585492173" calcext:value-type="float">
            <text:p>21.221585492173</text:p>
          </table:table-cell>
          <table:table-cell office:value-type="float" office:value="1812.6898810992" calcext:value-type="float">
            <text:p>1812.6898810992</text:p>
          </table:table-cell>
          <table:table-cell office:value-type="float" office:value="20.137089778652" calcext:value-type="float">
            <text:p>20.137089778652</text:p>
          </table:table-cell>
          <table:table-cell office:value-type="float" office:value="824.78911690257" calcext:value-type="float">
            <text:p>824.78911690257</text:p>
          </table:table-cell>
          <table:table-cell office:value-type="float" office:value="21.221598451417" calcext:value-type="float">
            <text:p>21.221598451417</text:p>
          </table:table-cell>
          <table:table-cell office:value-type="float" office:value="1812.680025234" calcext:value-type="float">
            <text:p>1812.680025234</text:p>
          </table:table-cell>
          <table:table-cell office:value-type="float" office:value="20.137093129334" calcext:value-type="float">
            <text:p>20.137093129334</text:p>
          </table:table-cell>
          <table:table-cell office:value-type="float" office:value="824.79642448078" calcext:value-type="float">
            <text:p>824.79642448078</text:p>
          </table:table-cell>
          <table:table-cell office:value-type="float" office:value="296.75504856862" calcext:value-type="float">
            <text:p>296.75504856862</text:p>
          </table:table-cell>
          <table:table-cell office:value-type="float" office:value="0.18194444486111" calcext:value-type="float">
            <text:p>0.18194444486111</text:p>
          </table:table-cell>
          <table:table-cell office:value-type="float" office:value="1834.8438861397" calcext:value-type="float">
            <text:p>1834.8438861397</text:p>
          </table:table-cell>
          <table:table-cell office:value-type="float" office:value="13.120664447031" calcext:value-type="float">
            <text:p>13.120664447031</text:p>
          </table:table-cell>
          <table:table-cell office:value-type="float" office:value="-7973.665375623" calcext:value-type="float">
            <text:p>-7973.665375623</text:p>
          </table:table-cell>
          <table:table-cell office:value-type="float" office:value="7973.665375623" calcext:value-type="float">
            <text:p>7973.665375623</text:p>
          </table:table-cell>
          <table:table-cell office:value-type="float" office:value="1831.4222230062" calcext:value-type="float">
            <text:p>1831.4222230062</text:p>
          </table:table-cell>
          <table:table-cell office:value-type="float" office:value="8909.9562362328" calcext:value-type="float">
            <text:p>8909.9562362328</text:p>
          </table:table-cell>
          <table:table-cell office:value-type="float" office:value="23.605048568623" calcext:value-type="float">
            <text:p>23.605048568623</text:p>
          </table:table-cell>
          <table:table-cell office:value-type="float" office:value="0.18194444486111" calcext:value-type="float">
            <text:p>0.181944444861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28" calcext:value-type="float">
            <text:p>5328</text:p>
          </table:table-cell>
          <table:table-cell office:value-type="float" office:value="0.369444444" calcext:value-type="float">
            <text:p>0.369444444</text:p>
          </table:table-cell>
          <table:table-cell office:value-type="float" office:value="20.137091453993" calcext:value-type="float">
            <text:p>20.13709145399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137089778652" calcext:value-type="float">
            <text:p>20.13708977865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137093129334" calcext:value-type="float">
            <text:p>20.137093129334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871070011308" calcext:value-type="float">
            <text:p>21.871070011308</text:p>
          </table:table-cell>
          <table:table-cell office:value-type="float" office:value="23.605048568623" calcext:value-type="float">
            <text:p>23.605048568623</text:p>
          </table:table-cell>
          <table:table-cell office:value-type="float" office:value="20.137091453993" calcext:value-type="float">
            <text:p>20.137091453993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38]" office:value-type="float" office:value="129600" calcext:value-type="float">
            <text:p>129600</text:p>
          </table:table-cell>
          <table:table-cell table:formula="of:=[.$BK$14]/(4*PI()*[.$BK$11])*(LN(4*[.$BK$15]*[.BM38]/POWER([.$BK$8];2))-[.$BK$3])+[.$BK$14]*[.$BK$10]+[.$BK$7]" office:value-type="float" office:value="21.7909694423169" calcext:value-type="float">
            <text:p>21.7909694423169</text:p>
          </table:table-cell>
          <table:table-cell table:number-columns-repeated="958"/>
        </table:table-row>
        <table:table-row table:style-name="ro2">
          <table:table-cell office:value-type="float" office:value="133200" calcext:value-type="float">
            <text:p>133200</text:p>
          </table:table-cell>
          <table:table-cell office:value-type="float" office:value="23.614625819842" calcext:value-type="float">
            <text:p>23.614625819842</text:p>
          </table:table-cell>
          <table:table-cell office:value-type="float" office:value="20.163755311162" calcext:value-type="float">
            <text:p>20.163755311162</text:p>
          </table:table-cell>
          <table:table-cell office:value-type="float" office:value="4180" calcext:value-type="float">
            <text:p>4180</text:p>
          </table:table-cell>
          <table:table-cell office:value-type="float" office:value="5268.9999888" calcext:value-type="float">
            <text:p>5268.9999888</text:p>
          </table:table-cell>
          <table:table-cell office:value-type="float" office:value="0.36527777844444" calcext:value-type="float">
            <text:p>0.36527777844444</text:p>
          </table:table-cell>
          <table:table-cell office:value-type="float" office:value="21.245509627733" calcext:value-type="float">
            <text:p>21.245509627733</text:p>
          </table:table-cell>
          <table:table-cell office:value-type="float" office:value="1808.6556940181" calcext:value-type="float">
            <text:p>1808.6556940181</text:p>
          </table:table-cell>
          <table:table-cell office:value-type="float" office:value="20.164526511865" calcext:value-type="float">
            <text:p>20.164526511865</text:p>
          </table:table-cell>
          <table:table-cell office:value-type="float" office:value="825.25554219993" calcext:value-type="float">
            <text:p>825.25554219993</text:p>
          </table:table-cell>
          <table:table-cell office:value-type="float" office:value="21.245513592611" calcext:value-type="float">
            <text:p>21.245513592611</text:p>
          </table:table-cell>
          <table:table-cell office:value-type="float" office:value="1808.6526671091" calcext:value-type="float">
            <text:p>1808.6526671091</text:p>
          </table:table-cell>
          <table:table-cell office:value-type="float" office:value="20.164543077306" calcext:value-type="float">
            <text:p>20.164543077306</text:p>
          </table:table-cell>
          <table:table-cell office:value-type="float" office:value="825.2459225444" calcext:value-type="float">
            <text:p>825.2459225444</text:p>
          </table:table-cell>
          <table:table-cell office:value-type="float" office:value="296.76462581984" calcext:value-type="float">
            <text:p>296.76462581984</text:p>
          </table:table-cell>
          <table:table-cell office:value-type="float" office:value="0.18263888922222" calcext:value-type="float">
            <text:p>0.18263888922222</text:p>
          </table:table-cell>
          <table:table-cell office:value-type="float" office:value="1841.6835229228" calcext:value-type="float">
            <text:p>1841.6835229228</text:p>
          </table:table-cell>
          <table:table-cell office:value-type="float" office:value="13.139323179663" calcext:value-type="float">
            <text:p>13.139323179663</text:p>
          </table:table-cell>
          <table:table-cell office:value-type="float" office:value="-7997.1661288002" calcext:value-type="float">
            <text:p>-7997.1661288002</text:p>
          </table:table-cell>
          <table:table-cell office:value-type="float" office:value="7997.1661288002" calcext:value-type="float">
            <text:p>7997.1661288002</text:p>
          </table:table-cell>
          <table:table-cell office:value-type="float" office:value="1837.1243142897" calcext:value-type="float">
            <text:p>1837.1243142897</text:p>
          </table:table-cell>
          <table:table-cell office:value-type="float" office:value="8943.9636986245" calcext:value-type="float">
            <text:p>8943.9636986245</text:p>
          </table:table-cell>
          <table:table-cell office:value-type="float" office:value="23.614625819842" calcext:value-type="float">
            <text:p>23.614625819842</text:p>
          </table:table-cell>
          <table:table-cell office:value-type="float" office:value="0.18263888922222" calcext:value-type="float">
            <text:p>0.1826388892222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80" calcext:value-type="float">
            <text:p>5180</text:p>
          </table:table-cell>
          <table:table-cell office:value-type="float" office:value="0.364166667" calcext:value-type="float">
            <text:p>0.364166667</text:p>
          </table:table-cell>
          <table:table-cell office:value-type="float" office:value="20.164534794585" calcext:value-type="float">
            <text:p>20.16453479458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164526511865" calcext:value-type="float">
            <text:p>20.16452651186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164543077306" calcext:value-type="float">
            <text:p>20.164543077306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889580307214" calcext:value-type="float">
            <text:p>21.889580307214</text:p>
          </table:table-cell>
          <table:table-cell office:value-type="float" office:value="23.614625819842" calcext:value-type="float">
            <text:p>23.614625819842</text:p>
          </table:table-cell>
          <table:table-cell office:value-type="float" office:value="20.164534794585" calcext:value-type="float">
            <text:p>20.164534794585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39]" office:value-type="float" office:value="133200" calcext:value-type="float">
            <text:p>133200</text:p>
          </table:table-cell>
          <table:table-cell table:formula="of:=[.$BK$14]/(4*PI()*[.$BK$11])*(LN(4*[.$BK$15]*[.BM39]/POWER([.$BK$8];2))-[.$BK$3])+[.$BK$14]*[.$BK$10]+[.$BK$7]" office:value-type="float" office:value="21.8230204563229" calcext:value-type="float">
            <text:p>21.8230204563229</text:p>
          </table:table-cell>
          <table:table-cell table:number-columns-repeated="958"/>
        </table:table-row>
        <table:table-row table:style-name="ro2">
          <table:table-cell office:value-type="float" office:value="136800" calcext:value-type="float">
            <text:p>136800</text:p>
          </table:table-cell>
          <table:table-cell office:value-type="float" office:value="23.683511194186" calcext:value-type="float">
            <text:p>23.683511194186</text:p>
          </table:table-cell>
          <table:table-cell office:value-type="float" office:value="20.186597495874" calcext:value-type="float">
            <text:p>20.186597495874</text:p>
          </table:table-cell>
          <table:table-cell office:value-type="float" office:value="4180" calcext:value-type="float">
            <text:p>4180</text:p>
          </table:table-cell>
          <table:table-cell office:value-type="float" office:value="5319.0000138" calcext:value-type="float">
            <text:p>5319.0000138</text:p>
          </table:table-cell>
          <table:table-cell office:value-type="float" office:value="0.36388888927778" calcext:value-type="float">
            <text:p>0.36388888927778</text:p>
          </table:table-cell>
          <table:table-cell office:value-type="float" office:value="21.283745034126" calcext:value-type="float">
            <text:p>21.283745034126</text:p>
          </table:table-cell>
          <table:table-cell office:value-type="float" office:value="1825.0888268471" calcext:value-type="float">
            <text:p>1825.0888268471</text:p>
          </table:table-cell>
          <table:table-cell office:value-type="float" office:value="20.192894075403" calcext:value-type="float">
            <text:p>20.192894075403</text:p>
          </table:table-cell>
          <table:table-cell office:value-type="float" office:value="829.62245641094" calcext:value-type="float">
            <text:p>829.62245641094</text:p>
          </table:table-cell>
          <table:table-cell office:value-type="float" office:value="21.283778860478" calcext:value-type="float">
            <text:p>21.283778860478</text:p>
          </table:table-cell>
          <table:table-cell office:value-type="float" office:value="1825.0631009672" calcext:value-type="float">
            <text:p>1825.0631009672</text:p>
          </table:table-cell>
          <table:table-cell office:value-type="float" office:value="20.192890477433" calcext:value-type="float">
            <text:p>20.192890477433</text:p>
          </table:table-cell>
          <table:table-cell office:value-type="float" office:value="829.65091864716" calcext:value-type="float">
            <text:p>829.65091864716</text:p>
          </table:table-cell>
          <table:table-cell office:value-type="float" office:value="296.83351119419" calcext:value-type="float">
            <text:p>296.83351119419</text:p>
          </table:table-cell>
          <table:table-cell office:value-type="float" office:value="0.18194444463889" calcext:value-type="float">
            <text:p>0.18194444463889</text:p>
          </table:table-cell>
          <table:table-cell office:value-type="float" office:value="1825.7166924709" calcext:value-type="float">
            <text:p>1825.7166924709</text:p>
          </table:table-cell>
          <table:table-cell office:value-type="float" office:value="13.138661843562" calcext:value-type="float">
            <text:p>13.138661843562</text:p>
          </table:table-cell>
          <table:table-cell office:value-type="float" office:value="-8019.650852202" calcext:value-type="float">
            <text:p>-8019.650852202</text:p>
          </table:table-cell>
          <table:table-cell office:value-type="float" office:value="8019.650852202" calcext:value-type="float">
            <text:p>8019.650852202</text:p>
          </table:table-cell>
          <table:table-cell office:value-type="float" office:value="1831.422221181" calcext:value-type="float">
            <text:p>1831.422221181</text:p>
          </table:table-cell>
          <table:table-cell office:value-type="float" office:value="8909.9562253504" calcext:value-type="float">
            <text:p>8909.9562253504</text:p>
          </table:table-cell>
          <table:table-cell office:value-type="float" office:value="23.683511194186" calcext:value-type="float">
            <text:p>23.683511194186</text:p>
          </table:table-cell>
          <table:table-cell office:value-type="float" office:value="0.18194444463889" calcext:value-type="float">
            <text:p>0.1819444446388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47" calcext:value-type="float">
            <text:p>5247</text:p>
          </table:table-cell>
          <table:table-cell office:value-type="float" office:value="0.363888889" calcext:value-type="float">
            <text:p>0.363888889</text:p>
          </table:table-cell>
          <table:table-cell office:value-type="float" office:value="20.192892276418" calcext:value-type="float">
            <text:p>20.19289227641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192894075403" calcext:value-type="float">
            <text:p>20.19289407540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192890477433" calcext:value-type="float">
            <text:p>20.192890477433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938201735302" calcext:value-type="float">
            <text:p>21.938201735302</text:p>
          </table:table-cell>
          <table:table-cell office:value-type="float" office:value="23.683511194186" calcext:value-type="float">
            <text:p>23.683511194186</text:p>
          </table:table-cell>
          <table:table-cell office:value-type="float" office:value="20.192892276418" calcext:value-type="float">
            <text:p>20.192892276418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0]" office:value-type="float" office:value="136800" calcext:value-type="float">
            <text:p>136800</text:p>
          </table:table-cell>
          <table:table-cell table:formula="of:=[.$BK$14]/(4*PI()*[.$BK$11])*(LN(4*[.$BK$15]*[.BM40]/POWER([.$BK$8];2))-[.$BK$3])+[.$BK$14]*[.$BK$10]+[.$BK$7]" office:value-type="float" office:value="21.8542166739213" calcext:value-type="float">
            <text:p>21.8542166739213</text:p>
          </table:table-cell>
          <table:table-cell table:number-columns-repeated="958"/>
        </table:table-row>
        <table:table-row table:style-name="ro2">
          <table:table-cell office:value-type="float" office:value="140400" calcext:value-type="float">
            <text:p>140400</text:p>
          </table:table-cell>
          <table:table-cell office:value-type="float" office:value="23.721246334362" calcext:value-type="float">
            <text:p>23.721246334362</text:p>
          </table:table-cell>
          <table:table-cell office:value-type="float" office:value="20.21032508642" calcext:value-type="float">
            <text:p>20.21032508642</text:p>
          </table:table-cell>
          <table:table-cell office:value-type="float" office:value="4180" calcext:value-type="float">
            <text:p>4180</text:p>
          </table:table-cell>
          <table:table-cell office:value-type="float" office:value="5324.0000004" calcext:value-type="float">
            <text:p>5324.0000004</text:p>
          </table:table-cell>
          <table:table-cell office:value-type="float" office:value="0.36277777844444" calcext:value-type="float">
            <text:p>0.36277777844444</text:p>
          </table:table-cell>
          <table:table-cell office:value-type="float" office:value="21.308131419622" calcext:value-type="float">
            <text:p>21.308131419622</text:p>
          </table:table-cell>
          <table:table-cell office:value-type="float" office:value="1829.6371379124" calcext:value-type="float">
            <text:p>1829.6371379124</text:p>
          </table:table-cell>
          <table:table-cell office:value-type="float" office:value="20.214947830538" calcext:value-type="float">
            <text:p>20.214947830538</text:p>
          </table:table-cell>
          <table:table-cell office:value-type="float" office:value="828.85787200895" calcext:value-type="float">
            <text:p>828.85787200895</text:p>
          </table:table-cell>
          <table:table-cell office:value-type="float" office:value="21.308140214835" calcext:value-type="float">
            <text:p>21.308140214835</text:p>
          </table:table-cell>
          <table:table-cell office:value-type="float" office:value="1829.6304693331" calcext:value-type="float">
            <text:p>1829.6304693331</text:p>
          </table:table-cell>
          <table:table-cell office:value-type="float" office:value="20.214955648057" calcext:value-type="float">
            <text:p>20.214955648057</text:p>
          </table:table-cell>
          <table:table-cell office:value-type="float" office:value="828.85861330138" calcext:value-type="float">
            <text:p>828.85861330138</text:p>
          </table:table-cell>
          <table:table-cell office:value-type="float" office:value="296.87124633436" calcext:value-type="float">
            <text:p>296.87124633436</text:p>
          </table:table-cell>
          <table:table-cell office:value-type="float" office:value="0.18138888922222" calcext:value-type="float">
            <text:p>0.18138888922222</text:p>
          </table:table-cell>
          <table:table-cell office:value-type="float" office:value="1824.5751739198" calcext:value-type="float">
            <text:p>1824.5751739198</text:p>
          </table:table-cell>
          <table:table-cell office:value-type="float" office:value="13.134021430764" calcext:value-type="float">
            <text:p>13.134021430764</text:p>
          </table:table-cell>
          <table:table-cell office:value-type="float" office:value="-8027.2927545758" calcext:value-type="float">
            <text:p>-8027.2927545758</text:p>
          </table:table-cell>
          <table:table-cell office:value-type="float" office:value="8027.2927545758" calcext:value-type="float">
            <text:p>8027.2927545758</text:p>
          </table:table-cell>
          <table:table-cell office:value-type="float" office:value="1826.8580763938" calcext:value-type="float">
            <text:p>1826.8580763938</text:p>
          </table:table-cell>
          <table:table-cell office:value-type="float" office:value="8882.7502589738" calcext:value-type="float">
            <text:p>8882.7502589738</text:p>
          </table:table-cell>
          <table:table-cell office:value-type="float" office:value="23.721246334362" calcext:value-type="float">
            <text:p>23.721246334362</text:p>
          </table:table-cell>
          <table:table-cell office:value-type="float" office:value="0.18138888922222" calcext:value-type="float">
            <text:p>0.1813888892222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37" calcext:value-type="float">
            <text:p>5337</text:p>
          </table:table-cell>
          <table:table-cell office:value-type="float" office:value="0.363333333" calcext:value-type="float">
            <text:p>0.363333333</text:p>
          </table:table-cell>
          <table:table-cell office:value-type="float" office:value="20.214951739298" calcext:value-type="float">
            <text:p>20.21495173929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214947830538" calcext:value-type="float">
            <text:p>20.21494783053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214955648057" calcext:value-type="float">
            <text:p>20.214955648057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96809903683" calcext:value-type="float">
            <text:p>21.96809903683</text:p>
          </table:table-cell>
          <table:table-cell office:value-type="float" office:value="23.721246334362" calcext:value-type="float">
            <text:p>23.721246334362</text:p>
          </table:table-cell>
          <table:table-cell office:value-type="float" office:value="20.214951739298" calcext:value-type="float">
            <text:p>20.214951739298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1]" office:value-type="float" office:value="140400" calcext:value-type="float">
            <text:p>140400</text:p>
          </table:table-cell>
          <table:table-cell table:formula="of:=[.$BK$14]/(4*PI()*[.$BK$11])*(LN(4*[.$BK$15]*[.BM41]/POWER([.$BK$8];2))-[.$BK$3])+[.$BK$14]*[.$BK$10]+[.$BK$7]" office:value-type="float" office:value="21.8846025078145" calcext:value-type="float">
            <text:p>21.8846025078145</text:p>
          </table:table-cell>
          <table:table-cell table:number-columns-repeated="958"/>
        </table:table-row>
        <table:table-row table:style-name="ro2">
          <table:table-cell office:value-type="float" office:value="144000" calcext:value-type="float">
            <text:p>144000</text:p>
          </table:table-cell>
          <table:table-cell office:value-type="float" office:value="23.645416004844" calcext:value-type="float">
            <text:p>23.645416004844</text:p>
          </table:table-cell>
          <table:table-cell office:value-type="float" office:value="20.247225171088" calcext:value-type="float">
            <text:p>20.247225171088</text:p>
          </table:table-cell>
          <table:table-cell office:value-type="float" office:value="4180" calcext:value-type="float">
            <text:p>4180</text:p>
          </table:table-cell>
          <table:table-cell office:value-type="float" office:value="5157.0000238" calcext:value-type="float">
            <text:p>5157.0000238</text:p>
          </table:table-cell>
          <table:table-cell office:value-type="float" office:value="0.36305555616667" calcext:value-type="float">
            <text:p>0.36305555616667</text:p>
          </table:table-cell>
          <table:table-cell office:value-type="float" office:value="21.312867742598" calcext:value-type="float">
            <text:p>21.312867742598</text:p>
          </table:table-cell>
          <table:table-cell office:value-type="float" office:value="1769.9052278681" calcext:value-type="float">
            <text:p>1769.9052278681</text:p>
          </table:table-cell>
          <table:table-cell office:value-type="float" office:value="20.238838722753" calcext:value-type="float">
            <text:p>20.238838722753</text:p>
          </table:table-cell>
          <table:table-cell office:value-type="float" office:value="814.95830456033" calcext:value-type="float">
            <text:p>814.95830456033</text:p>
          </table:table-cell>
          <table:table-cell office:value-type="float" office:value="21.312879643065" calcext:value-type="float">
            <text:p>21.312879643065</text:p>
          </table:table-cell>
          <table:table-cell office:value-type="float" office:value="1769.8961979591" calcext:value-type="float">
            <text:p>1769.8961979591</text:p>
          </table:table-cell>
          <table:table-cell office:value-type="float" office:value="20.238807793221" calcext:value-type="float">
            <text:p>20.238807793221</text:p>
          </table:table-cell>
          <table:table-cell office:value-type="float" office:value="814.99080336907" calcext:value-type="float">
            <text:p>814.99080336907</text:p>
          </table:table-cell>
          <table:table-cell office:value-type="float" office:value="296.79541600484" calcext:value-type="float">
            <text:p>296.79541600484</text:p>
          </table:table-cell>
          <table:table-cell office:value-type="float" office:value="0.18152777808333" calcext:value-type="float">
            <text:p>0.18152777808333</text:p>
          </table:table-cell>
          <table:table-cell office:value-type="float" office:value="1840.5439231511" calcext:value-type="float">
            <text:p>1840.5439231511</text:p>
          </table:table-cell>
          <table:table-cell office:value-type="float" office:value="13.120008826874" calcext:value-type="float">
            <text:p>13.120008826874</text:p>
          </table:table-cell>
          <table:table-cell office:value-type="float" office:value="-7986.5327938763" calcext:value-type="float">
            <text:p>-7986.5327938763</text:p>
          </table:table-cell>
          <table:table-cell office:value-type="float" office:value="7986.5327938763" calcext:value-type="float">
            <text:p>7986.5327938763</text:p>
          </table:table-cell>
          <table:table-cell office:value-type="float" office:value="1827.9993192001" calcext:value-type="float">
            <text:p>1827.9993192001</text:p>
          </table:table-cell>
          <table:table-cell office:value-type="float" office:value="8889.551750908" calcext:value-type="float">
            <text:p>8889.551750908</text:p>
          </table:table-cell>
          <table:table-cell office:value-type="float" office:value="23.645416004844" calcext:value-type="float">
            <text:p>23.645416004844</text:p>
          </table:table-cell>
          <table:table-cell office:value-type="float" office:value="0.18152777808333" calcext:value-type="float">
            <text:p>0.1815277780833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25" calcext:value-type="float">
            <text:p>5425</text:p>
          </table:table-cell>
          <table:table-cell office:value-type="float" office:value="0.364444444" calcext:value-type="float">
            <text:p>0.364444444</text:p>
          </table:table-cell>
          <table:table-cell office:value-type="float" office:value="20.238823257987" calcext:value-type="float">
            <text:p>20.23882325798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238838722753" calcext:value-type="float">
            <text:p>20.23883872275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238807793221" calcext:value-type="float">
            <text:p>20.238807793221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1.942119631416" calcext:value-type="float">
            <text:p>21.942119631416</text:p>
          </table:table-cell>
          <table:table-cell office:value-type="float" office:value="23.645416004844" calcext:value-type="float">
            <text:p>23.645416004844</text:p>
          </table:table-cell>
          <table:table-cell office:value-type="float" office:value="20.238823257987" calcext:value-type="float">
            <text:p>20.238823257987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2]" office:value-type="float" office:value="144000" calcext:value-type="float">
            <text:p>144000</text:p>
          </table:table-cell>
          <table:table-cell table:formula="of:=[.$BK$14]/(4*PI()*[.$BK$11])*(LN(4*[.$BK$15]*[.BM42]/POWER([.$BK$8];2))-[.$BK$3])+[.$BK$14]*[.$BK$10]+[.$BK$7]" office:value-type="float" office:value="21.9142189968383" calcext:value-type="float">
            <text:p>21.9142189968383</text:p>
          </table:table-cell>
          <table:table-cell table:number-columns-repeated="958"/>
        </table:table-row>
        <table:table-row table:style-name="ro2">
          <table:table-cell office:value-type="float" office:value="147600" calcext:value-type="float">
            <text:p>147600</text:p>
          </table:table-cell>
          <table:table-cell office:value-type="float" office:value="23.74802211816" calcext:value-type="float">
            <text:p>23.74802211816</text:p>
          </table:table-cell>
          <table:table-cell office:value-type="float" office:value="20.261564103744" calcext:value-type="float">
            <text:p>20.261564103744</text:p>
          </table:table-cell>
          <table:table-cell office:value-type="float" office:value="4180" calcext:value-type="float">
            <text:p>4180</text:p>
          </table:table-cell>
          <table:table-cell office:value-type="float" office:value="5295.000005" calcext:value-type="float">
            <text:p>5295.000005</text:p>
          </table:table-cell>
          <table:table-cell office:value-type="float" office:value="0.36333333355556" calcext:value-type="float">
            <text:p>0.36333333355556</text:p>
          </table:table-cell>
          <table:table-cell office:value-type="float" office:value="21.350978814416" calcext:value-type="float">
            <text:p>21.350978814416</text:p>
          </table:table-cell>
          <table:table-cell office:value-type="float" office:value="1820.2347845332" calcext:value-type="float">
            <text:p>1820.2347845332</text:p>
          </table:table-cell>
          <table:table-cell office:value-type="float" office:value="20.263251837458" calcext:value-type="float">
            <text:p>20.263251837458</text:p>
          </table:table-cell>
          <table:table-cell office:value-type="float" office:value="825.98360924098" calcext:value-type="float">
            <text:p>825.98360924098</text:p>
          </table:table-cell>
          <table:table-cell office:value-type="float" office:value="21.350970532445" calcext:value-type="float">
            <text:p>21.350970532445</text:p>
          </table:table-cell>
          <table:table-cell office:value-type="float" office:value="1820.241073586" calcext:value-type="float">
            <text:p>1820.241073586</text:p>
          </table:table-cell>
          <table:table-cell office:value-type="float" office:value="20.263250822263" calcext:value-type="float">
            <text:p>20.263250822263</text:p>
          </table:table-cell>
          <table:table-cell office:value-type="float" office:value="825.97809109357" calcext:value-type="float">
            <text:p>825.97809109357</text:p>
          </table:table-cell>
          <table:table-cell office:value-type="float" office:value="296.89802211816" calcext:value-type="float">
            <text:p>296.89802211816</text:p>
          </table:table-cell>
          <table:table-cell office:value-type="float" office:value="0.18166666677778" calcext:value-type="float">
            <text:p>0.18166666677778</text:p>
          </table:table-cell>
          <table:table-cell office:value-type="float" office:value="1831.422218215" calcext:value-type="float">
            <text:p>1831.422218215</text:p>
          </table:table-cell>
          <table:table-cell office:value-type="float" office:value="13.146800708607" calcext:value-type="float">
            <text:p>13.146800708607</text:p>
          </table:table-cell>
          <table:table-cell office:value-type="float" office:value="-8050.2141692913" calcext:value-type="float">
            <text:p>-8050.2141692913</text:p>
          </table:table-cell>
          <table:table-cell office:value-type="float" office:value="8050.2141692913" calcext:value-type="float">
            <text:p>8050.2141692913</text:p>
          </table:table-cell>
          <table:table-cell office:value-type="float" office:value="1829.1404228481" calcext:value-type="float">
            <text:p>1829.1404228481</text:p>
          </table:table-cell>
          <table:table-cell office:value-type="float" office:value="8896.3532346805" calcext:value-type="float">
            <text:p>8896.3532346805</text:p>
          </table:table-cell>
          <table:table-cell office:value-type="float" office:value="23.74802211816" calcext:value-type="float">
            <text:p>23.74802211816</text:p>
          </table:table-cell>
          <table:table-cell office:value-type="float" office:value="0.18166666677778" calcext:value-type="float">
            <text:p>0.1816666667777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30" calcext:value-type="float">
            <text:p>5230</text:p>
          </table:table-cell>
          <table:table-cell office:value-type="float" office:value="0.363888889" calcext:value-type="float">
            <text:p>0.363888889</text:p>
          </table:table-cell>
          <table:table-cell office:value-type="float" office:value="20.263251329861" calcext:value-type="float">
            <text:p>20.26325132986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263251837458" calcext:value-type="float">
            <text:p>20.26325183745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263250822263" calcext:value-type="float">
            <text:p>20.263250822263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005636724011" calcext:value-type="float">
            <text:p>22.005636724011</text:p>
          </table:table-cell>
          <table:table-cell office:value-type="float" office:value="23.74802211816" calcext:value-type="float">
            <text:p>23.74802211816</text:p>
          </table:table-cell>
          <table:table-cell office:value-type="float" office:value="20.263251329861" calcext:value-type="float">
            <text:p>20.263251329861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3]" office:value-type="float" office:value="147600" calcext:value-type="float">
            <text:p>147600</text:p>
          </table:table-cell>
          <table:table-cell table:formula="of:=[.$BK$14]/(4*PI()*[.$BK$11])*(LN(4*[.$BK$15]*[.BM43]/POWER([.$BK$8];2))-[.$BK$3])+[.$BK$14]*[.$BK$10]+[.$BK$7]" office:value-type="float" office:value="21.9431041392726" calcext:value-type="float">
            <text:p>21.9431041392726</text:p>
          </table:table-cell>
          <table:table-cell table:number-columns-repeated="958"/>
        </table:table-row>
        <table:table-row table:style-name="ro2">
          <table:table-cell office:value-type="float" office:value="151200" calcext:value-type="float">
            <text:p>151200</text:p>
          </table:table-cell>
          <table:table-cell office:value-type="float" office:value="23.75187133387" calcext:value-type="float">
            <text:p>23.75187133387</text:p>
          </table:table-cell>
          <table:table-cell office:value-type="float" office:value="20.290509334276" calcext:value-type="float">
            <text:p>20.290509334276</text:p>
          </table:table-cell>
          <table:table-cell office:value-type="float" office:value="4180" calcext:value-type="float">
            <text:p>4180</text:p>
          </table:table-cell>
          <table:table-cell office:value-type="float" office:value="5281.0000068" calcext:value-type="float">
            <text:p>5281.0000068</text:p>
          </table:table-cell>
          <table:table-cell office:value-type="float" office:value="0.36500000027778" calcext:value-type="float">
            <text:p>0.36500000027778</text:p>
          </table:table-cell>
          <table:table-cell office:value-type="float" office:value="21.37760269958" calcext:value-type="float">
            <text:p>21.37760269958</text:p>
          </table:table-cell>
          <table:table-cell office:value-type="float" office:value="1811.2108290468" calcext:value-type="float">
            <text:p>1811.2108290468</text:p>
          </table:table-cell>
          <table:table-cell office:value-type="float" office:value="20.291077520756" calcext:value-type="float">
            <text:p>20.291077520756</text:p>
          </table:table-cell>
          <table:table-cell office:value-type="float" office:value="828.8557332967" calcext:value-type="float">
            <text:p>828.8557332967</text:p>
          </table:table-cell>
          <table:table-cell office:value-type="float" office:value="21.377610682678" calcext:value-type="float">
            <text:p>21.377610682678</text:p>
          </table:table-cell>
          <table:table-cell office:value-type="float" office:value="1811.2047391407" calcext:value-type="float">
            <text:p>1811.2047391407</text:p>
          </table:table-cell>
          <table:table-cell office:value-type="float" office:value="20.291072268996" calcext:value-type="float">
            <text:p>20.291072268996</text:p>
          </table:table-cell>
          <table:table-cell office:value-type="float" office:value="828.86582950794" calcext:value-type="float">
            <text:p>828.86582950794</text:p>
          </table:table-cell>
          <table:table-cell office:value-type="float" office:value="296.90187133387" calcext:value-type="float">
            <text:p>296.90187133387</text:p>
          </table:table-cell>
          <table:table-cell office:value-type="float" office:value="0.18250000013889" calcext:value-type="float">
            <text:p>0.18250000013889</text:p>
          </table:table-cell>
          <table:table-cell office:value-type="float" office:value="1838.2643194191" calcext:value-type="float">
            <text:p>1838.2643194191</text:p>
          </table:table-cell>
          <table:table-cell office:value-type="float" office:value="13.167646892271" calcext:value-type="float">
            <text:p>13.167646892271</text:p>
          </table:table-cell>
          <table:table-cell office:value-type="float" office:value="-8074.1756214188" calcext:value-type="float">
            <text:p>-8074.1756214188</text:p>
          </table:table-cell>
          <table:table-cell office:value-type="float" office:value="8074.1756214188" calcext:value-type="float">
            <text:p>8074.1756214188</text:p>
          </table:table-cell>
          <table:table-cell office:value-type="float" office:value="1835.9841683105" calcext:value-type="float">
            <text:p>1835.9841683105</text:p>
          </table:table-cell>
          <table:table-cell office:value-type="float" office:value="8937.1621958079" calcext:value-type="float">
            <text:p>8937.1621958079</text:p>
          </table:table-cell>
          <table:table-cell office:value-type="float" office:value="23.75187133387" calcext:value-type="float">
            <text:p>23.75187133387</text:p>
          </table:table-cell>
          <table:table-cell office:value-type="float" office:value="0.18250000013889" calcext:value-type="float">
            <text:p>0.1825000001388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6" calcext:value-type="float">
            <text:p>5256</text:p>
          </table:table-cell>
          <table:table-cell office:value-type="float" office:value="0.362222222" calcext:value-type="float">
            <text:p>0.362222222</text:p>
          </table:table-cell>
          <table:table-cell office:value-type="float" office:value="20.291074894876" calcext:value-type="float">
            <text:p>20.29107489487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291077520756" calcext:value-type="float">
            <text:p>20.29107752075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291072268996" calcext:value-type="float">
            <text:p>20.291072268996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021473114373" calcext:value-type="float">
            <text:p>22.021473114373</text:p>
          </table:table-cell>
          <table:table-cell office:value-type="float" office:value="23.75187133387" calcext:value-type="float">
            <text:p>23.75187133387</text:p>
          </table:table-cell>
          <table:table-cell office:value-type="float" office:value="20.291074894876" calcext:value-type="float">
            <text:p>20.291074894876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4]" office:value-type="float" office:value="151200" calcext:value-type="float">
            <text:p>151200</text:p>
          </table:table-cell>
          <table:table-cell table:formula="of:=[.$BK$14]/(4*PI()*[.$BK$11])*(LN(4*[.$BK$15]*[.BM44]/POWER([.$BK$8];2))-[.$BK$3])+[.$BK$14]*[.$BK$10]+[.$BK$7]" office:value-type="float" office:value="21.9712931859817" calcext:value-type="float">
            <text:p>21.9712931859817</text:p>
          </table:table-cell>
          <table:table-cell table:number-columns-repeated="958"/>
        </table:table-row>
        <table:table-row table:style-name="ro2">
          <table:table-cell office:value-type="float" office:value="154800" calcext:value-type="float">
            <text:p>154800</text:p>
          </table:table-cell>
          <table:table-cell office:value-type="float" office:value="23.766558648007" calcext:value-type="float">
            <text:p>23.766558648007</text:p>
          </table:table-cell>
          <table:table-cell office:value-type="float" office:value="20.307807922891" calcext:value-type="float">
            <text:p>20.307807922891</text:p>
          </table:table-cell>
          <table:table-cell office:value-type="float" office:value="4180" calcext:value-type="float">
            <text:p>4180</text:p>
          </table:table-cell>
          <table:table-cell office:value-type="float" office:value="5272.9999842" calcext:value-type="float">
            <text:p>5272.9999842</text:p>
          </table:table-cell>
          <table:table-cell office:value-type="float" office:value="0.364722222" calcext:value-type="float">
            <text:p>0.364722222</text:p>
          </table:table-cell>
          <table:table-cell office:value-type="float" office:value="21.392855252186" calcext:value-type="float">
            <text:p>21.392855252186</text:p>
          </table:table-cell>
          <table:table-cell office:value-type="float" office:value="1809.4015677063" calcext:value-type="float">
            <text:p>1809.4015677063</text:p>
          </table:table-cell>
          <table:table-cell office:value-type="float" office:value="20.307672048716" calcext:value-type="float">
            <text:p>20.307672048716</text:p>
          </table:table-cell>
          <table:table-cell office:value-type="float" office:value="827.20199712548" calcext:value-type="float">
            <text:p>827.20199712548</text:p>
          </table:table-cell>
          <table:table-cell office:value-type="float" office:value="21.392853457606" calcext:value-type="float">
            <text:p>21.392853457606</text:p>
          </table:table-cell>
          <table:table-cell office:value-type="float" office:value="1809.4029356597" calcext:value-type="float">
            <text:p>1809.4029356597</text:p>
          </table:table-cell>
          <table:table-cell office:value-type="float" office:value="20.307659353035" calcext:value-type="float">
            <text:p>20.307659353035</text:p>
          </table:table-cell>
          <table:table-cell office:value-type="float" office:value="827.21030670126" calcext:value-type="float">
            <text:p>827.21030670126</text:p>
          </table:table-cell>
          <table:table-cell office:value-type="float" office:value="296.91655864801" calcext:value-type="float">
            <text:p>296.91655864801</text:p>
          </table:table-cell>
          <table:table-cell office:value-type="float" office:value="0.182361111" calcext:value-type="float">
            <text:p>0.182361111</text:p>
          </table:table-cell>
          <table:table-cell office:value-type="float" office:value="1837.1243124656" calcext:value-type="float">
            <text:p>1837.1243124656</text:p>
          </table:table-cell>
          <table:table-cell office:value-type="float" office:value="13.167702171729" calcext:value-type="float">
            <text:p>13.167702171729</text:p>
          </table:table-cell>
          <table:table-cell office:value-type="float" office:value="-8079.1844329967" calcext:value-type="float">
            <text:p>-8079.1844329967</text:p>
          </table:table-cell>
          <table:table-cell office:value-type="float" office:value="8079.1844329967" calcext:value-type="float">
            <text:p>8079.1844329967</text:p>
          </table:table-cell>
          <table:table-cell office:value-type="float" office:value="1834.8438849994" calcext:value-type="float">
            <text:p>1834.8438849994</text:p>
          </table:table-cell>
          <table:table-cell office:value-type="float" office:value="8930.3606902707" calcext:value-type="float">
            <text:p>8930.3606902707</text:p>
          </table:table-cell>
          <table:table-cell office:value-type="float" office:value="23.766558648007" calcext:value-type="float">
            <text:p>23.766558648007</text:p>
          </table:table-cell>
          <table:table-cell office:value-type="float" office:value="0.182361111" calcext:value-type="float">
            <text:p>0.1823611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23" calcext:value-type="float">
            <text:p>5223</text:p>
          </table:table-cell>
          <table:table-cell office:value-type="float" office:value="0.365555556" calcext:value-type="float">
            <text:p>0.365555556</text:p>
          </table:table-cell>
          <table:table-cell office:value-type="float" office:value="20.307665700876" calcext:value-type="float">
            <text:p>20.30766570087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307672048716" calcext:value-type="float">
            <text:p>20.30767204871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307659353035" calcext:value-type="float">
            <text:p>20.307659353035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037112174441" calcext:value-type="float">
            <text:p>22.037112174441</text:p>
          </table:table-cell>
          <table:table-cell office:value-type="float" office:value="23.766558648007" calcext:value-type="float">
            <text:p>23.766558648007</text:p>
          </table:table-cell>
          <table:table-cell office:value-type="float" office:value="20.307665700876" calcext:value-type="float">
            <text:p>20.307665700876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5]" office:value-type="float" office:value="154800" calcext:value-type="float">
            <text:p>154800</text:p>
          </table:table-cell>
          <table:table-cell table:formula="of:=[.$BK$14]/(4*PI()*[.$BK$11])*(LN(4*[.$BK$15]*[.BM45]/POWER([.$BK$8];2))-[.$BK$3])+[.$BK$14]*[.$BK$10]+[.$BK$7]" office:value-type="float" office:value="21.9988188990571" calcext:value-type="float">
            <text:p>21.9988188990571</text:p>
          </table:table-cell>
          <table:table-cell table:number-columns-repeated="958"/>
        </table:table-row>
        <table:table-row table:style-name="ro2">
          <table:table-cell office:value-type="float" office:value="158400" calcext:value-type="float">
            <text:p>158400</text:p>
          </table:table-cell>
          <table:table-cell office:value-type="float" office:value="23.784834860827" calcext:value-type="float">
            <text:p>23.784834860827</text:p>
          </table:table-cell>
          <table:table-cell office:value-type="float" office:value="20.331331609989" calcext:value-type="float">
            <text:p>20.331331609989</text:p>
          </table:table-cell>
          <table:table-cell office:value-type="float" office:value="4180" calcext:value-type="float">
            <text:p>4180</text:p>
          </table:table-cell>
          <table:table-cell office:value-type="float" office:value="5265.0000064" calcext:value-type="float">
            <text:p>5265.0000064</text:p>
          </table:table-cell>
          <table:table-cell office:value-type="float" office:value="0.36472222205556" calcext:value-type="float">
            <text:p>0.36472222205556</text:p>
          </table:table-cell>
          <table:table-cell office:value-type="float" office:value="21.412308448562" calcext:value-type="float">
            <text:p>21.412308448562</text:p>
          </table:table-cell>
          <table:table-cell office:value-type="float" office:value="1808.5043893806" calcext:value-type="float">
            <text:p>1808.5043893806</text:p>
          </table:table-cell>
          <table:table-cell office:value-type="float" office:value="20.329531546278" calcext:value-type="float">
            <text:p>20.329531546278</text:p>
          </table:table-cell>
          <table:table-cell office:value-type="float" office:value="825.36774738422" calcext:value-type="float">
            <text:p>825.36774738422</text:p>
          </table:table-cell>
          <table:table-cell office:value-type="float" office:value="21.412305631759" calcext:value-type="float">
            <text:p>21.412305631759</text:p>
          </table:table-cell>
          <table:table-cell office:value-type="float" office:value="1808.5065365434" calcext:value-type="float">
            <text:p>1808.5065365434</text:p>
          </table:table-cell>
          <table:table-cell office:value-type="float" office:value="20.32951151662" calcext:value-type="float">
            <text:p>20.32951151662</text:p>
          </table:table-cell>
          <table:table-cell office:value-type="float" office:value="825.38086821766" calcext:value-type="float">
            <text:p>825.38086821766</text:p>
          </table:table-cell>
          <table:table-cell office:value-type="float" office:value="296.93483486083" calcext:value-type="float">
            <text:p>296.93483486083</text:p>
          </table:table-cell>
          <table:table-cell office:value-type="float" office:value="0.18236111102778" calcext:value-type="float">
            <text:p>0.18236111102778</text:p>
          </table:table-cell>
          <table:table-cell office:value-type="float" office:value="1842.8229844138" calcext:value-type="float">
            <text:p>1842.8229844138</text:p>
          </table:table-cell>
          <table:table-cell office:value-type="float" office:value="13.171907551569" calcext:value-type="float">
            <text:p>13.171907551569</text:p>
          </table:table-cell>
          <table:table-cell office:value-type="float" office:value="-8089.9102002599" calcext:value-type="float">
            <text:p>-8089.9102002599</text:p>
          </table:table-cell>
          <table:table-cell office:value-type="float" office:value="8089.9102002599" calcext:value-type="float">
            <text:p>8089.9102002599</text:p>
          </table:table-cell>
          <table:table-cell office:value-type="float" office:value="1834.8438852274" calcext:value-type="float">
            <text:p>1834.8438852274</text:p>
          </table:table-cell>
          <table:table-cell office:value-type="float" office:value="8930.360691631" calcext:value-type="float">
            <text:p>8930.360691631</text:p>
          </table:table-cell>
          <table:table-cell office:value-type="float" office:value="23.784834860827" calcext:value-type="float">
            <text:p>23.784834860827</text:p>
          </table:table-cell>
          <table:table-cell office:value-type="float" office:value="0.18236111102778" calcext:value-type="float">
            <text:p>0.1823611110277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4" calcext:value-type="float">
            <text:p>5394</text:p>
          </table:table-cell>
          <table:table-cell office:value-type="float" office:value="0.364722222" calcext:value-type="float">
            <text:p>0.364722222</text:p>
          </table:table-cell>
          <table:table-cell office:value-type="float" office:value="20.329521531449" calcext:value-type="float">
            <text:p>20.32952153144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329531546278" calcext:value-type="float">
            <text:p>20.32953154627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32951151662" calcext:value-type="float">
            <text:p>20.32951151662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057178196138" calcext:value-type="float">
            <text:p>22.057178196138</text:p>
          </table:table-cell>
          <table:table-cell office:value-type="float" office:value="23.784834860827" calcext:value-type="float">
            <text:p>23.784834860827</text:p>
          </table:table-cell>
          <table:table-cell office:value-type="float" office:value="20.329521531449" calcext:value-type="float">
            <text:p>20.329521531449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6]" office:value-type="float" office:value="158400" calcext:value-type="float">
            <text:p>158400</text:p>
          </table:table-cell>
          <table:table-cell table:formula="of:=[.$BK$14]/(4*PI()*[.$BK$11])*(LN(4*[.$BK$15]*[.BM46]/POWER([.$BK$8];2))-[.$BK$3])+[.$BK$14]*[.$BK$10]+[.$BK$7]" office:value-type="float" office:value="22.0257117807231" calcext:value-type="float">
            <text:p>22.0257117807231</text:p>
          </table:table-cell>
          <table:table-cell table:number-columns-repeated="958"/>
        </table:table-row>
        <table:table-row table:style-name="ro2">
          <table:table-cell office:value-type="float" office:value="162000" calcext:value-type="float">
            <text:p>162000</text:p>
          </table:table-cell>
          <table:table-cell office:value-type="float" office:value="23.803513661286" calcext:value-type="float">
            <text:p>23.803513661286</text:p>
          </table:table-cell>
          <table:table-cell office:value-type="float" office:value="20.346712719222" calcext:value-type="float">
            <text:p>20.346712719222</text:p>
          </table:table-cell>
          <table:table-cell office:value-type="float" office:value="4180" calcext:value-type="float">
            <text:p>4180</text:p>
          </table:table-cell>
          <table:table-cell office:value-type="float" office:value="5262.0000194" calcext:value-type="float">
            <text:p>5262.0000194</text:p>
          </table:table-cell>
          <table:table-cell office:value-type="float" office:value="0.3641666675" calcext:value-type="float">
            <text:p>0.3641666675</text:p>
          </table:table-cell>
          <table:table-cell office:value-type="float" office:value="21.427596103088" calcext:value-type="float">
            <text:p>21.427596103088</text:p>
          </table:table-cell>
          <table:table-cell office:value-type="float" office:value="1808.3306569958" calcext:value-type="float">
            <text:p>1808.3306569958</text:p>
          </table:table-cell>
          <table:table-cell office:value-type="float" office:value="20.34545777855" calcext:value-type="float">
            <text:p>20.34545777855</text:p>
          </table:table-cell>
          <table:table-cell office:value-type="float" office:value="823.62449850994" calcext:value-type="float">
            <text:p>823.62449850994</text:p>
          </table:table-cell>
          <table:table-cell office:value-type="float" office:value="21.42757757692" calcext:value-type="float">
            <text:p>21.42757757692</text:p>
          </table:table-cell>
          <table:table-cell office:value-type="float" office:value="1808.3447574167" calcext:value-type="float">
            <text:p>1808.3447574167</text:p>
          </table:table-cell>
          <table:table-cell office:value-type="float" office:value="20.345474810872" calcext:value-type="float">
            <text:p>20.345474810872</text:p>
          </table:table-cell>
          <table:table-cell office:value-type="float" office:value="823.59743464664" calcext:value-type="float">
            <text:p>823.59743464664</text:p>
          </table:table-cell>
          <table:table-cell office:value-type="float" office:value="296.95351366129" calcext:value-type="float">
            <text:p>296.95351366129</text:p>
          </table:table-cell>
          <table:table-cell office:value-type="float" office:value="0.18208333375" calcext:value-type="float">
            <text:p>0.18208333375</text:p>
          </table:table-cell>
          <table:table-cell office:value-type="float" office:value="1840.5439231511" calcext:value-type="float">
            <text:p>1840.5439231511</text:p>
          </table:table-cell>
          <table:table-cell office:value-type="float" office:value="13.169528140356" calcext:value-type="float">
            <text:p>13.169528140356</text:p>
          </table:table-cell>
          <table:table-cell office:value-type="float" office:value="-8093.6150150469" calcext:value-type="float">
            <text:p>-8093.6150150469</text:p>
          </table:table-cell>
          <table:table-cell office:value-type="float" office:value="8093.6150150469" calcext:value-type="float">
            <text:p>8093.6150150469</text:p>
          </table:table-cell>
          <table:table-cell office:value-type="float" office:value="1832.5629156706" calcext:value-type="float">
            <text:p>1832.5629156706</text:p>
          </table:table-cell>
          <table:table-cell office:value-type="float" office:value="8916.7577295273" calcext:value-type="float">
            <text:p>8916.7577295273</text:p>
          </table:table-cell>
          <table:table-cell office:value-type="float" office:value="23.803513661286" calcext:value-type="float">
            <text:p>23.803513661286</text:p>
          </table:table-cell>
          <table:table-cell office:value-type="float" office:value="0.18208333375" calcext:value-type="float">
            <text:p>0.1820833337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64" calcext:value-type="float">
            <text:p>5264</text:p>
          </table:table-cell>
          <table:table-cell office:value-type="float" office:value="0.364444444" calcext:value-type="float">
            <text:p>0.364444444</text:p>
          </table:table-cell>
          <table:table-cell office:value-type="float" office:value="20.345466294711" calcext:value-type="float">
            <text:p>20.34546629471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34545777855" calcext:value-type="float">
            <text:p>20.3454577785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345474810872" calcext:value-type="float">
            <text:p>20.345474810872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074489977999" calcext:value-type="float">
            <text:p>22.074489977999</text:p>
          </table:table-cell>
          <table:table-cell office:value-type="float" office:value="23.803513661286" calcext:value-type="float">
            <text:p>23.803513661286</text:p>
          </table:table-cell>
          <table:table-cell office:value-type="float" office:value="20.345466294711" calcext:value-type="float">
            <text:p>20.345466294711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7]" office:value-type="float" office:value="162000" calcext:value-type="float">
            <text:p>162000</text:p>
          </table:table-cell>
          <table:table-cell table:formula="of:=[.$BK$14]/(4*PI()*[.$BK$11])*(LN(4*[.$BK$15]*[.BM47]/POWER([.$BK$8];2))-[.$BK$3])+[.$BK$14]*[.$BK$10]+[.$BK$7]" office:value-type="float" office:value="22.0520002765158" calcext:value-type="float">
            <text:p>22.0520002765158</text:p>
          </table:table-cell>
          <table:table-cell table:number-columns-repeated="958"/>
        </table:table-row>
        <table:table-row table:style-name="ro2">
          <table:table-cell office:value-type="float" office:value="165600" calcext:value-type="float">
            <text:p>165600</text:p>
          </table:table-cell>
          <table:table-cell office:value-type="float" office:value="23.837408502539" calcext:value-type="float">
            <text:p>23.837408502539</text:p>
          </table:table-cell>
          <table:table-cell office:value-type="float" office:value="20.374010085322" calcext:value-type="float">
            <text:p>20.374010085322</text:p>
          </table:table-cell>
          <table:table-cell office:value-type="float" office:value="4180" calcext:value-type="float">
            <text:p>4180</text:p>
          </table:table-cell>
          <table:table-cell office:value-type="float" office:value="5264.0000084" calcext:value-type="float">
            <text:p>5264.0000084</text:p>
          </table:table-cell>
          <table:table-cell office:value-type="float" office:value="0.36361111077778" calcext:value-type="float">
            <text:p>0.36361111077778</text:p>
          </table:table-cell>
          <table:table-cell office:value-type="float" office:value="21.462524169254" calcext:value-type="float">
            <text:p>21.462524169254</text:p>
          </table:table-cell>
          <table:table-cell office:value-type="float" office:value="1804.7867505249" calcext:value-type="float">
            <text:p>1804.7867505249</text:p>
          </table:table-cell>
          <table:table-cell office:value-type="float" office:value="20.375393982941" calcext:value-type="float">
            <text:p>20.375393982941</text:p>
          </table:table-cell>
          <table:table-cell office:value-type="float" office:value="826.16156452532" calcext:value-type="float">
            <text:p>826.16156452532</text:p>
          </table:table-cell>
          <table:table-cell office:value-type="float" office:value="21.462537980983" calcext:value-type="float">
            <text:p>21.462537980983</text:p>
          </table:table-cell>
          <table:table-cell office:value-type="float" office:value="1804.7762543399" calcext:value-type="float">
            <text:p>1804.7762543399</text:p>
          </table:table-cell>
          <table:table-cell office:value-type="float" office:value="20.375400820855" calcext:value-type="float">
            <text:p>20.375400820855</text:p>
          </table:table-cell>
          <table:table-cell office:value-type="float" office:value="826.16686425608" calcext:value-type="float">
            <text:p>826.16686425608</text:p>
          </table:table-cell>
          <table:table-cell office:value-type="float" office:value="296.98740850254" calcext:value-type="float">
            <text:p>296.98740850254</text:p>
          </table:table-cell>
          <table:table-cell office:value-type="float" office:value="0.18180555538889" calcext:value-type="float">
            <text:p>0.18180555538889</text:p>
          </table:table-cell>
          <table:table-cell office:value-type="float" office:value="1826.8580768503" calcext:value-type="float">
            <text:p>1826.8580768503</text:p>
          </table:table-cell>
          <table:table-cell office:value-type="float" office:value="13.170611929082" calcext:value-type="float">
            <text:p>13.170611929082</text:p>
          </table:table-cell>
          <table:table-cell office:value-type="float" office:value="-8106.2024185775" calcext:value-type="float">
            <text:p>-8106.2024185775</text:p>
          </table:table-cell>
          <table:table-cell office:value-type="float" office:value="8106.2024185775" calcext:value-type="float">
            <text:p>8106.2024185775</text:p>
          </table:table-cell>
          <table:table-cell office:value-type="float" office:value="1830.281388154" calcext:value-type="float">
            <text:p>1830.281388154</text:p>
          </table:table-cell>
          <table:table-cell office:value-type="float" office:value="8903.154714372" calcext:value-type="float">
            <text:p>8903.154714372</text:p>
          </table:table-cell>
          <table:table-cell office:value-type="float" office:value="23.837408502539" calcext:value-type="float">
            <text:p>23.837408502539</text:p>
          </table:table-cell>
          <table:table-cell office:value-type="float" office:value="0.18180555538889" calcext:value-type="float">
            <text:p>0.1818055553888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3" calcext:value-type="float">
            <text:p>5363</text:p>
          </table:table-cell>
          <table:table-cell office:value-type="float" office:value="0.365277778" calcext:value-type="float">
            <text:p>0.365277778</text:p>
          </table:table-cell>
          <table:table-cell office:value-type="float" office:value="20.375397401898" calcext:value-type="float">
            <text:p>20.37539740189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375393982941" calcext:value-type="float">
            <text:p>20.37539398294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375400820855" calcext:value-type="float">
            <text:p>20.375400820855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106402952219" calcext:value-type="float">
            <text:p>22.106402952219</text:p>
          </table:table-cell>
          <table:table-cell office:value-type="float" office:value="23.837408502539" calcext:value-type="float">
            <text:p>23.837408502539</text:p>
          </table:table-cell>
          <table:table-cell office:value-type="float" office:value="20.375397401898" calcext:value-type="float">
            <text:p>20.375397401898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8]" office:value-type="float" office:value="165600" calcext:value-type="float">
            <text:p>165600</text:p>
          </table:table-cell>
          <table:table-cell table:formula="of:=[.$BK$14]/(4*PI()*[.$BK$11])*(LN(4*[.$BK$15]*[.BM48]/POWER([.$BK$8];2))-[.$BK$3])+[.$BK$14]*[.$BK$10]+[.$BK$7]" office:value-type="float" office:value="22.077710956129" calcext:value-type="float">
            <text:p>22.077710956129</text:p>
          </table:table-cell>
          <table:table-cell table:number-columns-repeated="958"/>
        </table:table-row>
        <table:table-row table:style-name="ro2">
          <table:table-cell office:value-type="float" office:value="169200" calcext:value-type="float">
            <text:p>169200</text:p>
          </table:table-cell>
          <table:table-cell office:value-type="float" office:value="23.807508466347" calcext:value-type="float">
            <text:p>23.807508466347</text:p>
          </table:table-cell>
          <table:table-cell office:value-type="float" office:value="20.391393572913" calcext:value-type="float">
            <text:p>20.391393572913</text:p>
          </table:table-cell>
          <table:table-cell office:value-type="float" office:value="4180" calcext:value-type="float">
            <text:p>4180</text:p>
          </table:table-cell>
          <table:table-cell office:value-type="float" office:value="5207.9999984" calcext:value-type="float">
            <text:p>5207.9999984</text:p>
          </table:table-cell>
          <table:table-cell office:value-type="float" office:value="0.36472222183333" calcext:value-type="float">
            <text:p>0.36472222183333</text:p>
          </table:table-cell>
          <table:table-cell office:value-type="float" office:value="21.468649414723" calcext:value-type="float">
            <text:p>21.468649414723</text:p>
          </table:table-cell>
          <table:table-cell office:value-type="float" office:value="1782.8407880149" calcext:value-type="float">
            <text:p>1782.8407880149</text:p>
          </table:table-cell>
          <table:table-cell office:value-type="float" office:value="20.39167360181" calcext:value-type="float">
            <text:p>20.39167360181</text:p>
          </table:table-cell>
          <table:table-cell office:value-type="float" office:value="820.94575371384" calcext:value-type="float">
            <text:p>820.94575371384</text:p>
          </table:table-cell>
          <table:table-cell office:value-type="float" office:value="21.468655973649" calcext:value-type="float">
            <text:p>21.468655973649</text:p>
          </table:table-cell>
          <table:table-cell office:value-type="float" office:value="1782.8357883457" calcext:value-type="float">
            <text:p>1782.8357883457</text:p>
          </table:table-cell>
          <table:table-cell office:value-type="float" office:value="20.391650674105" calcext:value-type="float">
            <text:p>20.391650674105</text:p>
          </table:table-cell>
          <table:table-cell office:value-type="float" office:value="820.96823047204" calcext:value-type="float">
            <text:p>820.96823047204</text:p>
          </table:table-cell>
          <table:table-cell office:value-type="float" office:value="296.95750846635" calcext:value-type="float">
            <text:p>296.95750846635</text:p>
          </table:table-cell>
          <table:table-cell office:value-type="float" office:value="0.18236111091667" calcext:value-type="float">
            <text:p>0.18236111091667</text:p>
          </table:table-cell>
          <table:table-cell office:value-type="float" office:value="1829.1404219353" calcext:value-type="float">
            <text:p>1829.1404219353</text:p>
          </table:table-cell>
          <table:table-cell office:value-type="float" office:value="13.177124773573" calcext:value-type="float">
            <text:p>13.177124773573</text:p>
          </table:table-cell>
          <table:table-cell office:value-type="float" office:value="-8103.2166630819" calcext:value-type="float">
            <text:p>-8103.2166630819</text:p>
          </table:table-cell>
          <table:table-cell office:value-type="float" office:value="8103.2166630819" calcext:value-type="float">
            <text:p>8103.2166630819</text:p>
          </table:table-cell>
          <table:table-cell office:value-type="float" office:value="1834.8438843151" calcext:value-type="float">
            <text:p>1834.8438843151</text:p>
          </table:table-cell>
          <table:table-cell office:value-type="float" office:value="8930.3606861898" calcext:value-type="float">
            <text:p>8930.3606861898</text:p>
          </table:table-cell>
          <table:table-cell office:value-type="float" office:value="23.807508466347" calcext:value-type="float">
            <text:p>23.807508466347</text:p>
          </table:table-cell>
          <table:table-cell office:value-type="float" office:value="0.18236111091667" calcext:value-type="float">
            <text:p>0.1823611109166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94" calcext:value-type="float">
            <text:p>5294</text:p>
          </table:table-cell>
          <table:table-cell office:value-type="float" office:value="0.361388889" calcext:value-type="float">
            <text:p>0.361388889</text:p>
          </table:table-cell>
          <table:table-cell office:value-type="float" office:value="20.391662137957" calcext:value-type="float">
            <text:p>20.39166213795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39167360181" calcext:value-type="float">
            <text:p>20.3916736018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391650674105" calcext:value-type="float">
            <text:p>20.391650674105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099585302152" calcext:value-type="float">
            <text:p>22.099585302152</text:p>
          </table:table-cell>
          <table:table-cell office:value-type="float" office:value="23.807508466347" calcext:value-type="float">
            <text:p>23.807508466347</text:p>
          </table:table-cell>
          <table:table-cell office:value-type="float" office:value="20.391662137957" calcext:value-type="float">
            <text:p>20.391662137957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49]" office:value-type="float" office:value="169200" calcext:value-type="float">
            <text:p>169200</text:p>
          </table:table-cell>
          <table:table-cell table:formula="of:=[.$BK$14]/(4*PI()*[.$BK$11])*(LN(4*[.$BK$15]*[.BM49]/POWER([.$BK$8];2))-[.$BK$3])+[.$BK$14]*[.$BK$10]+[.$BK$7]" office:value-type="float" office:value="22.1028686748093" calcext:value-type="float">
            <text:p>22.1028686748093</text:p>
          </table:table-cell>
          <table:table-cell table:number-columns-repeated="958"/>
        </table:table-row>
        <table:table-row table:style-name="ro2">
          <table:table-cell office:value-type="float" office:value="172800" calcext:value-type="float">
            <text:p>172800</text:p>
          </table:table-cell>
          <table:table-cell office:value-type="float" office:value="23.844386603729" calcext:value-type="float">
            <text:p>23.844386603729</text:p>
          </table:table-cell>
          <table:table-cell office:value-type="float" office:value="20.405944990737" calcext:value-type="float">
            <text:p>20.405944990737</text:p>
          </table:table-cell>
          <table:table-cell office:value-type="float" office:value="4180" calcext:value-type="float">
            <text:p>4180</text:p>
          </table:table-cell>
          <table:table-cell office:value-type="float" office:value="5262.0000136" calcext:value-type="float">
            <text:p>5262.0000136</text:p>
          </table:table-cell>
          <table:table-cell office:value-type="float" office:value="0.36611111066667" calcext:value-type="float">
            <text:p>0.36611111066667</text:p>
          </table:table-cell>
          <table:table-cell office:value-type="float" office:value="21.489093036365" calcext:value-type="float">
            <text:p>21.489093036365</text:p>
          </table:table-cell>
          <table:table-cell office:value-type="float" office:value="1802.2052107378" calcext:value-type="float">
            <text:p>1802.2052107378</text:p>
          </table:table-cell>
          <table:table-cell office:value-type="float" office:value="20.40943050059" calcext:value-type="float">
            <text:p>20.40943050059</text:p>
          </table:table-cell>
          <table:table-cell office:value-type="float" office:value="826.12778074554" calcext:value-type="float">
            <text:p>826.12778074554</text:p>
          </table:table-cell>
          <table:table-cell office:value-type="float" office:value="21.489094750618" calcext:value-type="float">
            <text:p>21.489094750618</text:p>
          </table:table-cell>
          <table:table-cell office:value-type="float" office:value="1802.2038990384" calcext:value-type="float">
            <text:p>1802.2038990384</text:p>
          </table:table-cell>
          <table:table-cell office:value-type="float" office:value="20.409438371622" calcext:value-type="float">
            <text:p>20.409438371622</text:p>
          </table:table-cell>
          <table:table-cell office:value-type="float" office:value="826.12306974988" calcext:value-type="float">
            <text:p>826.12306974988</text:p>
          </table:table-cell>
          <table:table-cell office:value-type="float" office:value="296.99438660373" calcext:value-type="float">
            <text:p>296.99438660373</text:p>
          </table:table-cell>
          <table:table-cell office:value-type="float" office:value="0.18305555533333" calcext:value-type="float">
            <text:p>0.18305555533333</text:p>
          </table:table-cell>
          <table:table-cell office:value-type="float" office:value="1835.9841680824" calcext:value-type="float">
            <text:p>1835.9841680824</text:p>
          </table:table-cell>
          <table:table-cell office:value-type="float" office:value="13.202330642109" calcext:value-type="float">
            <text:p>13.202330642109</text:p>
          </table:table-cell>
          <table:table-cell office:value-type="float" office:value="-8143.0055992807" calcext:value-type="float">
            <text:p>-8143.0055992807</text:p>
          </table:table-cell>
          <table:table-cell office:value-type="float" office:value="8143.0055992807" calcext:value-type="float">
            <text:p>8143.0055992807</text:p>
          </table:table-cell>
          <table:table-cell office:value-type="float" office:value="1840.5439229232" calcext:value-type="float">
            <text:p>1840.5439229232</text:p>
          </table:table-cell>
          <table:table-cell office:value-type="float" office:value="8964.3681513021" calcext:value-type="float">
            <text:p>8964.3681513021</text:p>
          </table:table-cell>
          <table:table-cell office:value-type="float" office:value="23.844386603729" calcext:value-type="float">
            <text:p>23.844386603729</text:p>
          </table:table-cell>
          <table:table-cell office:value-type="float" office:value="0.18305555533333" calcext:value-type="float">
            <text:p>0.1830555553333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0" calcext:value-type="float">
            <text:p>5250</text:p>
          </table:table-cell>
          <table:table-cell office:value-type="float" office:value="0.363333333" calcext:value-type="float">
            <text:p>0.363333333</text:p>
          </table:table-cell>
          <table:table-cell office:value-type="float" office:value="20.409434436106" calcext:value-type="float">
            <text:p>20.40943443610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40943050059" calcext:value-type="float">
            <text:p>20.4094305005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409438371622" calcext:value-type="float">
            <text:p>20.409438371622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126910519917" calcext:value-type="float">
            <text:p>22.126910519917</text:p>
          </table:table-cell>
          <table:table-cell office:value-type="float" office:value="23.844386603729" calcext:value-type="float">
            <text:p>23.844386603729</text:p>
          </table:table-cell>
          <table:table-cell office:value-type="float" office:value="20.409434436106" calcext:value-type="float">
            <text:p>20.409434436106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50]" office:value-type="float" office:value="172800" calcext:value-type="float">
            <text:p>172800</text:p>
          </table:table-cell>
          <table:table-cell table:formula="of:=[.$BK$14]/(4*PI()*[.$BK$11])*(LN(4*[.$BK$15]*[.BM50]/POWER([.$BK$8];2))-[.$BK$3])+[.$BK$14]*[.$BK$10]+[.$BK$7]" office:value-type="float" office:value="22.1274967177586" calcext:value-type="float">
            <text:p>22.1274967177586</text:p>
          </table:table-cell>
          <table:table-cell table:number-columns-repeated="958"/>
        </table:table-row>
        <table:table-row table:style-name="ro2">
          <table:table-cell office:value-type="float" office:value="176400" calcext:value-type="float">
            <text:p>176400</text:p>
          </table:table-cell>
          <table:table-cell office:value-type="float" office:value="23.840454195669" calcext:value-type="float">
            <text:p>23.840454195669</text:p>
          </table:table-cell>
          <table:table-cell office:value-type="float" office:value="20.434207806342" calcext:value-type="float">
            <text:p>20.434207806342</text:p>
          </table:table-cell>
          <table:table-cell office:value-type="float" office:value="4180" calcext:value-type="float">
            <text:p>4180</text:p>
          </table:table-cell>
          <table:table-cell office:value-type="float" office:value="5189.0000496" calcext:value-type="float">
            <text:p>5189.0000496</text:p>
          </table:table-cell>
          <table:table-cell office:value-type="float" office:value="0.36444444405556" calcext:value-type="float">
            <text:p>0.36444444405556</text:p>
          </table:table-cell>
          <table:table-cell office:value-type="float" office:value="21.501399594018" calcext:value-type="float">
            <text:p>21.501399594018</text:p>
          </table:table-cell>
          <table:table-cell office:value-type="float" office:value="1781.6318986805" calcext:value-type="float">
            <text:p>1781.6318986805</text:p>
          </table:table-cell>
          <table:table-cell office:value-type="float" office:value="20.427070371049" calcext:value-type="float">
            <text:p>20.427070371049</text:p>
          </table:table-cell>
          <table:table-cell office:value-type="float" office:value="818.30463127136" calcext:value-type="float">
            <text:p>818.30463127136</text:p>
          </table:table-cell>
          <table:table-cell office:value-type="float" office:value="21.501404100157" calcext:value-type="float">
            <text:p>21.501404100157</text:p>
          </table:table-cell>
          <table:table-cell office:value-type="float" office:value="1781.6284664051" calcext:value-type="float">
            <text:p>1781.6284664051</text:p>
          </table:table-cell>
          <table:table-cell office:value-type="float" office:value="20.427044646763" calcext:value-type="float">
            <text:p>20.427044646763</text:p>
          </table:table-cell>
          <table:table-cell office:value-type="float" office:value="818.32765744972" calcext:value-type="float">
            <text:p>818.32765744972</text:p>
          </table:table-cell>
          <table:table-cell office:value-type="float" office:value="296.99045419567" calcext:value-type="float">
            <text:p>296.99045419567</text:p>
          </table:table-cell>
          <table:table-cell office:value-type="float" office:value="0.18222222202778" calcext:value-type="float">
            <text:p>0.18222222202778</text:p>
          </table:table-cell>
          <table:table-cell office:value-type="float" office:value="1847.3794724753" calcext:value-type="float">
            <text:p>1847.3794724753</text:p>
          </table:table-cell>
          <table:table-cell office:value-type="float" office:value="13.181358624485" calcext:value-type="float">
            <text:p>13.181358624485</text:p>
          </table:table-cell>
          <table:table-cell office:value-type="float" office:value="-8118.9146535119" calcext:value-type="float">
            <text:p>-8118.9146535119</text:p>
          </table:table-cell>
          <table:table-cell office:value-type="float" office:value="8118.9146535119" calcext:value-type="float">
            <text:p>8118.9146535119</text:p>
          </table:table-cell>
          <table:table-cell office:value-type="float" office:value="1833.7034660511" calcext:value-type="float">
            <text:p>1833.7034660511</text:p>
          </table:table-cell>
          <table:table-cell office:value-type="float" office:value="8923.5591928953" calcext:value-type="float">
            <text:p>8923.5591928953</text:p>
          </table:table-cell>
          <table:table-cell office:value-type="float" office:value="23.840454195669" calcext:value-type="float">
            <text:p>23.840454195669</text:p>
          </table:table-cell>
          <table:table-cell office:value-type="float" office:value="0.18222222202778" calcext:value-type="float">
            <text:p>0.1822222220277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34" calcext:value-type="float">
            <text:p>5334</text:p>
          </table:table-cell>
          <table:table-cell office:value-type="float" office:value="0.365" calcext:value-type="float">
            <text:p>0.365</text:p>
          </table:table-cell>
          <table:table-cell office:value-type="float" office:value="20.427057508906" calcext:value-type="float">
            <text:p>20.427057508906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427070371049" calcext:value-type="float">
            <text:p>20.42707037104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427044646763" calcext:value-type="float">
            <text:p>20.427044646763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133755852287" calcext:value-type="float">
            <text:p>22.133755852287</text:p>
          </table:table-cell>
          <table:table-cell office:value-type="float" office:value="23.840454195669" calcext:value-type="float">
            <text:p>23.840454195669</text:p>
          </table:table-cell>
          <table:table-cell office:value-type="float" office:value="20.427057508906" calcext:value-type="float">
            <text:p>20.427057508906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51]" office:value-type="float" office:value="176400" calcext:value-type="float">
            <text:p>176400</text:p>
          </table:table-cell>
          <table:table-cell table:formula="of:=[.$BK$14]/(4*PI()*[.$BK$11])*(LN(4*[.$BK$15]*[.BM51]/POWER([.$BK$8];2))-[.$BK$3])+[.$BK$14]*[.$BK$10]+[.$BK$7]" office:value-type="float" office:value="22.1516169296465" calcext:value-type="float">
            <text:p>22.1516169296465</text:p>
          </table:table-cell>
          <table:table-cell table:number-columns-repeated="958"/>
        </table:table-row>
        <table:table-row table:style-name="ro2">
          <table:table-cell office:value-type="float" office:value="180000" calcext:value-type="float">
            <text:p>180000</text:p>
          </table:table-cell>
          <table:table-cell office:value-type="float" office:value="23.957999144786" calcext:value-type="float">
            <text:p>23.957999144786</text:p>
          </table:table-cell>
          <table:table-cell office:value-type="float" office:value="20.455782262544" calcext:value-type="float">
            <text:p>20.455782262544</text:p>
          </table:table-cell>
          <table:table-cell office:value-type="float" office:value="4180" calcext:value-type="float">
            <text:p>4180</text:p>
          </table:table-cell>
          <table:table-cell office:value-type="float" office:value="5322.999985" calcext:value-type="float">
            <text:p>5322.999985</text:p>
          </table:table-cell>
          <table:table-cell office:value-type="float" office:value="0.36361111127778" calcext:value-type="float">
            <text:p>0.36361111127778</text:p>
          </table:table-cell>
          <table:table-cell office:value-type="float" office:value="21.549387770926" calcext:value-type="float">
            <text:p>21.549387770926</text:p>
          </table:table-cell>
          <table:table-cell office:value-type="float" office:value="1830.4175238171" calcext:value-type="float">
            <text:p>1830.4175238171</text:p>
          </table:table-cell>
          <table:table-cell office:value-type="float" office:value="20.456581098105" calcext:value-type="float">
            <text:p>20.456581098105</text:p>
          </table:table-cell>
          <table:table-cell office:value-type="float" office:value="830.47539581662" calcext:value-type="float">
            <text:p>830.47539581662</text:p>
          </table:table-cell>
          <table:table-cell office:value-type="float" office:value="21.549392833569" calcext:value-type="float">
            <text:p>21.549392833569</text:p>
          </table:table-cell>
          <table:table-cell office:value-type="float" office:value="1830.413676476" calcext:value-type="float">
            <text:p>1830.413676476</text:p>
          </table:table-cell>
          <table:table-cell office:value-type="float" office:value="20.456593388309" calcext:value-type="float">
            <text:p>20.456593388309</text:p>
          </table:table-cell>
          <table:table-cell office:value-type="float" office:value="830.46990325185" calcext:value-type="float">
            <text:p>830.46990325185</text:p>
          </table:table-cell>
          <table:table-cell office:value-type="float" office:value="297.10799914479" calcext:value-type="float">
            <text:p>297.10799914479</text:p>
          </table:table-cell>
          <table:table-cell office:value-type="float" office:value="0.18180555563889" calcext:value-type="float">
            <text:p>0.18180555563889</text:p>
          </table:table-cell>
          <table:table-cell office:value-type="float" office:value="1837.1243131496" calcext:value-type="float">
            <text:p>1837.1243131496</text:p>
          </table:table-cell>
          <table:table-cell office:value-type="float" office:value="13.198243274428" calcext:value-type="float">
            <text:p>13.198243274428</text:p>
          </table:table-cell>
          <table:table-cell office:value-type="float" office:value="-8176.8465892162" calcext:value-type="float">
            <text:p>-8176.8465892162</text:p>
          </table:table-cell>
          <table:table-cell office:value-type="float" office:value="8176.8465892162" calcext:value-type="float">
            <text:p>8176.8465892162</text:p>
          </table:table-cell>
          <table:table-cell office:value-type="float" office:value="1830.2813902076" calcext:value-type="float">
            <text:p>1830.2813902076</text:p>
          </table:table-cell>
          <table:table-cell office:value-type="float" office:value="8903.1547266147" calcext:value-type="float">
            <text:p>8903.1547266147</text:p>
          </table:table-cell>
          <table:table-cell office:value-type="float" office:value="23.957999144786" calcext:value-type="float">
            <text:p>23.957999144786</text:p>
          </table:table-cell>
          <table:table-cell office:value-type="float" office:value="0.18180555563889" calcext:value-type="float">
            <text:p>0.1818055556388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81" calcext:value-type="float">
            <text:p>5281</text:p>
          </table:table-cell>
          <table:table-cell office:value-type="float" office:value="0.364166667" calcext:value-type="float">
            <text:p>0.364166667</text:p>
          </table:table-cell>
          <table:table-cell office:value-type="float" office:value="20.456587243207" calcext:value-type="float">
            <text:p>20.456587243207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456581098105" calcext:value-type="float">
            <text:p>20.456581098105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456593388309" calcext:value-type="float">
            <text:p>20.456593388309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207293193997" calcext:value-type="float">
            <text:p>22.207293193997</text:p>
          </table:table-cell>
          <table:table-cell office:value-type="float" office:value="23.957999144786" calcext:value-type="float">
            <text:p>23.957999144786</text:p>
          </table:table-cell>
          <table:table-cell office:value-type="float" office:value="20.456587243207" calcext:value-type="float">
            <text:p>20.456587243207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52]" office:value-type="float" office:value="180000" calcext:value-type="float">
            <text:p>180000</text:p>
          </table:table-cell>
          <table:table-cell table:formula="of:=[.$BK$14]/(4*PI()*[.$BK$11])*(LN(4*[.$BK$15]*[.BM52]/POWER([.$BK$8];2))-[.$BK$3])+[.$BK$14]*[.$BK$10]+[.$BK$7]" office:value-type="float" office:value="22.1752498310372" calcext:value-type="float">
            <text:p>22.1752498310372</text:p>
          </table:table-cell>
          <table:table-cell table:number-columns-repeated="958"/>
        </table:table-row>
        <table:table-row table:style-name="ro2">
          <table:table-cell office:value-type="float" office:value="183600" calcext:value-type="float">
            <text:p>183600</text:p>
          </table:table-cell>
          <table:table-cell office:value-type="float" office:value="23.878927830521" calcext:value-type="float">
            <text:p>23.878927830521</text:p>
          </table:table-cell>
          <table:table-cell office:value-type="float" office:value="20.473307892069" calcext:value-type="float">
            <text:p>20.473307892069</text:p>
          </table:table-cell>
          <table:table-cell office:value-type="float" office:value="4180" calcext:value-type="float">
            <text:p>4180</text:p>
          </table:table-cell>
          <table:table-cell office:value-type="float" office:value="5192.0000322" calcext:value-type="float">
            <text:p>5192.0000322</text:p>
          </table:table-cell>
          <table:table-cell office:value-type="float" office:value="0.36472222188889" calcext:value-type="float">
            <text:p>0.36472222188889</text:p>
          </table:table-cell>
          <table:table-cell office:value-type="float" office:value="21.545041237746" calcext:value-type="float">
            <text:p>21.545041237746</text:p>
          </table:table-cell>
          <table:table-cell office:value-type="float" office:value="1779.0504348445" calcext:value-type="float">
            <text:p>1779.0504348445</text:p>
          </table:table-cell>
          <table:table-cell office:value-type="float" office:value="20.471177962122" calcext:value-type="float">
            <text:p>20.471177962122</text:p>
          </table:table-cell>
          <table:table-cell office:value-type="float" office:value="818.57316177163" calcext:value-type="float">
            <text:p>818.57316177163</text:p>
          </table:table-cell>
          <table:table-cell office:value-type="float" office:value="21.545044004058" calcext:value-type="float">
            <text:p>21.545044004058</text:p>
          </table:table-cell>
          <table:table-cell office:value-type="float" office:value="1779.0483261699" calcext:value-type="float">
            <text:p>1779.0483261699</text:p>
          </table:table-cell>
          <table:table-cell office:value-type="float" office:value="20.471168253994" calcext:value-type="float">
            <text:p>20.471168253994</text:p>
          </table:table-cell>
          <table:table-cell office:value-type="float" office:value="818.58267065519" calcext:value-type="float">
            <text:p>818.58267065519</text:p>
          </table:table-cell>
          <table:table-cell office:value-type="float" office:value="297.02892783052" calcext:value-type="float">
            <text:p>297.02892783052</text:p>
          </table:table-cell>
          <table:table-cell office:value-type="float" office:value="0.18236111094444" calcext:value-type="float">
            <text:p>0.18236111094444</text:p>
          </table:table-cell>
          <table:table-cell office:value-type="float" office:value="1833.7034646825" calcext:value-type="float">
            <text:p>1833.7034646825</text:p>
          </table:table-cell>
          <table:table-cell office:value-type="float" office:value="13.193558458264" calcext:value-type="float">
            <text:p>13.193558458264</text:p>
          </table:table-cell>
          <table:table-cell office:value-type="float" office:value="-8145.1305676299" calcext:value-type="float">
            <text:p>-8145.1305676299</text:p>
          </table:table-cell>
          <table:table-cell office:value-type="float" office:value="8145.1305676299" calcext:value-type="float">
            <text:p>8145.1305676299</text:p>
          </table:table-cell>
          <table:table-cell office:value-type="float" office:value="1834.8438845432" calcext:value-type="float">
            <text:p>1834.8438845432</text:p>
          </table:table-cell>
          <table:table-cell office:value-type="float" office:value="8930.3606875501" calcext:value-type="float">
            <text:p>8930.3606875501</text:p>
          </table:table-cell>
          <table:table-cell office:value-type="float" office:value="23.878927830521" calcext:value-type="float">
            <text:p>23.878927830521</text:p>
          </table:table-cell>
          <table:table-cell office:value-type="float" office:value="0.18236111094444" calcext:value-type="float">
            <text:p>0.1823611109444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41" calcext:value-type="float">
            <text:p>5141</text:p>
          </table:table-cell>
          <table:table-cell office:value-type="float" office:value="0.362222222" calcext:value-type="float">
            <text:p>0.362222222</text:p>
          </table:table-cell>
          <table:table-cell office:value-type="float" office:value="20.471173108058" calcext:value-type="float">
            <text:p>20.471173108058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471177962122" calcext:value-type="float">
            <text:p>20.47117796212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471168253994" calcext:value-type="float">
            <text:p>20.471168253994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175050469289" calcext:value-type="float">
            <text:p>22.175050469289</text:p>
          </table:table-cell>
          <table:table-cell office:value-type="float" office:value="23.878927830521" calcext:value-type="float">
            <text:p>23.878927830521</text:p>
          </table:table-cell>
          <table:table-cell office:value-type="float" office:value="20.471173108058" calcext:value-type="float">
            <text:p>20.471173108058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53]" office:value-type="float" office:value="183600" calcext:value-type="float">
            <text:p>183600</text:p>
          </table:table-cell>
          <table:table-cell table:formula="of:=[.$BK$14]/(4*PI()*[.$BK$11])*(LN(4*[.$BK$15]*[.BM53]/POWER([.$BK$8];2))-[.$BK$3])+[.$BK$14]*[.$BK$10]+[.$BK$7]" office:value-type="float" office:value="22.1984147232871" calcext:value-type="float">
            <text:p>22.1984147232871</text:p>
          </table:table-cell>
          <table:table-cell table:number-columns-repeated="958"/>
        </table:table-row>
        <table:table-row table:style-name="ro2">
          <table:table-cell office:value-type="float" office:value="187200" calcext:value-type="float">
            <text:p>187200</text:p>
          </table:table-cell>
          <table:table-cell office:value-type="float" office:value="24.036019573313" calcext:value-type="float">
            <text:p>24.036019573313</text:p>
          </table:table-cell>
          <table:table-cell office:value-type="float" office:value="20.496732378204" calcext:value-type="float">
            <text:p>20.496732378204</text:p>
          </table:table-cell>
          <table:table-cell office:value-type="float" office:value="4180" calcext:value-type="float">
            <text:p>4180</text:p>
          </table:table-cell>
          <table:table-cell office:value-type="float" office:value="5403.9999768" calcext:value-type="float">
            <text:p>5403.9999768</text:p>
          </table:table-cell>
          <table:table-cell office:value-type="float" office:value="0.36527777761111" calcext:value-type="float">
            <text:p>0.36527777761111</text:p>
          </table:table-cell>
          <table:table-cell office:value-type="float" office:value="21.605757597218" calcext:value-type="float">
            <text:p>21.605757597218</text:p>
          </table:table-cell>
          <table:table-cell office:value-type="float" office:value="1855.3362497091" calcext:value-type="float">
            <text:p>1855.3362497091</text:p>
          </table:table-cell>
          <table:table-cell office:value-type="float" office:value="20.502249242243" calcext:value-type="float">
            <text:p>20.502249242243</text:p>
          </table:table-cell>
          <table:table-cell office:value-type="float" office:value="842.4519961147" calcext:value-type="float">
            <text:p>842.4519961147</text:p>
          </table:table-cell>
          <table:table-cell office:value-type="float" office:value="21.605760847167" calcext:value-type="float">
            <text:p>21.605760847167</text:p>
          </table:table-cell>
          <table:table-cell office:value-type="float" office:value="1855.3337685989" calcext:value-type="float">
            <text:p>1855.3337685989</text:p>
          </table:table-cell>
          <table:table-cell office:value-type="float" office:value="20.502254431479" calcext:value-type="float">
            <text:p>20.502254431479</text:p>
          </table:table-cell>
          <table:table-cell office:value-type="float" office:value="842.45051560338" calcext:value-type="float">
            <text:p>842.45051560338</text:p>
          </table:table-cell>
          <table:table-cell office:value-type="float" office:value="297.18601957331" calcext:value-type="float">
            <text:p>297.18601957331</text:p>
          </table:table-cell>
          <table:table-cell office:value-type="float" office:value="0.18263888880556" calcext:value-type="float">
            <text:p>0.18263888880556</text:p>
          </table:table-cell>
          <table:table-cell office:value-type="float" office:value="1837.1243147457" calcext:value-type="float">
            <text:p>1837.1243147457</text:p>
          </table:table-cell>
          <table:table-cell office:value-type="float" office:value="13.236490083626" calcext:value-type="float">
            <text:p>13.236490083626</text:p>
          </table:table-cell>
          <table:table-cell office:value-type="float" office:value="-8244.6907942884" calcext:value-type="float">
            <text:p>-8244.6907942884</text:p>
          </table:table-cell>
          <table:table-cell office:value-type="float" office:value="8244.6907942884" calcext:value-type="float">
            <text:p>8244.6907942884</text:p>
          </table:table-cell>
          <table:table-cell office:value-type="float" office:value="1837.1243108695" calcext:value-type="float">
            <text:p>1837.1243108695</text:p>
          </table:table-cell>
          <table:table-cell office:value-type="float" office:value="8943.9636782201" calcext:value-type="float">
            <text:p>8943.9636782201</text:p>
          </table:table-cell>
          <table:table-cell office:value-type="float" office:value="24.036019573313" calcext:value-type="float">
            <text:p>24.036019573313</text:p>
          </table:table-cell>
          <table:table-cell office:value-type="float" office:value="0.18263888880556" calcext:value-type="float">
            <text:p>0.1826388888055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91" calcext:value-type="float">
            <text:p>5291</text:p>
          </table:table-cell>
          <table:table-cell office:value-type="float" office:value="0.364722222" calcext:value-type="float">
            <text:p>0.364722222</text:p>
          </table:table-cell>
          <table:table-cell office:value-type="float" office:value="20.502251836861" calcext:value-type="float">
            <text:p>20.50225183686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02249242243" calcext:value-type="float">
            <text:p>20.50224924224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02254431479" calcext:value-type="float">
            <text:p>20.502254431479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269135705087" calcext:value-type="float">
            <text:p>22.269135705087</text:p>
          </table:table-cell>
          <table:table-cell office:value-type="float" office:value="24.036019573313" calcext:value-type="float">
            <text:p>24.036019573313</text:p>
          </table:table-cell>
          <table:table-cell office:value-type="float" office:value="20.502251836861" calcext:value-type="float">
            <text:p>20.502251836861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54]" office:value-type="float" office:value="187200" calcext:value-type="float">
            <text:p>187200</text:p>
          </table:table-cell>
          <table:table-cell table:formula="of:=[.$BK$14]/(4*PI()*[.$BK$11])*(LN(4*[.$BK$15]*[.BM54]/POWER([.$BK$8];2))-[.$BK$3])+[.$BK$14]*[.$BK$10]+[.$BK$7]" office:value-type="float" office:value="22.2211297832562" calcext:value-type="float">
            <text:p>22.2211297832562</text:p>
          </table:table-cell>
          <table:table-cell table:number-columns-repeated="958"/>
        </table:table-row>
        <table:table-row table:style-name="ro2">
          <table:table-cell office:value-type="float" office:value="190800" calcext:value-type="float">
            <text:p>190800</text:p>
          </table:table-cell>
          <table:table-cell office:value-type="float" office:value="24.046397586761" calcext:value-type="float">
            <text:p>24.046397586761</text:p>
          </table:table-cell>
          <table:table-cell office:value-type="float" office:value="20.521029965353" calcext:value-type="float">
            <text:p>20.521029965353</text:p>
          </table:table-cell>
          <table:table-cell office:value-type="float" office:value="4180" calcext:value-type="float">
            <text:p>4180</text:p>
          </table:table-cell>
          <table:table-cell office:value-type="float" office:value="5349.9999942" calcext:value-type="float">
            <text:p>5349.9999942</text:p>
          </table:table-cell>
          <table:table-cell office:value-type="float" office:value="0.36305555683333" calcext:value-type="float">
            <text:p>0.36305555683333</text:p>
          </table:table-cell>
          <table:table-cell office:value-type="float" office:value="21.61714068184" calcext:value-type="float">
            <text:p>21.61714068184</text:p>
          </table:table-cell>
          <table:table-cell office:value-type="float" office:value="1843.2864062626" calcext:value-type="float">
            <text:p>1843.2864062626</text:p>
          </table:table-cell>
          <table:table-cell office:value-type="float" office:value="20.521115983143" calcext:value-type="float">
            <text:p>20.521115983143</text:p>
          </table:table-cell>
          <table:table-cell office:value-type="float" office:value="831.64832173276" calcext:value-type="float">
            <text:p>831.64832173276</text:p>
          </table:table-cell>
          <table:table-cell office:value-type="float" office:value="21.617155834765" calcext:value-type="float">
            <text:p>21.617155834765</text:p>
          </table:table-cell>
          <table:table-cell office:value-type="float" office:value="1843.2749084333" calcext:value-type="float">
            <text:p>1843.2749084333</text:p>
          </table:table-cell>
          <table:table-cell office:value-type="float" office:value="20.521112927622" calcext:value-type="float">
            <text:p>20.521112927622</text:p>
          </table:table-cell>
          <table:table-cell office:value-type="float" office:value="831.66213804888" calcext:value-type="float">
            <text:p>831.66213804888</text:p>
          </table:table-cell>
          <table:table-cell office:value-type="float" office:value="297.19639758676" calcext:value-type="float">
            <text:p>297.19639758676</text:p>
          </table:table-cell>
          <table:table-cell office:value-type="float" office:value="0.18152777841667" calcext:value-type="float">
            <text:p>0.18152777841667</text:p>
          </table:table-cell>
          <table:table-cell office:value-type="float" office:value="1839.4041893006" calcext:value-type="float">
            <text:p>1839.4041893006</text:p>
          </table:table-cell>
          <table:table-cell office:value-type="float" office:value="13.211692817016" calcext:value-type="float">
            <text:p>13.211692817016</text:p>
          </table:table-cell>
          <table:table-cell office:value-type="float" office:value="-8221.2235262063" calcext:value-type="float">
            <text:p>-8221.2235262063</text:p>
          </table:table-cell>
          <table:table-cell office:value-type="float" office:value="8221.2235262063" calcext:value-type="float">
            <text:p>8221.2235262063</text:p>
          </table:table-cell>
          <table:table-cell office:value-type="float" office:value="1827.9993219389" calcext:value-type="float">
            <text:p>1827.9993219389</text:p>
          </table:table-cell>
          <table:table-cell office:value-type="float" office:value="8889.5517672316" calcext:value-type="float">
            <text:p>8889.5517672316</text:p>
          </table:table-cell>
          <table:table-cell office:value-type="float" office:value="24.046397586761" calcext:value-type="float">
            <text:p>24.046397586761</text:p>
          </table:table-cell>
          <table:table-cell office:value-type="float" office:value="0.18152777841667" calcext:value-type="float">
            <text:p>0.1815277784166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08" calcext:value-type="float">
            <text:p>5308</text:p>
          </table:table-cell>
          <table:table-cell office:value-type="float" office:value="0.3675" calcext:value-type="float">
            <text:p>0.3675</text:p>
          </table:table-cell>
          <table:table-cell office:value-type="float" office:value="20.521114455383" calcext:value-type="float">
            <text:p>20.52111445538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21115983143" calcext:value-type="float">
            <text:p>20.52111598314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21112927622" calcext:value-type="float">
            <text:p>20.521112927622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283756021072" calcext:value-type="float">
            <text:p>22.283756021072</text:p>
          </table:table-cell>
          <table:table-cell office:value-type="float" office:value="24.046397586761" calcext:value-type="float">
            <text:p>24.046397586761</text:p>
          </table:table-cell>
          <table:table-cell office:value-type="float" office:value="20.521114455383" calcext:value-type="float">
            <text:p>20.521114455383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55]" office:value-type="float" office:value="190800" calcext:value-type="float">
            <text:p>190800</text:p>
          </table:table-cell>
          <table:table-cell table:formula="of:=[.$BK$14]/(4*PI()*[.$BK$11])*(LN(4*[.$BK$15]*[.BM55]/POWER([.$BK$8];2))-[.$BK$3])+[.$BK$14]*[.$BK$10]+[.$BK$7]" office:value-type="float" office:value="22.2434121489975" calcext:value-type="float">
            <text:p>22.2434121489975</text:p>
          </table:table-cell>
          <table:table-cell table:number-columns-repeated="958"/>
        </table:table-row>
        <table:table-row table:style-name="ro2">
          <table:table-cell office:value-type="float" office:value="194400" calcext:value-type="float">
            <text:p>194400</text:p>
          </table:table-cell>
          <table:table-cell office:value-type="float" office:value="23.916536413069" calcext:value-type="float">
            <text:p>23.916536413069</text:p>
          </table:table-cell>
          <table:table-cell office:value-type="float" office:value="20.537004393207" calcext:value-type="float">
            <text:p>20.537004393207</text:p>
          </table:table-cell>
          <table:table-cell office:value-type="float" office:value="4180" calcext:value-type="float">
            <text:p>4180</text:p>
          </table:table-cell>
          <table:table-cell office:value-type="float" office:value="5164.0000302" calcext:value-type="float">
            <text:p>5164.0000302</text:p>
          </table:table-cell>
          <table:table-cell office:value-type="float" office:value="0.36555555577778" calcext:value-type="float">
            <text:p>0.36555555577778</text:p>
          </table:table-cell>
          <table:table-cell office:value-type="float" office:value="21.604820153649" calcext:value-type="float">
            <text:p>21.604820153649</text:p>
          </table:table-cell>
          <table:table-cell office:value-type="float" office:value="1766.1769090072" calcext:value-type="float">
            <text:p>1766.1769090072</text:p>
          </table:table-cell>
          <table:table-cell office:value-type="float" office:value="20.534059382893" calcext:value-type="float">
            <text:p>20.534059382893</text:p>
          </table:table-cell>
          <table:table-cell office:value-type="float" office:value="818.07312669649" calcext:value-type="float">
            <text:p>818.07312669649</text:p>
          </table:table-cell>
          <table:table-cell office:value-type="float" office:value="21.604823665648" calcext:value-type="float">
            <text:p>21.604823665648</text:p>
          </table:table-cell>
          <table:table-cell office:value-type="float" office:value="1766.1742258006" calcext:value-type="float">
            <text:p>1766.1742258006</text:p>
          </table:table-cell>
          <table:table-cell office:value-type="float" office:value="20.53406137719" calcext:value-type="float">
            <text:p>20.53406137719</text:p>
          </table:table-cell>
          <table:table-cell office:value-type="float" office:value="818.07428623802" calcext:value-type="float">
            <text:p>818.07428623802</text:p>
          </table:table-cell>
          <table:table-cell office:value-type="float" office:value="297.06653641307" calcext:value-type="float">
            <text:p>297.06653641307</text:p>
          </table:table-cell>
          <table:table-cell office:value-type="float" office:value="0.18277777788889" calcext:value-type="float">
            <text:p>0.18277777788889</text:p>
          </table:table-cell>
          <table:table-cell office:value-type="float" office:value="1834.8438861397" calcext:value-type="float">
            <text:p>1834.8438861397</text:p>
          </table:table-cell>
          <table:table-cell office:value-type="float" office:value="13.212300571791" calcext:value-type="float">
            <text:p>13.212300571791</text:p>
          </table:table-cell>
          <table:table-cell office:value-type="float" office:value="-8178.1551236622" calcext:value-type="float">
            <text:p>-8178.1551236622</text:p>
          </table:table-cell>
          <table:table-cell office:value-type="float" office:value="8178.1551236622" calcext:value-type="float">
            <text:p>8178.1551236622</text:p>
          </table:table-cell>
          <table:table-cell office:value-type="float" office:value="1838.2643201031" calcext:value-type="float">
            <text:p>1838.2643201031</text:p>
          </table:table-cell>
          <table:table-cell office:value-type="float" office:value="8950.7651810367" calcext:value-type="float">
            <text:p>8950.7651810367</text:p>
          </table:table-cell>
          <table:table-cell office:value-type="float" office:value="23.916536413069" calcext:value-type="float">
            <text:p>23.916536413069</text:p>
          </table:table-cell>
          <table:table-cell office:value-type="float" office:value="0.18277777788889" calcext:value-type="float">
            <text:p>0.1827777778888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73" calcext:value-type="float">
            <text:p>5373</text:p>
          </table:table-cell>
          <table:table-cell office:value-type="float" office:value="0.367222222" calcext:value-type="float">
            <text:p>0.367222222</text:p>
          </table:table-cell>
          <table:table-cell office:value-type="float" office:value="20.534060380042" calcext:value-type="float">
            <text:p>20.53406038004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34059382893" calcext:value-type="float">
            <text:p>20.53405938289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3406137719" calcext:value-type="float">
            <text:p>20.53406137719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225298396555" calcext:value-type="float">
            <text:p>22.225298396555</text:p>
          </table:table-cell>
          <table:table-cell office:value-type="float" office:value="23.916536413069" calcext:value-type="float">
            <text:p>23.916536413069</text:p>
          </table:table-cell>
          <table:table-cell office:value-type="float" office:value="20.534060380042" calcext:value-type="float">
            <text:p>20.534060380042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56]" office:value-type="float" office:value="194400" calcext:value-type="float">
            <text:p>194400</text:p>
          </table:table-cell>
          <table:table-cell table:formula="of:=[.$BK$14]/(4*PI()*[.$BK$11])*(LN(4*[.$BK$15]*[.BM56]/POWER([.$BK$8];2))-[.$BK$3])+[.$BK$14]*[.$BK$10]+[.$BK$7]" office:value-type="float" office:value="22.2652779974362" calcext:value-type="float">
            <text:p>22.2652779974362</text:p>
          </table:table-cell>
          <table:table-cell table:number-columns-repeated="958"/>
        </table:table-row>
        <table:table-row table:style-name="ro2">
          <table:table-cell office:value-type="float" office:value="198000" calcext:value-type="float">
            <text:p>198000</text:p>
          </table:table-cell>
          <table:table-cell office:value-type="float" office:value="24.024143871534" calcext:value-type="float">
            <text:p>24.024143871534</text:p>
          </table:table-cell>
          <table:table-cell office:value-type="float" office:value="20.552294877613" calcext:value-type="float">
            <text:p>20.552294877613</text:p>
          </table:table-cell>
          <table:table-cell office:value-type="float" office:value="4180" calcext:value-type="float">
            <text:p>4180</text:p>
          </table:table-cell>
          <table:table-cell office:value-type="float" office:value="5297.0000068" calcext:value-type="float">
            <text:p>5297.0000068</text:p>
          </table:table-cell>
          <table:table-cell office:value-type="float" office:value="0.36499999977778" calcext:value-type="float">
            <text:p>0.36499999977778</text:p>
          </table:table-cell>
          <table:table-cell office:value-type="float" office:value="21.63800998623" calcext:value-type="float">
            <text:p>21.63800998623</text:p>
          </table:table-cell>
          <table:table-cell office:value-type="float" office:value="1820.2622332958" calcext:value-type="float">
            <text:p>1820.2622332958</text:p>
          </table:table-cell>
          <table:table-cell office:value-type="float" office:value="20.55226433229" calcext:value-type="float">
            <text:p>20.55226433229</text:p>
          </table:table-cell>
          <table:table-cell office:value-type="float" office:value="828.26107160334" calcext:value-type="float">
            <text:p>828.26107160334</text:p>
          </table:table-cell>
          <table:table-cell office:value-type="float" office:value="21.637992246948" calcext:value-type="float">
            <text:p>21.637992246948</text:p>
          </table:table-cell>
          <table:table-cell office:value-type="float" office:value="1820.2757657071" calcext:value-type="float">
            <text:p>1820.2757657071</text:p>
          </table:table-cell>
          <table:table-cell office:value-type="float" office:value="20.552261165488" calcext:value-type="float">
            <text:p>20.552261165488</text:p>
          </table:table-cell>
          <table:table-cell office:value-type="float" office:value="828.24995498759" calcext:value-type="float">
            <text:p>828.24995498759</text:p>
          </table:table-cell>
          <table:table-cell office:value-type="float" office:value="297.17414387153" calcext:value-type="float">
            <text:p>297.17414387153</text:p>
          </table:table-cell>
          <table:table-cell office:value-type="float" office:value="0.18249999988889" calcext:value-type="float">
            <text:p>0.18249999988889</text:p>
          </table:table-cell>
          <table:table-cell office:value-type="float" office:value="1841.6835220112" calcext:value-type="float">
            <text:p>1841.6835220112</text:p>
          </table:table-cell>
          <table:table-cell office:value-type="float" office:value="13.230362951267" calcext:value-type="float">
            <text:p>13.230362951267</text:p>
          </table:table-cell>
          <table:table-cell office:value-type="float" office:value="-8234.0357700123" calcext:value-type="float">
            <text:p>-8234.0357700123</text:p>
          </table:table-cell>
          <table:table-cell office:value-type="float" office:value="8234.0357700123" calcext:value-type="float">
            <text:p>8234.0357700123</text:p>
          </table:table-cell>
          <table:table-cell office:value-type="float" office:value="1835.9841662581" calcext:value-type="float">
            <text:p>1835.9841662581</text:p>
          </table:table-cell>
          <table:table-cell office:value-type="float" office:value="8937.1621835652" calcext:value-type="float">
            <text:p>8937.1621835652</text:p>
          </table:table-cell>
          <table:table-cell office:value-type="float" office:value="24.024143871534" calcext:value-type="float">
            <text:p>24.024143871534</text:p>
          </table:table-cell>
          <table:table-cell office:value-type="float" office:value="0.18249999988889" calcext:value-type="float">
            <text:p>0.1824999998888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60" calcext:value-type="float">
            <text:p>5260</text:p>
          </table:table-cell>
          <table:table-cell office:value-type="float" office:value="0.365833333" calcext:value-type="float">
            <text:p>0.365833333</text:p>
          </table:table-cell>
          <table:table-cell office:value-type="float" office:value="20.552262748889" calcext:value-type="float">
            <text:p>20.55226274888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5226433229" calcext:value-type="float">
            <text:p>20.5522643322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52261165488" calcext:value-type="float">
            <text:p>20.552261165488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288203310211" calcext:value-type="float">
            <text:p>22.288203310211</text:p>
          </table:table-cell>
          <table:table-cell office:value-type="float" office:value="24.024143871534" calcext:value-type="float">
            <text:p>24.024143871534</text:p>
          </table:table-cell>
          <table:table-cell office:value-type="float" office:value="20.552262748889" calcext:value-type="float">
            <text:p>20.552262748889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57]" office:value-type="float" office:value="198000" calcext:value-type="float">
            <text:p>198000</text:p>
          </table:table-cell>
          <table:table-cell table:formula="of:=[.$BK$14]/(4*PI()*[.$BK$11])*(LN(4*[.$BK$15]*[.BM57]/POWER([.$BK$8];2))-[.$BK$3])+[.$BK$14]*[.$BK$10]+[.$BK$7]" office:value-type="float" office:value="22.286742614922" calcext:value-type="float">
            <text:p>22.286742614922</text:p>
          </table:table-cell>
          <table:table-cell table:number-columns-repeated="958"/>
        </table:table-row>
        <table:table-row table:style-name="ro2">
          <table:table-cell office:value-type="float" office:value="201600" calcext:value-type="float">
            <text:p>201600</text:p>
          </table:table-cell>
          <table:table-cell office:value-type="float" office:value="23.914432878345" calcext:value-type="float">
            <text:p>23.914432878345</text:p>
          </table:table-cell>
          <table:table-cell office:value-type="float" office:value="20.56946372341" calcext:value-type="float">
            <text:p>20.56946372341</text:p>
          </table:table-cell>
          <table:table-cell office:value-type="float" office:value="4180" calcext:value-type="float">
            <text:p>4180</text:p>
          </table:table-cell>
          <table:table-cell office:value-type="float" office:value="5084.0000362" calcext:value-type="float">
            <text:p>5084.0000362</text:p>
          </table:table-cell>
          <table:table-cell office:value-type="float" office:value="0.36361111116667" calcext:value-type="float">
            <text:p>0.36361111116667</text:p>
          </table:table-cell>
          <table:table-cell office:value-type="float" office:value="21.61984438769" calcext:value-type="float">
            <text:p>21.61984438769</text:p>
          </table:table-cell>
          <table:table-cell office:value-type="float" office:value="1743.7661498823" calcext:value-type="float">
            <text:p>1743.7661498823</text:p>
          </table:table-cell>
          <table:table-cell office:value-type="float" office:value="20.558651849172" calcext:value-type="float">
            <text:p>20.558651849172</text:p>
          </table:table-cell>
          <table:table-cell office:value-type="float" office:value="806.45032201327" calcext:value-type="float">
            <text:p>806.45032201327</text:p>
          </table:table-cell>
          <table:table-cell office:value-type="float" office:value="21.619853535493" calcext:value-type="float">
            <text:p>21.619853535493</text:p>
          </table:table-cell>
          <table:table-cell office:value-type="float" office:value="1743.7591980349" calcext:value-type="float">
            <text:p>1743.7591980349</text:p>
          </table:table-cell>
          <table:table-cell office:value-type="float" office:value="20.558641298475" calcext:value-type="float">
            <text:p>20.558641298475</text:p>
          </table:table-cell>
          <table:table-cell office:value-type="float" office:value="806.46529183377" calcext:value-type="float">
            <text:p>806.46529183377</text:p>
          </table:table-cell>
          <table:table-cell office:value-type="float" office:value="297.06443287834" calcext:value-type="float">
            <text:p>297.06443287834</text:p>
          </table:table-cell>
          <table:table-cell office:value-type="float" office:value="0.18180555558333" calcext:value-type="float">
            <text:p>0.18180555558333</text:p>
          </table:table-cell>
          <table:table-cell office:value-type="float" office:value="1842.8229846417" calcext:value-type="float">
            <text:p>1842.8229846417</text:p>
          </table:table-cell>
          <table:table-cell office:value-type="float" office:value="13.188260787969" calcext:value-type="float">
            <text:p>13.188260787969</text:p>
          </table:table-cell>
          <table:table-cell office:value-type="float" office:value="-8151.3246864037" calcext:value-type="float">
            <text:p>-8151.3246864037</text:p>
          </table:table-cell>
          <table:table-cell office:value-type="float" office:value="8151.3246864037" calcext:value-type="float">
            <text:p>8151.3246864037</text:p>
          </table:table-cell>
          <table:table-cell office:value-type="float" office:value="1830.2813897512" calcext:value-type="float">
            <text:p>1830.2813897512</text:p>
          </table:table-cell>
          <table:table-cell office:value-type="float" office:value="8903.1547238941" calcext:value-type="float">
            <text:p>8903.1547238941</text:p>
          </table:table-cell>
          <table:table-cell office:value-type="float" office:value="23.914432878345" calcext:value-type="float">
            <text:p>23.914432878345</text:p>
          </table:table-cell>
          <table:table-cell office:value-type="float" office:value="0.18180555558333" calcext:value-type="float">
            <text:p>0.1818055555833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6" calcext:value-type="float">
            <text:p>5256</text:p>
          </table:table-cell>
          <table:table-cell office:value-type="float" office:value="0.366111111" calcext:value-type="float">
            <text:p>0.366111111</text:p>
          </table:table-cell>
          <table:table-cell office:value-type="float" office:value="20.558646573823" calcext:value-type="float">
            <text:p>20.55864657382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58651849172" calcext:value-type="float">
            <text:p>20.55865184917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58641298475" calcext:value-type="float">
            <text:p>20.558641298475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236539726084" calcext:value-type="float">
            <text:p>22.236539726084</text:p>
          </table:table-cell>
          <table:table-cell office:value-type="float" office:value="23.914432878345" calcext:value-type="float">
            <text:p>23.914432878345</text:p>
          </table:table-cell>
          <table:table-cell office:value-type="float" office:value="20.558646573823" calcext:value-type="float">
            <text:p>20.558646573823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58]" office:value-type="float" office:value="201600" calcext:value-type="float">
            <text:p>201600</text:p>
          </table:table-cell>
          <table:table-cell table:formula="of:=[.$BK$14]/(4*PI()*[.$BK$11])*(LN(4*[.$BK$15]*[.BM58]/POWER([.$BK$8];2))-[.$BK$3])+[.$BK$14]*[.$BK$10]+[.$BK$7]" office:value-type="float" office:value="22.3078204614235" calcext:value-type="float">
            <text:p>22.3078204614235</text:p>
          </table:table-cell>
          <table:table-cell table:number-columns-repeated="958"/>
        </table:table-row>
        <table:table-row table:style-name="ro2">
          <table:table-cell office:value-type="float" office:value="205200" calcext:value-type="float">
            <text:p>205200</text:p>
          </table:table-cell>
          <table:table-cell office:value-type="float" office:value="24.094276726118" calcext:value-type="float">
            <text:p>24.094276726118</text:p>
          </table:table-cell>
          <table:table-cell office:value-type="float" office:value="20.575033026749" calcext:value-type="float">
            <text:p>20.575033026749</text:p>
          </table:table-cell>
          <table:table-cell office:value-type="float" office:value="4180" calcext:value-type="float">
            <text:p>4180</text:p>
          </table:table-cell>
          <table:table-cell office:value-type="float" office:value="5401.9999652" calcext:value-type="float">
            <text:p>5401.9999652</text:p>
          </table:table-cell>
          <table:table-cell office:value-type="float" office:value="0.3672222215" calcext:value-type="float">
            <text:p>0.3672222215</text:p>
          </table:table-cell>
          <table:table-cell office:value-type="float" office:value="21.680544951979" calcext:value-type="float">
            <text:p>21.680544951979</text:p>
          </table:table-cell>
          <table:table-cell office:value-type="float" office:value="1852.5257233873" calcext:value-type="float">
            <text:p>1852.5257233873</text:p>
          </table:table-cell>
          <table:table-cell office:value-type="float" office:value="20.58419747659" calcext:value-type="float">
            <text:p>20.58419747659</text:p>
          </table:table-cell>
          <table:table-cell office:value-type="float" office:value="841.44059488701" calcext:value-type="float">
            <text:p>841.44059488701</text:p>
          </table:table-cell>
          <table:table-cell office:value-type="float" office:value="21.680526903981" calcext:value-type="float">
            <text:p>21.680526903981</text:p>
          </table:table-cell>
          <table:table-cell office:value-type="float" office:value="1852.5395751256" calcext:value-type="float">
            <text:p>1852.5395751256</text:p>
          </table:table-cell>
          <table:table-cell office:value-type="float" office:value="20.584220580054" calcext:value-type="float">
            <text:p>20.584220580054</text:p>
          </table:table-cell>
          <table:table-cell office:value-type="float" office:value="841.40901136833" calcext:value-type="float">
            <text:p>841.40901136833</text:p>
          </table:table-cell>
          <table:table-cell office:value-type="float" office:value="297.24427672612" calcext:value-type="float">
            <text:p>297.24427672612</text:p>
          </table:table-cell>
          <table:table-cell office:value-type="float" office:value="0.18361111075" calcext:value-type="float">
            <text:p>0.18361111075</text:p>
          </table:table-cell>
          <table:table-cell office:value-type="float" office:value="1838.264321927" calcext:value-type="float">
            <text:p>1838.264321927</text:p>
          </table:table-cell>
          <table:table-cell office:value-type="float" office:value="13.273726024187" calcext:value-type="float">
            <text:p>13.273726024187</text:p>
          </table:table-cell>
          <table:table-cell office:value-type="float" office:value="-8304.7125332287" calcext:value-type="float">
            <text:p>-8304.7125332287</text:p>
          </table:table-cell>
          <table:table-cell office:value-type="float" office:value="8304.7125332287" calcext:value-type="float">
            <text:p>8304.7125332287</text:p>
          </table:table-cell>
          <table:table-cell office:value-type="float" office:value="1845.1014976274" calcext:value-type="float">
            <text:p>1845.1014976274</text:p>
          </table:table-cell>
          <table:table-cell office:value-type="float" office:value="8991.5741176787" calcext:value-type="float">
            <text:p>8991.5741176787</text:p>
          </table:table-cell>
          <table:table-cell office:value-type="float" office:value="24.094276726118" calcext:value-type="float">
            <text:p>24.094276726118</text:p>
          </table:table-cell>
          <table:table-cell office:value-type="float" office:value="0.18361111075" calcext:value-type="float">
            <text:p>0.1836111107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44" calcext:value-type="float">
            <text:p>5244</text:p>
          </table:table-cell>
          <table:table-cell office:value-type="float" office:value="0.365833333" calcext:value-type="float">
            <text:p>0.365833333</text:p>
          </table:table-cell>
          <table:table-cell office:value-type="float" office:value="20.584209028322" calcext:value-type="float">
            <text:p>20.584209028322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8419747659" calcext:value-type="float">
            <text:p>20.5841974765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84220580054" calcext:value-type="float">
            <text:p>20.584220580054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33924287722" calcext:value-type="float">
            <text:p>22.33924287722</text:p>
          </table:table-cell>
          <table:table-cell office:value-type="float" office:value="24.094276726118" calcext:value-type="float">
            <text:p>24.094276726118</text:p>
          </table:table-cell>
          <table:table-cell office:value-type="float" office:value="20.584209028322" calcext:value-type="float">
            <text:p>20.584209028322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59]" office:value-type="float" office:value="205200" calcext:value-type="float">
            <text:p>205200</text:p>
          </table:table-cell>
          <table:table-cell table:formula="of:=[.$BK$14]/(4*PI()*[.$BK$11])*(LN(4*[.$BK$15]*[.BM59]/POWER([.$BK$8];2))-[.$BK$3])+[.$BK$14]*[.$BK$10]+[.$BK$7]" office:value-type="float" office:value="22.3285252290406" calcext:value-type="float">
            <text:p>22.3285252290406</text:p>
          </table:table-cell>
          <table:table-cell table:number-columns-repeated="958"/>
        </table:table-row>
        <table:table-row table:style-name="ro2">
          <table:table-cell office:value-type="float" office:value="208800" calcext:value-type="float">
            <text:p>208800</text:p>
          </table:table-cell>
          <table:table-cell office:value-type="float" office:value="24.025335704358" calcext:value-type="float">
            <text:p>24.025335704358</text:p>
          </table:table-cell>
          <table:table-cell office:value-type="float" office:value="20.591485118337" calcext:value-type="float">
            <text:p>20.591485118337</text:p>
          </table:table-cell>
          <table:table-cell office:value-type="float" office:value="4180" calcext:value-type="float">
            <text:p>4180</text:p>
          </table:table-cell>
          <table:table-cell office:value-type="float" office:value="5247.0000128" calcext:value-type="float">
            <text:p>5247.0000128</text:p>
          </table:table-cell>
          <table:table-cell office:value-type="float" office:value="0.36555555622222" calcext:value-type="float">
            <text:p>0.36555555622222</text:p>
          </table:table-cell>
          <table:table-cell office:value-type="float" office:value="21.671511876086" calcext:value-type="float">
            <text:p>21.671511876086</text:p>
          </table:table-cell>
          <table:table-cell office:value-type="float" office:value="1798.3475616771" calcext:value-type="float">
            <text:p>1798.3475616771</text:p>
          </table:table-cell>
          <table:table-cell office:value-type="float" office:value="20.594504819103" calcext:value-type="float">
            <text:p>20.594504819103</text:p>
          </table:table-cell>
          <table:table-cell office:value-type="float" office:value="822.8453597809" calcext:value-type="float">
            <text:p>822.8453597809</text:p>
          </table:table-cell>
          <table:table-cell office:value-type="float" office:value="21.671544732674" calcext:value-type="float">
            <text:p>21.671544732674</text:p>
          </table:table-cell>
          <table:table-cell office:value-type="float" office:value="1798.3224588791" calcext:value-type="float">
            <text:p>1798.3224588791</text:p>
          </table:table-cell>
          <table:table-cell office:value-type="float" office:value="20.594505584274" calcext:value-type="float">
            <text:p>20.594505584274</text:p>
          </table:table-cell>
          <table:table-cell office:value-type="float" office:value="822.86987797953" calcext:value-type="float">
            <text:p>822.86987797953</text:p>
          </table:table-cell>
          <table:table-cell office:value-type="float" office:value="297.17533570436" calcext:value-type="float">
            <text:p>297.17533570436</text:p>
          </table:table-cell>
          <table:table-cell office:value-type="float" office:value="0.18277777811111" calcext:value-type="float">
            <text:p>0.18277777811111</text:p>
          </table:table-cell>
          <table:table-cell office:value-type="float" office:value="1833.7034667354" calcext:value-type="float">
            <text:p>1833.7034667354</text:p>
          </table:table-cell>
          <table:table-cell office:value-type="float" office:value="13.237414299133" calcext:value-type="float">
            <text:p>13.237414299133</text:p>
          </table:table-cell>
          <table:table-cell office:value-type="float" office:value="-8242.0918344159" calcext:value-type="float">
            <text:p>-8242.0918344159</text:p>
          </table:table-cell>
          <table:table-cell office:value-type="float" office:value="8242.0918344159" calcext:value-type="float">
            <text:p>8242.0918344159</text:p>
          </table:table-cell>
          <table:table-cell office:value-type="float" office:value="1838.264321927" calcext:value-type="float">
            <text:p>1838.264321927</text:p>
          </table:table-cell>
          <table:table-cell office:value-type="float" office:value="8950.7651919191" calcext:value-type="float">
            <text:p>8950.7651919191</text:p>
          </table:table-cell>
          <table:table-cell office:value-type="float" office:value="24.025335704358" calcext:value-type="float">
            <text:p>24.025335704358</text:p>
          </table:table-cell>
          <table:table-cell office:value-type="float" office:value="0.18277777811111" calcext:value-type="float">
            <text:p>0.182777778111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99" calcext:value-type="float">
            <text:p>5199</text:p>
          </table:table-cell>
          <table:table-cell office:value-type="float" office:value="0.366111111" calcext:value-type="float">
            <text:p>0.366111111</text:p>
          </table:table-cell>
          <table:table-cell office:value-type="float" office:value="20.594505201689" calcext:value-type="float">
            <text:p>20.59450520168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94504819103" calcext:value-type="float">
            <text:p>20.59450481910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594505584274" calcext:value-type="float">
            <text:p>20.594505584274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309920453023" calcext:value-type="float">
            <text:p>22.309920453023</text:p>
          </table:table-cell>
          <table:table-cell office:value-type="float" office:value="24.025335704358" calcext:value-type="float">
            <text:p>24.025335704358</text:p>
          </table:table-cell>
          <table:table-cell office:value-type="float" office:value="20.594505201689" calcext:value-type="float">
            <text:p>20.594505201689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60]" office:value-type="float" office:value="208800" calcext:value-type="float">
            <text:p>208800</text:p>
          </table:table-cell>
          <table:table-cell table:formula="of:=[.$BK$14]/(4*PI()*[.$BK$11])*(LN(4*[.$BK$15]*[.BM60]/POWER([.$BK$8];2))-[.$BK$3])+[.$BK$14]*[.$BK$10]+[.$BK$7]" office:value-type="float" office:value="22.3488698954292" calcext:value-type="float">
            <text:p>22.3488698954292</text:p>
          </table:table-cell>
          <table:table-cell table:number-columns-repeated="958"/>
        </table:table-row>
        <table:table-row table:style-name="ro2">
          <table:table-cell office:value-type="float" office:value="212400" calcext:value-type="float">
            <text:p>212400</text:p>
          </table:table-cell>
          <table:table-cell office:value-type="float" office:value="24.027612462504" calcext:value-type="float">
            <text:p>24.027612462504</text:p>
          </table:table-cell>
          <table:table-cell office:value-type="float" office:value="20.609956817255" calcext:value-type="float">
            <text:p>20.609956817255</text:p>
          </table:table-cell>
          <table:table-cell office:value-type="float" office:value="4180" calcext:value-type="float">
            <text:p>4180</text:p>
          </table:table-cell>
          <table:table-cell office:value-type="float" office:value="5253.9999966" calcext:value-type="float">
            <text:p>5253.9999966</text:p>
          </table:table-cell>
          <table:table-cell office:value-type="float" office:value="0.36777777772222" calcext:value-type="float">
            <text:p>0.36777777772222</text:p>
          </table:table-cell>
          <table:table-cell office:value-type="float" office:value="21.687589834778" calcext:value-type="float">
            <text:p>21.687589834778</text:p>
          </table:table-cell>
          <table:table-cell office:value-type="float" office:value="1798.6713926561" calcext:value-type="float">
            <text:p>1798.6713926561</text:p>
          </table:table-cell>
          <table:table-cell office:value-type="float" office:value="20.610996455154" calcext:value-type="float">
            <text:p>20.610996455154</text:p>
          </table:table-cell>
          <table:table-cell office:value-type="float" office:value="827.52948219744" calcext:value-type="float">
            <text:p>827.52948219744</text:p>
          </table:table-cell>
          <table:table-cell office:value-type="float" office:value="21.687580042627" calcext:value-type="float">
            <text:p>21.687580042627</text:p>
          </table:table-cell>
          <table:table-cell office:value-type="float" office:value="1798.6789194474" calcext:value-type="float">
            <text:p>1798.6789194474</text:p>
          </table:table-cell>
          <table:table-cell office:value-type="float" office:value="20.611000129768" calcext:value-type="float">
            <text:p>20.611000129768</text:p>
          </table:table-cell>
          <table:table-cell office:value-type="float" office:value="827.51913089324" calcext:value-type="float">
            <text:p>827.51913089324</text:p>
          </table:table-cell>
          <table:table-cell office:value-type="float" office:value="297.1776124625" calcext:value-type="float">
            <text:p>297.1776124625</text:p>
          </table:table-cell>
          <table:table-cell office:value-type="float" office:value="0.18388888886111" calcext:value-type="float">
            <text:p>0.18388888886111</text:p>
          </table:table-cell>
          <table:table-cell office:value-type="float" office:value="1846.2405553016" calcext:value-type="float">
            <text:p>1846.2405553016</text:p>
          </table:table-cell>
          <table:table-cell office:value-type="float" office:value="13.264998341033" calcext:value-type="float">
            <text:p>13.264998341033</text:p>
          </table:table-cell>
          <table:table-cell office:value-type="float" office:value="-8272.7431355201" calcext:value-type="float">
            <text:p>-8272.7431355201</text:p>
          </table:table-cell>
          <table:table-cell office:value-type="float" office:value="8272.7431355201" calcext:value-type="float">
            <text:p>8272.7431355201</text:p>
          </table:table-cell>
          <table:table-cell office:value-type="float" office:value="1847.379472703" calcext:value-type="float">
            <text:p>1847.379472703</text:p>
          </table:table-cell>
          <table:table-cell office:value-type="float" office:value="9005.1771205914" calcext:value-type="float">
            <text:p>9005.1771205914</text:p>
          </table:table-cell>
          <table:table-cell office:value-type="float" office:value="24.027612462504" calcext:value-type="float">
            <text:p>24.027612462504</text:p>
          </table:table-cell>
          <table:table-cell office:value-type="float" office:value="0.18388888886111" calcext:value-type="float">
            <text:p>0.183888888861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71" calcext:value-type="float">
            <text:p>5271</text:p>
          </table:table-cell>
          <table:table-cell office:value-type="float" office:value="0.365" calcext:value-type="float">
            <text:p>0.365</text:p>
          </table:table-cell>
          <table:table-cell office:value-type="float" office:value="20.610998292461" calcext:value-type="float">
            <text:p>20.610998292461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610996455154" calcext:value-type="float">
            <text:p>20.610996455154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611000129768" calcext:value-type="float">
            <text:p>20.611000129768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319305377483" calcext:value-type="float">
            <text:p>22.319305377483</text:p>
          </table:table-cell>
          <table:table-cell office:value-type="float" office:value="24.027612462504" calcext:value-type="float">
            <text:p>24.027612462504</text:p>
          </table:table-cell>
          <table:table-cell office:value-type="float" office:value="20.610998292461" calcext:value-type="float">
            <text:p>20.610998292461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61]" office:value-type="float" office:value="212400" calcext:value-type="float">
            <text:p>212400</text:p>
          </table:table-cell>
          <table:table-cell table:formula="of:=[.$BK$14]/(4*PI()*[.$BK$11])*(LN(4*[.$BK$15]*[.BM61]/POWER([.$BK$8];2))-[.$BK$3])+[.$BK$14]*[.$BK$10]+[.$BK$7]" office:value-type="float" office:value="22.3688667726576" calcext:value-type="float">
            <text:p>22.3688667726576</text:p>
          </table:table-cell>
          <table:table-cell table:number-columns-repeated="958"/>
        </table:table-row>
        <table:table-row table:style-name="ro2">
          <table:table-cell office:value-type="float" office:value="216000" calcext:value-type="float">
            <text:p>216000</text:p>
          </table:table-cell>
          <table:table-cell office:value-type="float" office:value="24.122121433292" calcext:value-type="float">
            <text:p>24.122121433292</text:p>
          </table:table-cell>
          <table:table-cell office:value-type="float" office:value="20.620078937397" calcext:value-type="float">
            <text:p>20.620078937397</text:p>
          </table:table-cell>
          <table:table-cell office:value-type="float" office:value="4180" calcext:value-type="float">
            <text:p>4180</text:p>
          </table:table-cell>
          <table:table-cell office:value-type="float" office:value="5338.9999796" calcext:value-type="float">
            <text:p>5338.9999796</text:p>
          </table:table-cell>
          <table:table-cell office:value-type="float" office:value="0.3647222225" calcext:value-type="float">
            <text:p>0.3647222225</text:p>
          </table:table-cell>
          <table:table-cell office:value-type="float" office:value="21.714754935331" calcext:value-type="float">
            <text:p>21.714754935331</text:p>
          </table:table-cell>
          <table:table-cell office:value-type="float" office:value="1835.0619243725" calcext:value-type="float">
            <text:p>1835.0619243725</text:p>
          </table:table-cell>
          <table:table-cell office:value-type="float" office:value="20.623563639873" calcext:value-type="float">
            <text:p>20.623563639873</text:p>
          </table:table-cell>
          <table:table-cell office:value-type="float" office:value="831.78178320485" calcext:value-type="float">
            <text:p>831.78178320485</text:p>
          </table:table-cell>
          <table:table-cell office:value-type="float" office:value="21.714755408306" calcext:value-type="float">
            <text:p>21.714755408306</text:p>
          </table:table-cell>
          <table:table-cell office:value-type="float" office:value="1835.0615638381" calcext:value-type="float">
            <text:p>1835.0615638381</text:p>
          </table:table-cell>
          <table:table-cell office:value-type="float" office:value="20.623595049085" calcext:value-type="float">
            <text:p>20.623595049085</text:p>
          </table:table-cell>
          <table:table-cell office:value-type="float" office:value="831.75820145629" calcext:value-type="float">
            <text:p>831.75820145629</text:p>
          </table:table-cell>
          <table:table-cell office:value-type="float" office:value="297.27212143329" calcext:value-type="float">
            <text:p>297.27212143329</text:p>
          </table:table-cell>
          <table:table-cell office:value-type="float" office:value="0.18236111125" calcext:value-type="float">
            <text:p>0.18236111125</text:p>
          </table:table-cell>
          <table:table-cell office:value-type="float" office:value="1838.264321471" calcext:value-type="float">
            <text:p>1838.264321471</text:p>
          </table:table-cell>
          <table:table-cell office:value-type="float" office:value="13.249517614538" calcext:value-type="float">
            <text:p>13.249517614538</text:p>
          </table:table-cell>
          <table:table-cell office:value-type="float" office:value="-8287.8536788984" calcext:value-type="float">
            <text:p>-8287.8536788984</text:p>
          </table:table-cell>
          <table:table-cell office:value-type="float" office:value="8287.8536788984" calcext:value-type="float">
            <text:p>8287.8536788984</text:p>
          </table:table-cell>
          <table:table-cell office:value-type="float" office:value="1834.843887052" calcext:value-type="float">
            <text:p>1834.843887052</text:p>
          </table:table-cell>
          <table:table-cell office:value-type="float" office:value="8930.3607025134" calcext:value-type="float">
            <text:p>8930.3607025134</text:p>
          </table:table-cell>
          <table:table-cell office:value-type="float" office:value="24.122121433292" calcext:value-type="float">
            <text:p>24.122121433292</text:p>
          </table:table-cell>
          <table:table-cell office:value-type="float" office:value="0.18236111125" calcext:value-type="float">
            <text:p>0.182361111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" calcext:value-type="float">
            <text:p>0.4</text:p>
          </table:table-cell>
          <table:table-cell office:value-type="float" office:value="4180" calcext:value-type="float">
            <text:p>4180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33" calcext:value-type="float">
            <text:p>5333</text:p>
          </table:table-cell>
          <table:table-cell office:value-type="float" office:value="0.368611111" calcext:value-type="float">
            <text:p>0.368611111</text:p>
          </table:table-cell>
          <table:table-cell office:value-type="float" office:value="20.623579344479" calcext:value-type="float">
            <text:p>20.623579344479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623563639873" calcext:value-type="float">
            <text:p>20.623563639873</text:p>
          </table:table-cell>
          <table:table-cell office:value-type="float" office:value="-9999.9999" calcext:value-type="float">
            <text:p>-9999.9999</text:p>
          </table:table-cell>
          <table:table-cell office:value-type="float" office:value="20.623595049085" calcext:value-type="float">
            <text:p>20.623595049085</text:p>
          </table:table-cell>
          <table:table-cell table:number-columns-repeated="6" office:value-type="float" office:value="-9999.9999" calcext:value-type="float">
            <text:p>-9999.9999</text:p>
          </table:table-cell>
          <table:table-cell office:value-type="float" office:value="22.372850388885" calcext:value-type="float">
            <text:p>22.372850388885</text:p>
          </table:table-cell>
          <table:table-cell office:value-type="float" office:value="24.122121433292" calcext:value-type="float">
            <text:p>24.122121433292</text:p>
          </table:table-cell>
          <table:table-cell office:value-type="float" office:value="20.623579344479" calcext:value-type="float">
            <text:p>20.623579344479</text:p>
          </table:table-cell>
          <table:table-cell table:number-columns-repeated="8" office:value-type="float" office:value="-9999.9999" calcext:value-type="float">
            <text:p>-9999.9999</text:p>
          </table:table-cell>
          <table:table-cell table:number-columns-repeated="5"/>
          <table:table-cell table:formula="of:=[.A62]" office:value-type="float" office:value="216000" calcext:value-type="float">
            <text:p>216000</text:p>
          </table:table-cell>
          <table:table-cell table:formula="of:=[.$BK$14]/(4*PI()*[.$BK$11])*(LN(4*[.$BK$15]*[.BM62]/POWER([.$BK$8];2))-[.$BK$3])+[.$BK$14]*[.$BK$10]+[.$BK$7]" office:value-type="float" office:value="22.3885275519576" calcext:value-type="float">
            <text:p>22.3885275519576</text:p>
          </table:table-cell>
          <table:table-cell table:number-columns-repeated="9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22:01:58.141020308</meta:creation-date>
    <dc:date>2023-08-21T23:17:48.950245105</dc:date>
    <meta:editing-duration>PT2M39S</meta:editing-duration>
    <meta:editing-cycles>1</meta:editing-cycles>
    <meta:document-statistic meta:table-count="1" meta:cell-count="38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3.016cm" svg:y="3.952cm" style:legend-expansion="high" chart:style-name="ch2"/>
        <chart:plot-area chart:style-name="ch3" table:cell-range-address="Tabelle1.BN3:Tabelle1.BN62 Tabelle1.AW3:Tabelle1.AW62" svg:x="0.32cm" svg:y="0.18cm" svg:width="12.376cm" svg:height="8.64cm">
          <chart:coordinate-region svg:x="0.941cm" svg:y="0.38cm" svg:width="11.755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N3:Tabelle1.BN62" chart:class="chart:line">
            <chart:data-point chart:repeated="60"/>
          </chart:series>
          <chart:series chart:style-name="ch7" chart:values-cell-range-address="Tabelle1.AW3:Tabelle1.AW62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N</text:p>
              </table:table-cell>
              <table:table-cell office:value-type="string">
                <text:p>Spalte 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990090098344">
                <text:p>17.5990090098344</text:p>
                <draw:g>
                  <svg:desc>Tabelle1.BN3:Tabelle1.BN62</svg:desc>
                </draw:g>
              </table:table-cell>
              <table:table-cell office:value-type="float" office:value="17.670428407612">
                <text:p>17.670428407612</text:p>
                <draw:g>
                  <svg:desc>Tabelle1.AW3:Tabelle1.AW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4098448403954">
                <text:p>18.4098448403954</text:p>
              </table:table-cell>
              <table:table-cell office:value-type="float" office:value="18.533176031114">
                <text:p>18.533176031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8841533955147">
                <text:p>18.8841533955147</text:p>
              </table:table-cell>
              <table:table-cell office:value-type="float" office:value="19.003485269225">
                <text:p>19.003485269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2206806709564">
                <text:p>19.2206806709564</text:p>
              </table:table-cell>
              <table:table-cell office:value-type="float" office:value="19.399602522443">
                <text:p>19.39960252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817115051553">
                <text:p>19.4817115051553</text:p>
              </table:table-cell>
              <table:table-cell office:value-type="float" office:value="19.661037067278">
                <text:p>19.661037067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6949892260757">
                <text:p>19.6949892260757</text:p>
              </table:table-cell>
              <table:table-cell office:value-type="float" office:value="19.947133667992">
                <text:p>19.947133667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8753129697405">
                <text:p>19.8753129697405</text:p>
              </table:table-cell>
              <table:table-cell office:value-type="float" office:value="20.098847784024">
                <text:p>20.098847784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0315165015174">
                <text:p>20.0315165015174</text:p>
              </table:table-cell>
              <table:table-cell office:value-type="float" office:value="20.262398379742">
                <text:p>20.262398379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1692977811949">
                <text:p>20.1692977811949</text:p>
              </table:table-cell>
              <table:table-cell office:value-type="float" office:value="20.41012197709">
                <text:p>20.41012197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2925473357163">
                <text:p>20.2925473357163</text:p>
              </table:table-cell>
              <table:table-cell office:value-type="float" office:value="20.537018488815">
                <text:p>20.537018488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4040401196011">
                <text:p>20.4040401196011</text:p>
              </table:table-cell>
              <table:table-cell office:value-type="float" office:value="20.659403199663">
                <text:p>20.659403199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5058250566367">
                <text:p>20.5058250566367</text:p>
              </table:table-cell>
              <table:table-cell office:value-type="float" office:value="20.703241745552">
                <text:p>20.703241745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5994581221342">
                <text:p>20.5994581221342</text:p>
              </table:table-cell>
              <table:table-cell office:value-type="float" office:value="20.813318519448">
                <text:p>20.813318519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6861488003015">
                <text:p>20.6861488003015</text:p>
              </table:table-cell>
              <table:table-cell office:value-type="float" office:value="20.858859568797">
                <text:p>20.858859568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7668558908356">
                <text:p>20.7668558908356</text:p>
              </table:table-cell>
              <table:table-cell office:value-type="float" office:value="20.957496446924">
                <text:p>20.95749644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8423523320784">
                <text:p>20.8423523320784</text:p>
              </table:table-cell>
              <table:table-cell office:value-type="float" office:value="21.048865544986">
                <text:p>21.048865544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9132703376068">
                <text:p>20.9132703376068</text:p>
              </table:table-cell>
              <table:table-cell office:value-type="float" office:value="21.12970546901">
                <text:p>21.12970546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9801336117559">
                <text:p>20.9801336117559</text:p>
              </table:table-cell>
              <table:table-cell office:value-type="float" office:value="21.167233158437">
                <text:p>21.167233158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0433808433603">
                <text:p>21.0433808433603</text:p>
              </table:table-cell>
              <table:table-cell office:value-type="float" office:value="21.245890506532">
                <text:p>21.245890506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1033831662773">
                <text:p>21.1033831662773</text:p>
              </table:table-cell>
              <table:table-cell office:value-type="float" office:value="21.258213175281">
                <text:p>21.258213175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1604573554207">
                <text:p>21.1604573554207</text:p>
              </table:table-cell>
              <table:table-cell office:value-type="float" office:value="21.296198133997">
                <text:p>21.296198133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2148759501621">
                <text:p>21.2148759501621</text:p>
              </table:table-cell>
              <table:table-cell office:value-type="float" office:value="21.389735568384">
                <text:p>21.389735568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266875125568">
                <text:p>21.266875125568</text:p>
              </table:table-cell>
              <table:table-cell office:value-type="float" office:value="21.408727615406">
                <text:p>21.408727615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3166608871976">
                <text:p>21.3166608871976</text:p>
              </table:table-cell>
              <table:table-cell office:value-type="float" office:value="21.453104523777">
                <text:p>21.453104523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3644140004762">
                <text:p>21.3644140004762</text:p>
              </table:table-cell>
              <table:table-cell office:value-type="float" office:value="21.516289038103">
                <text:p>21.516289038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4102939526952">
                <text:p>21.4102939526952</text:p>
              </table:table-cell>
              <table:table-cell office:value-type="float" office:value="21.518934961894">
                <text:p>21.518934961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4544421668752">
                <text:p>21.4544421668752</text:p>
              </table:table-cell>
              <table:table-cell office:value-type="float" office:value="21.54926811347">
                <text:p>21.54926811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4969846308625">
                <text:p>21.4969846308625</text:p>
              </table:table-cell>
              <table:table-cell office:value-type="float" office:value="21.633860530994">
                <text:p>21.633860530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5380340648682">
                <text:p>21.5380340648682</text:p>
              </table:table-cell>
              <table:table-cell office:value-type="float" office:value="21.671644622587">
                <text:p>21.671644622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5776917213966">
                <text:p>21.5776917213966</text:p>
              </table:table-cell>
              <table:table-cell office:value-type="float" office:value="21.683838805305">
                <text:p>21.683838805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6160488899292">
                <text:p>21.6160488899292</text:p>
              </table:table-cell>
              <table:table-cell office:value-type="float" office:value="21.699706878301">
                <text:p>21.699706878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6531881626394">
                <text:p>21.6531881626394</text:p>
              </table:table-cell>
              <table:table-cell office:value-type="float" office:value="21.756493023292">
                <text:p>21.756493023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6891845052814">
                <text:p>21.6891845052814</text:p>
              </table:table-cell>
              <table:table-cell office:value-type="float" office:value="21.804123900279">
                <text:p>21.8041239002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7241061681678">
                <text:p>21.7241061681678</text:p>
              </table:table-cell>
              <table:table-cell office:value-type="float" office:value="21.818800577271">
                <text:p>21.818800577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7580154650614">
                <text:p>21.7580154650614</text:p>
              </table:table-cell>
              <table:table-cell office:value-type="float" office:value="21.857226433971">
                <text:p>21.857226433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7909694423169">
                <text:p>21.7909694423169</text:p>
              </table:table-cell>
              <table:table-cell office:value-type="float" office:value="21.871070011308">
                <text:p>21.871070011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8230204563229">
                <text:p>21.8230204563229</text:p>
              </table:table-cell>
              <table:table-cell office:value-type="float" office:value="21.889580307214">
                <text:p>21.889580307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8542166739213">
                <text:p>21.8542166739213</text:p>
              </table:table-cell>
              <table:table-cell office:value-type="float" office:value="21.938201735302">
                <text:p>21.938201735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8846025078145">
                <text:p>21.8846025078145</text:p>
              </table:table-cell>
              <table:table-cell office:value-type="float" office:value="21.96809903683">
                <text:p>21.968099036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9142189968383">
                <text:p>21.9142189968383</text:p>
              </table:table-cell>
              <table:table-cell office:value-type="float" office:value="21.942119631416">
                <text:p>21.942119631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.9431041392726">
                <text:p>21.9431041392726</text:p>
              </table:table-cell>
              <table:table-cell office:value-type="float" office:value="22.005636724011">
                <text:p>22.005636724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9712931859817">
                <text:p>21.9712931859817</text:p>
              </table:table-cell>
              <table:table-cell office:value-type="float" office:value="22.021473114373">
                <text:p>22.021473114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9988188990571">
                <text:p>21.9988188990571</text:p>
              </table:table-cell>
              <table:table-cell office:value-type="float" office:value="22.037112174441">
                <text:p>22.037112174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0257117807231">
                <text:p>22.0257117807231</text:p>
              </table:table-cell>
              <table:table-cell office:value-type="float" office:value="22.057178196138">
                <text:p>22.057178196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0520002765158">
                <text:p>22.0520002765158</text:p>
              </table:table-cell>
              <table:table-cell office:value-type="float" office:value="22.074489977999">
                <text:p>22.074489977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077710956129">
                <text:p>22.077710956129</text:p>
              </table:table-cell>
              <table:table-cell office:value-type="float" office:value="22.106402952219">
                <text:p>22.106402952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1028686748093">
                <text:p>22.1028686748093</text:p>
              </table:table-cell>
              <table:table-cell office:value-type="float" office:value="22.099585302152">
                <text:p>22.099585302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1274967177586">
                <text:p>22.1274967177586</text:p>
              </table:table-cell>
              <table:table-cell office:value-type="float" office:value="22.126910519917">
                <text:p>22.126910519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1516169296465">
                <text:p>22.1516169296465</text:p>
              </table:table-cell>
              <table:table-cell office:value-type="float" office:value="22.133755852287">
                <text:p>22.1337558522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1752498310372">
                <text:p>22.1752498310372</text:p>
              </table:table-cell>
              <table:table-cell office:value-type="float" office:value="22.207293193997">
                <text:p>22.207293193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1984147232871">
                <text:p>22.1984147232871</text:p>
              </table:table-cell>
              <table:table-cell office:value-type="float" office:value="22.175050469289">
                <text:p>22.175050469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2211297832562">
                <text:p>22.2211297832562</text:p>
              </table:table-cell>
              <table:table-cell office:value-type="float" office:value="22.269135705087">
                <text:p>22.2691357050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2434121489975">
                <text:p>22.2434121489975</text:p>
              </table:table-cell>
              <table:table-cell office:value-type="float" office:value="22.283756021072">
                <text:p>22.2837560210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2652779974362">
                <text:p>22.2652779974362</text:p>
              </table:table-cell>
              <table:table-cell office:value-type="float" office:value="22.225298396555">
                <text:p>22.2252983965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286742614922">
                <text:p>22.286742614922</text:p>
              </table:table-cell>
              <table:table-cell office:value-type="float" office:value="22.288203310211">
                <text:p>22.288203310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.3078204614235">
                <text:p>22.3078204614235</text:p>
              </table:table-cell>
              <table:table-cell office:value-type="float" office:value="22.236539726084">
                <text:p>22.2365397260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.3285252290406">
                <text:p>22.3285252290406</text:p>
              </table:table-cell>
              <table:table-cell office:value-type="float" office:value="22.33924287722">
                <text:p>22.33924287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.3488698954292">
                <text:p>22.3488698954292</text:p>
              </table:table-cell>
              <table:table-cell office:value-type="float" office:value="22.309920453023">
                <text:p>22.309920453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3688667726576">
                <text:p>22.3688667726576</text:p>
              </table:table-cell>
              <table:table-cell office:value-type="float" office:value="22.319305377483">
                <text:p>22.319305377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.3885275519576">
                <text:p>22.3885275519576</text:p>
              </table:table-cell>
              <table:table-cell office:value-type="float" office:value="22.372850388885">
                <text:p>22.372850388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